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weight="bold" style:font-weight-asian="bold"/>
    </style:style>
    <style:style style:name="P3" style:family="paragraph" style:parent-style-name="Standard">
      <style:text-properties fo:letter-spacing="-0.004cm"/>
    </style:style>
    <style:style style:name="P4" style:family="paragraph" style:parent-style-name="Standard">
      <style:text-properties fo:font-size="10pt" style:font-size-asian="10pt"/>
    </style:style>
    <style:style style:name="P5" style:family="paragraph" style:parent-style-name="Standard">
      <style:text-properties fo:letter-spacing="-0.014cm"/>
    </style:style>
    <style:style style:name="P6" style:family="paragraph" style:parent-style-name="Standard">
      <style:text-properties fo:letter-spacing="-0.009cm"/>
    </style:style>
    <style:style style:name="P7" style:family="paragraph" style:parent-style-name="Standard">
      <style:text-properties fo:language="fr" fo:country="BE"/>
    </style:style>
    <style:style style:name="P8" style:family="paragraph" style:parent-style-name="Standard">
      <style:paragraph-properties fo:break-before="page"/>
      <style:text-properties fo:language="fr" fo:country="BE"/>
    </style:style>
    <style:style style:name="P9" style:family="paragraph" style:parent-style-name="Heading_20_2">
      <style:paragraph-properties fo:margin-left="0cm"/>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Standard">
      <style:paragraph-properties fo:break-before="page"/>
    </style:style>
    <style:style style:name="P13" style:family="paragraph" style:parent-style-name="Standard">
      <style:paragraph-properties>
        <style:tab-stops>
          <style:tab-stop style:position="26.382cm"/>
        </style:tab-stops>
      </style:paragraph-properties>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fo:font-size="16pt" style:font-size-asian="16pt"/>
    </style:style>
    <style:style style:name="P16" style:family="paragraph" style:parent-style-name="Heading_20_1">
      <style:paragraph-properties fo:break-before="page"/>
    </style:style>
    <style:style style:name="P17" style:family="paragraph" style:parent-style-name="Text_20_body">
      <style:text-properties fo:font-size="10pt" style:font-size-asian="10pt"/>
    </style:style>
    <style:style style:name="P18" style:family="paragraph" style:parent-style-name="Heading_20_2">
      <style:paragraph-properties fo:margin-left="0cm" fo:break-before="page"/>
    </style:style>
    <style:style style:name="P19" style:family="paragraph" style:parent-style-name="Standard">
      <style:text-properties fo:letter-spacing="-0.007cm"/>
    </style:style>
    <style:style style:name="P20" style:family="paragraph" style:parent-style-name="Heading_20_1" style:master-page-name="Converted1">
      <style:paragraph-properties style:page-number="auto" fo:break-before="page"/>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fo:margin-top="0.233cm" fo:margin-bottom="0cm" style:contextual-spacing="false"/>
      <style:text-properties fo:font-size="10pt" fo:font-weight="bold" style:font-size-asian="10pt" style:font-weight-asian="bold"/>
    </style:style>
    <style:style style:name="P23" style:family="paragraph" style:parent-style-name="Text_20_body">
      <style:paragraph-properties fo:margin-top="0.005cm" fo:margin-bottom="0cm" style:contextual-spacing="false"/>
      <style:text-properties fo:font-size="4pt" style:font-size-asian="4pt"/>
    </style:style>
    <style:style style:name="P24"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5"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2">
      <style:paragraph-properties fo:margin-left="0cm" fo:margin-top="0cm" fo:margin-bottom="0cm" style:contextual-spacing="false" fo:break-before="page"/>
    </style:style>
    <style:style style:name="P27" style:family="paragraph" style:parent-style-name="Text_20_body">
      <style:paragraph-properties fo:margin-right="0.457cm" fo:margin-top="0.453cm" fo:margin-bottom="0cm" style:contextual-spacing="false" fo:line-height="104%"/>
    </style:style>
    <style:style style:name="P28" style:family="paragraph" style:parent-style-name="Standard">
      <style:text-properties fo:letter-spacing="-0.005cm"/>
    </style:style>
    <style:style style:name="P29" style:family="paragraph" style:parent-style-name="Standard">
      <style:text-properties fo:font-style="italic" style:font-style-asian="italic"/>
    </style:style>
    <style:style style:name="P30" style:family="paragraph" style:parent-style-name="List_20_Paragraph" style:list-style-name="WWNum3"/>
    <style:style style:name="P31" style:family="paragraph" style:parent-style-name="Standard">
      <style:paragraph-properties fo:margin-right="0.847cm" fo:margin-top="0.286cm" fo:margin-bottom="0cm" style:contextual-spacing="false" fo:line-height="120%"/>
    </style:style>
    <style:style style:name="P32" style:family="paragraph" style:parent-style-name="Text_20_body">
      <style:paragraph-properties fo:margin-top="0.453cm" fo:margin-bottom="0cm" style:contextual-spacing="false" fo:line-height="104%"/>
    </style:style>
    <style:style style:name="P33" style:family="paragraph" style:parent-style-name="Text_20_body">
      <style:paragraph-properties fo:margin-top="0.065cm" fo:margin-bottom="0cm" style:contextual-spacing="false"/>
    </style:style>
    <style:style style:name="P34" style:family="paragraph" style:parent-style-name="Text_20_body">
      <style:paragraph-properties fo:margin-top="0.002cm" fo:margin-bottom="0cm" style:contextual-spacing="false"/>
      <style:text-properties fo:font-size="7.5pt" style:font-size-asian="7.5pt"/>
    </style:style>
    <style:style style:name="P35"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left="0.079cm" fo:margin-top="0.242cm" fo:margin-bottom="0cm" style:contextual-spacing="false"/>
      <style:text-properties fo:font-size="9pt" fo:font-style="italic" style:font-size-asian="9pt" style:font-style-asian="italic"/>
    </style:style>
    <style:style style:name="P37"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break-before="page"/>
    </style:style>
    <style:style style:name="P39" style:family="paragraph" style:parent-style-name="Text_20_body">
      <style:paragraph-properties fo:margin-top="0.007cm" fo:margin-bottom="0.002cm" style:contextual-spacing="false"/>
      <style:text-properties fo:font-size="10pt" style:font-size-asian="10pt"/>
    </style:style>
    <style:style style:name="P40"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List_20_Paragraph" style:list-style-name="WWNum19">
      <style:paragraph-properties fo:text-align="start" style:justify-single-word="false" fo:orphans="0" fo:widows="0"/>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normal"/>
    </style:style>
    <style:style style:name="P42"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Standard">
      <style:paragraph-properties fo:margin-right="0.494cm"/>
      <style:text-properties fo:font-size="9pt" fo:font-style="italic" style:font-size-asian="9pt" style:font-style-asian="italic"/>
    </style:style>
    <style:style style:name="P45"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top="0cm" fo:margin-bottom="0cm" style:contextual-spacing="false" fo:break-before="page"/>
    </style:style>
    <style:style style:name="P47" style:family="paragraph" style:parent-style-name="Standard">
      <style:paragraph-properties fo:margin-top="0.002cm" fo:margin-bottom="0cm" style:contextual-spacing="false"/>
    </style:style>
    <style:style style:name="P48" style:family="paragraph" style:parent-style-name="Text_20_body">
      <style:paragraph-properties fo:margin-top="0.018cm" fo:margin-bottom="0cm" style:contextual-spacing="false"/>
      <style:text-properties fo:font-size="9pt" style:font-size-asian="9pt"/>
    </style:style>
    <style:style style:name="P49" style:family="paragraph" style:parent-style-name="Standard">
      <style:paragraph-properties fo:margin-left="0.079cm" fo:margin-top="0.332cm" fo:margin-bottom="0cm" style:contextual-spacing="false"/>
      <style:text-properties fo:font-size="9pt" fo:font-style="italic" style:font-size-asian="9pt" style:font-style-asian="italic"/>
    </style:style>
    <style:style style:name="P50"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margin-right="0.661cm" fo:margin-top="0.63cm" fo:margin-bottom="0cm" style:contextual-spacing="false" fo:line-height="104%"/>
    </style:style>
    <style:style style:name="P52"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3"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5" style:family="paragraph" style:parent-style-name="Text_20_body">
      <style:paragraph-properties fo:margin-right="0.667cm" fo:margin-top="0.233cm" fo:margin-bottom="0cm" style:contextual-spacing="false" fo:line-height="104%"/>
    </style:style>
    <style:style style:name="P56" style:family="paragraph" style:parent-style-name="Text_20_body">
      <style:paragraph-properties fo:margin-left="0.15cm" fo:margin-right="0.667cm" fo:margin-top="0.233cm" fo:margin-bottom="0cm" style:contextual-spacing="false" fo:line-height="104%"/>
    </style:style>
    <style:style style:name="P57" style:family="paragraph" style:parent-style-name="Text_20_body">
      <style:paragraph-properties fo:margin-right="0.644cm" fo:margin-top="0.448cm" fo:margin-bottom="0cm" style:contextual-spacing="false"/>
    </style:style>
    <style:style style:name="P58" style:family="paragraph" style:parent-style-name="Text_20_body" style:master-page-name="Converted2">
      <style:paragraph-properties fo:margin-top="0.092cm" fo:margin-bottom="0cm" style:contextual-spacing="false" style:page-number="auto"/>
    </style:style>
    <style:style style:name="P59" style:family="paragraph" style:parent-style-name="Heading_20_2" style:master-page-name="Converted3">
      <style:paragraph-properties fo:margin-left="0cm" style:page-number="auto"/>
    </style:style>
    <style:style style:name="P60" style:family="paragraph" style:parent-style-name="Text_20_body">
      <style:paragraph-properties fo:margin-right="0.014cm" fo:margin-top="0.205cm" fo:margin-bottom="0cm" style:contextual-spacing="false" fo:line-height="95%"/>
    </style:style>
    <style:style style:name="P61" style:family="paragraph" style:parent-style-name="Standard">
      <style:paragraph-properties fo:margin-right="1.138cm" fo:margin-top="0.104cm" fo:margin-bottom="0cm" style:contextual-spacing="false"/>
      <style:text-properties fo:color="#25295b" loext:opacity="100%" fo:font-style="italic" fo:font-weight="bold" style:font-style-asian="italic" style:font-weight-asian="bold"/>
    </style:style>
    <style:style style:name="P62" style:family="paragraph" style:parent-style-name="Text_20_body">
      <style:paragraph-properties fo:margin-top="0.176cm" fo:margin-bottom="0cm" style:contextual-spacing="false"/>
      <style:text-properties fo:font-size="10pt" style:font-size-asian="10pt"/>
    </style:style>
    <style:style style:name="P63" style:family="paragraph">
      <loext:graphic-properties draw:fill="solid" draw:fill-color="#000000"/>
      <style:paragraph-properties fo:text-align="start"/>
      <style:text-properties fo:font-size="18pt"/>
    </style:style>
    <style:style style:name="P64" style:family="paragraph" style:parent-style-name="Standard">
      <style:paragraph-properties fo:margin-right="3.896cm" fo:margin-top="0.122cm" fo:margin-bottom="0cm" style:contextual-spacing="false"/>
    </style:style>
    <style:style style:name="P65" style:family="paragraph" style:parent-style-name="Standard">
      <style:text-properties fo:font-size="10pt" fo:font-weight="bold" style:font-size-asian="10pt" style:font-weight-asian="bold"/>
    </style:style>
    <style:style style:name="P66" style:family="paragraph" style:parent-style-name="Standard">
      <style:paragraph-properties fo:margin-top="0.189cm" fo:margin-bottom="0cm" style:contextual-spacing="false" fo:break-before="page"/>
      <style:text-properties fo:font-size="10pt" fo:font-weight="bold" style:font-size-asian="10pt" style:font-weight-asian="bold"/>
    </style:style>
    <style:style style:name="P67" style:family="paragraph" style:parent-style-name="Standard">
      <style:paragraph-properties fo:margin-right="1.48cm" fo:margin-top="0.199cm" fo:margin-bottom="0cm" style:contextual-spacing="false" fo:line-height="95%" fo:text-align="justify" style:justify-single-word="false"/>
    </style:style>
    <style:style style:name="P68" style:family="paragraph" style:parent-style-name="Text_20_body">
      <style:text-properties fo:font-size="9pt" style:font-size-asian="9pt"/>
    </style:style>
    <style:style style:name="P69" style:family="paragraph" style:parent-style-name="Standard">
      <style:paragraph-properties fo:margin-right="1.397cm" fo:margin-top="0.254cm" fo:margin-bottom="0cm" style:contextual-spacing="false" fo:line-height="104%"/>
      <style:text-properties fo:color="#25295b" loext:opacity="100%" fo:font-style="italic" style:font-style-asian="italic"/>
    </style:style>
    <style:style style:name="P70" style:family="paragraph" style:parent-style-name="Standard">
      <style:paragraph-properties fo:margin-right="0.57cm" fo:margin-top="0.171cm" fo:margin-bottom="0cm" style:contextual-spacing="false" fo:line-height="104%"/>
      <style:text-properties fo:color="#25295b" loext:opacity="100%" fo:font-style="italic" officeooo:paragraph-rsid="00048b5e"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font-style="italic" style:font-style-asian="italic"/>
    </style:style>
    <style:style style:name="P72" style:family="paragraph" style:parent-style-name="Standard">
      <style:paragraph-properties fo:margin-right="0.57cm" fo:margin-top="0.171cm" fo:margin-bottom="0cm" style:contextual-spacing="false" fo:line-height="104%"/>
      <style:text-properties fo:color="#25295b" loext:opacity="100%" fo:font-style="italic" fo:font-weight="normal" style:font-style-asian="italic" style:font-weight-asian="normal" style:font-weight-complex="normal"/>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text-align="center" style:justify-single-word="false"/>
      <style:text-properties fo:font-size="9pt" fo:font-style="italic" style:font-size-asian="9pt" style:font-style-asian="italic"/>
    </style:style>
    <style:style style:name="P76" style:family="paragraph" style:parent-style-name="Standard">
      <style:text-properties fo:font-size="9pt" fo:font-style="italic" style:font-size-asian="9pt" style:font-style-asian="italic"/>
    </style:style>
    <style:style style:name="P77" style:family="paragraph" style:parent-style-name="Heading_20_1" style:master-page-name="Converted4">
      <style:paragraph-properties style:page-number="auto"/>
    </style:style>
    <style:style style:name="P78" style:family="paragraph" style:parent-style-name="Heading_20_1" style:master-page-name="Converted5">
      <style:paragraph-properties style:page-number="auto"/>
    </style:style>
    <style:style style:name="P79" style:family="paragraph" style:parent-style-name="Text_20_body">
      <style:paragraph-properties fo:margin-top="0.019cm" fo:margin-bottom="0cm" style:contextual-spacing="false"/>
    </style:style>
    <style:style style:name="P80" style:family="paragraph" style:parent-style-name="Standard">
      <style:text-properties fo:letter-spacing="0.141cm"/>
    </style:style>
    <style:style style:name="P8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2" style:family="paragraph" style:parent-style-name="Heading_20_1" style:master-page-name="Converted6">
      <style:paragraph-properties fo:margin-top="0cm" fo:margin-bottom="0cm" style:contextual-spacing="false" style:page-number="auto" fo:break-before="page"/>
    </style:style>
    <style:style style:name="P83" style:family="paragraph" style:parent-style-name="Standard">
      <style:paragraph-properties fo:margin-top="0.178cm" fo:margin-bottom="0cm" style:contextual-spacing="false" fo:line-height="104%"/>
      <style:text-properties fo:language="es" fo:country="ES"/>
    </style:style>
    <style:style style:name="P84" style:family="paragraph" style:parent-style-name="Standard">
      <style:paragraph-properties fo:margin-right="0.787cm" fo:line-height="104%"/>
      <style:text-properties fo:language="es" fo:country="ES"/>
    </style:style>
    <style:style style:name="P85" style:family="paragraph" style:parent-style-name="Heading_20_1" style:master-page-name="Converted7">
      <style:paragraph-properties style:page-number="auto"/>
    </style:style>
    <style:style style:name="P86" style:family="paragraph" style:parent-style-name="Heading_20_1" style:master-page-name="Converted8">
      <style:paragraph-properties style:page-number="77"/>
    </style:style>
    <style:style style:name="P8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067cm" fo:margin-bottom="0cm" style:contextual-spacing="false"/>
    </style:style>
    <style:style style:name="P89" style:family="paragraph" style:parent-style-name="Standard">
      <style:paragraph-properties fo:margin-left="0.15cm" fo:text-align="justify" style:justify-single-word="false"/>
    </style:style>
    <style:style style:name="P90" style:family="paragraph" style:parent-style-name="Table_20_Paragraph">
      <style:paragraph-properties fo:margin-left="0.141cm" fo:margin-top="0.236cm" fo:margin-bottom="0cm" style:contextual-spacing="false"/>
      <style:text-properties fo:color="#ffffff" loext:opacity="100%" fo:font-size="10pt" fo:letter-spacing="-0.004cm" fo:font-weight="bold" style:font-size-asian="10pt" style:font-weight-asian="bold"/>
    </style:style>
    <style:style style:name="P91" style:family="paragraph" style:parent-style-name="Table_20_Paragraph">
      <style:paragraph-properties fo:margin-left="0.088cm" fo:margin-top="0.236cm" fo:margin-bottom="0cm" style:contextual-spacing="false"/>
      <style:text-properties fo:color="#ffffff" loext:opacity="100%" fo:font-size="10pt" fo:font-weight="bold" style:font-size-asian="10pt" style:font-weight-asian="bold"/>
    </style:style>
    <style:style style:name="P92" style:family="paragraph" style:parent-style-name="Table_20_Paragraph">
      <style:paragraph-properties fo:line-height="0.42cm"/>
      <style:text-properties fo:color="#25295b" loext:opacity="100%" fo:font-size="10pt" fo:letter-spacing="-0.004cm" fo:font-weight="bold" style:font-size-asian="10pt" style:font-weight-asian="bold"/>
    </style:style>
    <style:style style:name="P93" style:family="paragraph" style:parent-style-name="Table_20_Paragraph">
      <style:paragraph-properties fo:margin-left="0.141cm" fo:margin-top="0.071cm" fo:margin-bottom="0cm" style:contextual-spacing="false" fo:line-height="0.415cm"/>
      <style:text-properties fo:font-size="10pt" style:font-size-asian="10pt"/>
    </style:style>
    <style:style style:name="P94" style:family="paragraph" style:parent-style-name="Table_20_Paragraph">
      <style:paragraph-properties fo:margin-right="0.785cm" fo:margin-top="0.293cm" fo:margin-bottom="0cm" style:contextual-spacing="false" fo:line-height="95%"/>
      <style:text-properties fo:color="#25295b" loext:opacity="100%" fo:font-size="10pt" fo:letter-spacing="-0.004cm" fo:font-weight="bold" style:font-size-asian="10pt" style:font-weight-asian="bold"/>
    </style:style>
    <style:style style:name="P95" style:family="paragraph" style:parent-style-name="Table_20_Paragraph">
      <style:paragraph-properties fo:margin-left="0.141cm" fo:margin-top="0.053cm" fo:margin-bottom="0cm" style:contextual-spacing="false" fo:line-height="0.423cm"/>
      <style:text-properties fo:font-size="10pt" style:font-size-asian="10pt"/>
    </style:style>
    <style:style style:name="P96" style:family="paragraph" style:parent-style-name="Table_20_Paragraph">
      <style:paragraph-properties fo:margin-top="0cm" fo:margin-bottom="0cm" style:contextual-spacing="false"/>
      <style:text-properties fo:color="#25295b" loext:opacity="100%" fo:font-size="10pt" fo:letter-spacing="-0.004cm" fo:font-weight="bold" style:font-size-asian="10pt" style:font-weight-asian="bold"/>
    </style:style>
    <style:style style:name="P97" style:family="paragraph" style:parent-style-name="Table_20_Paragraph">
      <style:paragraph-properties fo:margin-left="0.141cm" fo:margin-right="0.235cm" fo:margin-top="0.053cm" fo:margin-bottom="0cm" style:contextual-spacing="false" fo:line-height="0.423cm"/>
      <style:text-properties fo:font-size="10pt" style:font-size-asian="10pt"/>
    </style:style>
    <style:style style:name="P98" style:family="paragraph" style:parent-style-name="Table_20_Paragraph">
      <style:paragraph-properties fo:margin-right="0.785cm" fo:margin-top="0cm" fo:margin-bottom="0cm" style:contextual-spacing="false" fo:line-height="95%"/>
      <style:text-properties fo:color="#25295b" loext:opacity="100%" fo:font-size="10pt" fo:letter-spacing="-0.007cm" fo:font-weight="bold" style:font-size-asian="10pt" style:font-weight-asian="bold"/>
    </style:style>
    <style:style style:name="P99" style:family="paragraph" style:parent-style-name="Table_20_Paragraph">
      <style:paragraph-properties fo:margin-left="0.141cm" fo:margin-right="0.524cm" fo:margin-top="0.071cm" fo:margin-bottom="0cm" style:contextual-spacing="false"/>
      <style:text-properties fo:font-size="10pt" style:font-size-asian="10pt"/>
    </style:style>
    <style:style style:name="P100" style:family="paragraph" style:parent-style-name="Table_20_Paragraph">
      <style:paragraph-properties fo:margin-left="0.141cm" fo:margin-right="0.235cm" fo:margin-top="0.009cm" fo:margin-bottom="0cm" style:contextual-spacing="false" fo:line-height="95%"/>
      <style:text-properties fo:font-size="10pt" style:font-size-asian="10pt"/>
    </style:style>
    <style:style style:name="P101" style:family="paragraph" style:parent-style-name="Table_20_Paragraph">
      <style:paragraph-properties fo:margin-right="0.136cm" fo:margin-top="0.053cm" fo:margin-bottom="0cm" style:contextual-spacing="false" fo:line-height="0.423cm"/>
      <style:text-properties fo:color="#25295b" loext:opacity="100%" fo:font-size="10pt" fo:font-weight="bold" style:font-size-asian="10pt" style:font-weight-asian="bold"/>
    </style:style>
    <style:style style:name="P102" style:family="paragraph" style:parent-style-name="Table_20_Paragraph">
      <style:paragraph-properties fo:margin-left="0.141cm" fo:margin-right="0.235cm" fo:margin-top="0.282cm" fo:margin-bottom="0cm" style:contextual-spacing="false"/>
      <style:text-properties fo:font-size="10pt" style:font-size-asian="10pt"/>
    </style:style>
    <style:style style:name="P103" style:family="paragraph" style:parent-style-name="Table_20_Paragraph">
      <style:paragraph-properties fo:margin-right="0.785cm" fo:margin-top="0.053cm" fo:margin-bottom="0cm" style:contextual-spacing="false" fo:line-height="0.423cm"/>
      <style:text-properties fo:color="#25295b" loext:opacity="100%" fo:font-size="10pt" fo:font-weight="bold" style:font-size-asian="10pt" style:font-weight-asian="bold"/>
    </style:style>
    <style:style style:name="P104" style:family="paragraph" style:parent-style-name="Table_20_Paragraph">
      <style:paragraph-properties fo:margin-top="0.289cm" fo:margin-bottom="0cm" style:contextual-spacing="false"/>
      <style:text-properties fo:font-size="10pt" style:font-size-asian="10pt"/>
    </style:style>
    <style:style style:name="P105" style:family="paragraph" style:parent-style-name="Table_20_Paragraph">
      <style:paragraph-properties fo:margin-left="0.141cm" fo:margin-top="0cm" fo:margin-bottom="0cm" style:contextual-spacing="false"/>
      <style:text-properties fo:font-size="10pt" style:font-size-asian="10pt"/>
    </style:style>
    <style:style style:name="P106" style:family="paragraph" style:parent-style-name="Table_20_Paragraph">
      <style:paragraph-properties fo:margin-top="0.293cm" fo:margin-bottom="0cm" style:contextual-spacing="false" fo:line-height="95%"/>
      <style:text-properties fo:color="#25295b" loext:opacity="100%" fo:font-size="10pt" fo:letter-spacing="-0.004cm" fo:font-weight="bold" style:font-size-asian="10pt" style:font-weight-asian="bold"/>
    </style:style>
    <style:style style:name="P107" style:family="paragraph" style:parent-style-name="Table_20_Paragraph">
      <style:paragraph-properties fo:margin-right="1.332cm" fo:margin-top="0.293cm" fo:margin-bottom="0cm" style:contextual-spacing="false" fo:line-height="95%"/>
      <style:text-properties fo:color="#25295b" loext:opacity="100%" fo:font-size="10pt" fo:letter-spacing="-0.004cm" fo:font-weight="bold" style:font-size-asian="10pt" style:font-weight-asian="bold"/>
    </style:style>
    <style:style style:name="P108" style:family="paragraph" style:parent-style-name="Table_20_Paragraph">
      <style:paragraph-properties fo:margin-left="0.141cm" fo:margin-top="0.076cm" fo:margin-bottom="0cm" style:contextual-spacing="false" fo:line-height="95%"/>
      <style:text-properties fo:font-size="10pt" style:font-size-asian="10pt"/>
    </style:style>
    <style:style style:name="P109" style:family="paragraph" style:parent-style-name="Table_20_Paragraph">
      <style:paragraph-properties fo:margin-top="0.277cm" fo:margin-bottom="0cm" style:contextual-spacing="false"/>
      <style:text-properties fo:color="#25295b" loext:opacity="100%" fo:font-size="10pt" fo:letter-spacing="-0.004cm" fo:font-weight="bold" style:font-size-asian="10pt" style:font-weight-asian="bold"/>
    </style:style>
    <style:style style:name="P110" style:family="paragraph" style:parent-style-name="Table_20_Paragraph">
      <style:paragraph-properties fo:margin-left="0.141cm" fo:margin-top="0.078cm" fo:margin-bottom="0cm" style:contextual-spacing="false" fo:line-height="95%"/>
      <style:text-properties fo:font-size="10pt" style:font-size-asian="10pt"/>
    </style:style>
    <style:style style:name="P11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12" style:family="paragraph" style:parent-style-name="Text_20_body">
      <style:paragraph-properties fo:margin-right="1.575cm"/>
    </style:style>
    <style:style style:name="P113" style:family="paragraph" style:parent-style-name="Text_20_body">
      <style:paragraph-properties fo:margin-top="0.064cm" fo:margin-bottom="0cm" style:contextual-spacing="false"/>
    </style:style>
    <style:style style:name="P114" style:family="paragraph" style:parent-style-name="Text_20_body">
      <style:paragraph-properties fo:margin-top="0.044cm" fo:margin-bottom="0cm" style:contextual-spacing="false"/>
      <style:text-properties fo:font-size="10pt" style:font-size-asian="10pt"/>
    </style:style>
    <style:style style:name="P115" style:family="paragraph" style:parent-style-name="Text_20_body">
      <style:paragraph-properties fo:margin-top="0.018cm" fo:margin-bottom="0cm" style:contextual-spacing="false"/>
      <style:text-properties fo:font-style="italic" style:font-style-asian="italic"/>
    </style:style>
    <style:style style:name="P116" style:family="paragraph" style:parent-style-name="Text_20_body">
      <style:paragraph-properties fo:margin-right="0.644cm"/>
    </style:style>
    <style:style style:name="P117" style:family="paragraph" style:parent-style-name="Text_20_body">
      <style:paragraph-properties fo:margin-top="0.002cm" fo:margin-bottom="0cm" style:contextual-spacing="false"/>
    </style:style>
    <style:style style:name="P11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19" style:family="paragraph" style:parent-style-name="Heading_20_2" style:master-page-name="Converted10">
      <style:paragraph-properties fo:margin-left="0cm" fo:margin-top="0cm" fo:margin-bottom="0cm" style:contextual-spacing="false" style:page-number="auto" fo:break-before="page"/>
    </style:style>
    <style:style style:name="P120" style:family="paragraph" style:parent-style-name="Text_20_body">
      <style:paragraph-properties fo:margin-top="0.413cm" fo:margin-bottom="0cm" style:contextual-spacing="false"/>
    </style:style>
    <style:style style:name="P121" style:family="paragraph" style:parent-style-name="Standard">
      <style:paragraph-properties fo:margin-top="0.409cm" fo:margin-bottom="0cm" style:contextual-spacing="false"/>
    </style:style>
    <style:style style:name="P122" style:family="paragraph" style:parent-style-name="Standard">
      <style:paragraph-properties fo:margin-left="7.675cm" fo:text-align="center" style:justify-single-word="false"/>
    </style:style>
    <style:style style:name="P123" style:family="paragraph" style:parent-style-name="Standard">
      <style:paragraph-properties fo:margin-top="0cm" fo:margin-bottom="0cm" style:contextual-spacing="false" fo:text-align="center" style:justify-single-word="false" fo:orphans="0" fo:widows="0"/>
      <style:text-properties fo:font-size="10pt" fo:letter-spacing="-0.004cm" fo:language="en" fo:country="US" fo:font-weight="bold" style:letter-kerning="false" style:font-size-asian="10pt" style:language-asian="en" style:country-asian="US" style:font-weight-asian="bold" style:font-size-complex="11pt" style:language-complex="ar" style:country-complex="SA"/>
    </style:style>
    <style:style style:name="P124" style:family="paragraph" style:parent-style-name="Text_20_body">
      <style:paragraph-properties fo:margin-top="0.046cm" fo:margin-bottom="0cm" style:contextual-spacing="false"/>
      <style:text-properties fo:font-style="italic" style:font-style-asian="italic"/>
    </style:style>
    <style:style style:name="P125"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paragraph-properties fo:line-height="95%"/>
    </style:style>
    <style:style style:name="P127" style:family="paragraph" style:parent-style-name="Standard">
      <style:paragraph-properties fo:margin-right="0.75cm" fo:margin-top="0.296cm" fo:margin-bottom="0cm" style:contextual-spacing="false"/>
    </style:style>
    <style:style style:name="P128"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29" style:family="paragraph" style:parent-style-name="Standard">
      <style:paragraph-properties fo:margin-right="0.282cm" fo:margin-top="0.176cm" fo:margin-bottom="0cm" style:contextual-spacing="false" fo:line-height="102%"/>
    </style:style>
    <style:style style:name="P130" style:family="paragraph" style:parent-style-name="Text_20_body">
      <style:paragraph-properties fo:margin-top="0.032cm" fo:margin-bottom="0cm" style:contextual-spacing="false"/>
      <style:text-properties fo:font-size="10pt" style:font-size-asian="10pt"/>
    </style:style>
    <style:style style:name="P131" style:family="paragraph" style:parent-style-name="Standard">
      <style:paragraph-properties fo:margin-top="0cm" fo:margin-bottom="0cm" style:contextual-spacing="false" fo:break-before="column"/>
    </style:style>
    <style:style style:name="P132" style:family="paragraph" style:parent-style-name="Standard">
      <style:text-properties fo:font-size="10pt" fo:letter-spacing="-0.004cm" style:font-size-asian="10pt"/>
    </style:style>
    <style:style style:name="P133" style:family="paragraph" style:parent-style-name="Heading_20_5" style:master-page-name="Converted11">
      <style:paragraph-properties fo:margin-left="0cm" fo:margin-top="0.265cm" fo:margin-bottom="0cm" style:contextual-spacing="false" style:page-number="auto"/>
    </style:style>
    <style:style style:name="P134" style:family="paragraph" style:parent-style-name="List_20_Paragraph" style:list-style-name="WWNum15"/>
    <style:style style:name="P135" style:family="paragraph" style:parent-style-name="Standard">
      <style:paragraph-properties fo:margin-top="0.286cm" fo:margin-bottom="0cm" style:contextual-spacing="false"/>
      <style:text-properties fo:font-size="10pt" fo:font-weight="bold" style:font-size-asian="10pt" style:font-weight-asian="bold"/>
    </style:style>
    <style:style style:name="P136"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7"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8" style:family="paragraph" style:parent-style-name="Heading_20_2" style:master-page-name="Converted12">
      <style:paragraph-properties fo:margin-left="0cm" style:page-number="auto"/>
    </style:style>
    <style:style style:name="P139" style:family="paragraph" style:parent-style-name="Standard">
      <style:paragraph-properties fo:margin-top="0.212cm" fo:margin-bottom="0cm" style:contextual-spacing="false"/>
    </style:style>
    <style:style style:name="P140" style:family="paragraph" style:parent-style-name="Text_20_body">
      <style:paragraph-properties fo:margin-top="0.453cm" fo:margin-bottom="0cm" style:contextual-spacing="false" fo:line-height="103%"/>
    </style:style>
    <style:style style:name="P141" style:family="paragraph" style:parent-style-name="Text_20_body">
      <style:paragraph-properties fo:margin-right="0.3cm" fo:margin-top="0.512cm" fo:margin-bottom="0cm" style:contextual-spacing="false" fo:line-height="104%"/>
    </style:style>
    <style:style style:name="P142" style:family="paragraph" style:parent-style-name="Heading_20_4">
      <style:paragraph-properties fo:margin-left="0cm" fo:text-indent="0cm" style:auto-text-indent="false"/>
    </style:style>
    <style:style style:name="P143" style:family="paragraph" style:parent-style-name="Text_20_body">
      <style:paragraph-properties fo:margin-top="0.035cm" fo:margin-bottom="0cm" style:contextual-spacing="false"/>
    </style:style>
    <style:style style:name="P144" style:family="paragraph" style:parent-style-name="Text_20_body">
      <style:paragraph-properties fo:margin-right="0.072cm" fo:line-height="104%"/>
    </style:style>
    <style:style style:name="P145" style:family="paragraph" style:parent-style-name="Text_20_body">
      <style:paragraph-properties fo:line-height="104%"/>
    </style:style>
    <style:style style:name="P146" style:family="paragraph" style:parent-style-name="Text_20_body">
      <style:paragraph-properties fo:margin-right="0.806cm" fo:line-height="104%"/>
    </style:style>
    <style:style style:name="P147" style:family="paragraph" style:parent-style-name="Standard">
      <style:paragraph-properties fo:margin-right="0.942cm" fo:margin-top="0.002cm" fo:margin-bottom="0cm" style:contextual-spacing="false" fo:line-height="104%"/>
    </style:style>
    <style:style style:name="P148" style:family="paragraph" style:parent-style-name="Text_20_body">
      <style:paragraph-properties fo:margin-right="0.556cm" fo:margin-top="0.002cm" fo:margin-bottom="0cm" style:contextual-spacing="false" fo:line-height="104%"/>
      <style:text-properties fo:letter-spacing="-0.004cm"/>
    </style:style>
    <style:style style:name="P149" style:family="paragraph" style:parent-style-name="Text_20_body">
      <style:paragraph-properties fo:margin-top="0.032cm" fo:margin-bottom="0cm" style:contextual-spacing="false"/>
    </style:style>
    <style:style style:name="P150" style:family="paragraph" style:parent-style-name="Heading_20_4">
      <style:paragraph-properties fo:margin-left="0.15cm" fo:text-indent="0cm" style:auto-text-indent="false"/>
    </style:style>
    <style:style style:name="P151" style:family="paragraph" style:parent-style-name="Text_20_body">
      <style:paragraph-properties fo:margin-top="0.037cm" fo:margin-bottom="0cm" style:contextual-spacing="false"/>
    </style:style>
    <style:style style:name="P152" style:family="paragraph" style:parent-style-name="Text_20_body">
      <style:paragraph-properties fo:margin-right="0.787cm" fo:line-height="104%"/>
    </style:style>
    <style:style style:name="P153" style:family="paragraph" style:parent-style-name="Text_20_body">
      <style:paragraph-properties fo:margin-right="0.737cm" fo:line-height="104%"/>
    </style:style>
    <style:style style:name="P154" style:family="paragraph" style:parent-style-name="Text_20_body">
      <style:paragraph-properties fo:margin-right="0.667cm" fo:margin-top="0.452cm" fo:margin-bottom="0cm" style:contextual-spacing="false" fo:line-height="102%"/>
    </style:style>
    <style:style style:name="P155"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56"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7" style:family="paragraph">
      <loext:graphic-properties draw:fill="solid" draw:fill-color="#25295b"/>
      <style:paragraph-properties fo:text-align="start"/>
      <style:text-properties fo:font-size="18pt"/>
    </style:style>
    <style:style style:name="P158" style:family="paragraph" style:parent-style-name="Text_20_body">
      <style:paragraph-properties fo:margin-top="0.016cm" fo:margin-bottom="0cm" style:contextual-spacing="false"/>
      <style:text-properties fo:font-size="5pt" style:font-size-asian="5pt"/>
    </style:style>
    <style:style style:name="P159" style:family="paragraph" style:parent-style-name="Text_20_body">
      <style:paragraph-properties fo:margin-top="0.018cm" fo:margin-bottom="0cm" style:contextual-spacing="false"/>
      <style:text-properties fo:font-size="1pt" style:font-size-asian="1pt"/>
    </style:style>
    <style:style style:name="P160" style:family="paragraph" style:parent-style-name="Text_20_body">
      <style:paragraph-properties fo:margin-left="0.176cm" fo:line-height="0.071cm"/>
    </style:style>
    <style:style style:name="P161" style:family="paragraph">
      <loext:graphic-properties draw:fill="solid" draw:fill-color="#25295b"/>
      <style:paragraph-properties fo:text-align="start"/>
      <style:text-properties fo:font-size="11pt"/>
    </style:style>
    <style:style style:name="P162" style:family="paragraph">
      <loext:graphic-properties draw:fill="none"/>
      <style:paragraph-properties fo:text-align="start"/>
      <style:text-properties fo:font-size="11pt"/>
    </style:style>
    <style:style style:name="P163" style:family="paragraph">
      <loext:graphic-properties draw:fill="solid" draw:fill-color="#000000"/>
      <style:paragraph-properties fo:text-align="start"/>
      <style:text-properties fo:font-size="11pt"/>
    </style:style>
    <style:style style:name="P164" style:family="paragraph" style:parent-style-name="Standard">
      <style:paragraph-properties fo:margin-left="3.401cm" fo:margin-right="3.896cm" fo:margin-top="0.219cm" fo:margin-bottom="0cm" style:contextual-spacing="false" fo:text-align="center" style:justify-single-word="false"/>
      <style:text-properties fo:font-size="9pt" fo:font-style="italic" style:font-size-asian="9pt" style:font-style-asian="italic"/>
    </style:style>
    <style:style style:name="P165" style:family="paragraph" style:parent-style-name="Heading_20_3" style:master-page-name="Converted14">
      <style:paragraph-properties style:page-number="auto"/>
    </style:style>
    <style:style style:name="P166" style:family="paragraph" style:parent-style-name="Text_20_body">
      <style:paragraph-properties fo:margin-right="0.025cm" fo:margin-top="0.512cm" fo:margin-bottom="0cm" style:contextual-spacing="false" fo:line-height="104%"/>
    </style:style>
    <style:style style:name="P167" style:family="paragraph" style:parent-style-name="Text_20_body">
      <style:paragraph-properties fo:margin-right="1.048cm" fo:line-height="103%"/>
    </style:style>
    <style:style style:name="P168" style:family="paragraph" style:parent-style-name="Text_20_body">
      <style:paragraph-properties fo:margin-top="0.002cm" fo:margin-bottom="0cm" style:contextual-spacing="false" fo:line-height="104%"/>
    </style:style>
    <style:style style:name="P169" style:family="paragraph" style:parent-style-name="Text_20_body">
      <style:paragraph-properties fo:margin-top="0.028cm" fo:margin-bottom="0cm" style:contextual-spacing="false"/>
    </style:style>
    <style:style style:name="P170" style:family="paragraph" style:parent-style-name="Text_20_body">
      <style:paragraph-properties fo:margin-right="0.131cm" fo:line-height="103%"/>
    </style:style>
    <style:style style:name="P171" style:family="paragraph" style:parent-style-name="Text_20_body">
      <style:paragraph-properties fo:margin-right="0.28cm" fo:margin-top="0.002cm" fo:margin-bottom="0cm" style:contextual-spacing="false" fo:line-height="104%"/>
    </style:style>
    <style:style style:name="P172" style:family="paragraph" style:parent-style-name="List_20_Paragraph" style:list-style-name="WWNum16"/>
    <style:style style:name="P173" style:family="paragraph" style:parent-style-name="Text_20_body">
      <style:paragraph-properties fo:margin-top="0.332cm" fo:margin-bottom="0cm" style:contextual-spacing="false"/>
    </style:style>
    <style:style style:name="P174" style:family="paragraph" style:parent-style-name="Text_20_body">
      <style:paragraph-properties fo:margin-left="0.15cm" fo:line-height="104%"/>
    </style:style>
    <style:style style:name="P175" style:family="paragraph" style:parent-style-name="Text_20_body">
      <style:paragraph-properties fo:margin-top="0.457cm" fo:margin-bottom="0cm" style:contextual-spacing="false"/>
      <style:text-properties fo:color="#25295b" loext:opacity="100%"/>
    </style:style>
    <style:style style:name="P176" style:family="paragraph" style:parent-style-name="List_20_Paragraph" style:list-style-name="WWNum17"/>
    <style:style style:name="P177" style:family="paragraph" style:parent-style-name="List_20_Paragraph">
      <style:paragraph-properties fo:margin-left="1.27cm"/>
    </style:style>
    <style:style style:name="P178" style:family="paragraph" style:parent-style-name="Text_20_body">
      <style:text-properties fo:color="#25295b" loext:opacity="100%" fo:letter-spacing="-0.004cm"/>
    </style:style>
    <style:style style:name="P179" style:family="paragraph" style:parent-style-name="Text_20_body">
      <style:paragraph-properties fo:margin-top="0.072cm" fo:margin-bottom="0cm" style:contextual-spacing="false"/>
    </style:style>
    <style:style style:name="P180" style:family="paragraph" style:parent-style-name="Heading_20_1" style:master-page-name="Converted15">
      <style:paragraph-properties style:page-number="auto"/>
    </style:style>
    <style:style style:name="P181" style:family="paragraph" style:parent-style-name="Text_20_body">
      <style:paragraph-properties fo:margin-top="0.415cm" fo:margin-bottom="0cm" style:contextual-spacing="false"/>
      <style:text-properties fo:font-size="10pt" style:font-size-asian="10pt"/>
    </style:style>
    <style:style style:name="P182"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size="10pt" style:font-size-asian="10pt"/>
    </style:style>
    <style:style style:name="T3" style:family="text">
      <style:text-properties fo:letter-spacing="-0.011cm"/>
    </style:style>
    <style:style style:name="T4" style:family="text">
      <style:text-properties fo:letter-spacing="-0.007cm"/>
    </style:style>
    <style:style style:name="T5" style:family="text">
      <style:text-properties fo:letter-spacing="-0.009cm"/>
    </style:style>
    <style:style style:name="T6" style:family="text">
      <style:text-properties fo:color="#4d5ba9" loext:opacity="100%" style:text-underline-style="solid" style:text-underline-width="auto" style:text-underline-color="#4d5ba9"/>
    </style:style>
    <style:style style:name="T7" style:family="text">
      <style:text-properties fo:letter-spacing="-0.002cm"/>
    </style:style>
    <style:style style:name="T8" style:family="text">
      <style:text-properties fo:letter-spacing="-0.005cm"/>
    </style:style>
    <style:style style:name="T9" style:family="text">
      <style:text-properties fo:font-style="italic" style:font-style-asian="italic"/>
    </style:style>
    <style:style style:name="T10" style:family="text">
      <style:text-properties fo:letter-spacing="-0.009cm" fo:font-style="italic" style:font-style-asian="italic"/>
    </style:style>
    <style:style style:name="T11" style:family="text">
      <style:text-properties fo:language="fr" fo:country="BE"/>
    </style:style>
    <style:style style:name="T12" style:family="text">
      <style:text-properties style:font-name="Calibri1" style:font-name-complex="Calibri2"/>
    </style:style>
    <style:style style:name="T13" style:family="text">
      <style:text-properties fo:font-size="16pt" style:font-size-asian="16pt"/>
    </style:style>
    <style:style style:name="T14" style:family="text">
      <style:text-properties fo:letter-spacing="-0.004cm" fo:font-weight="bold" style:font-weight-asian="bold"/>
    </style:style>
    <style:style style:name="T15" style:family="text">
      <style:text-properties fo:letter-spacing="-0.026cm"/>
    </style:style>
    <style:style style:name="T16" style:family="text">
      <style:text-properties fo:letter-spacing="-0.014cm"/>
    </style:style>
    <style:style style:name="T17" style:family="text">
      <style:text-properties fo:letter-spacing="-0.012cm"/>
    </style:style>
    <style:style style:name="T18" style:family="text">
      <style:text-properties fo:letter-spacing="-0.021cm"/>
    </style:style>
    <style:style style:name="T19" style:family="text">
      <style:text-properties fo:letter-spacing="-0.016cm"/>
    </style:style>
    <style:style style:name="T20" style:family="text">
      <style:text-properties fo:letter-spacing="-0.025cm"/>
    </style:style>
    <style:style style:name="T21" style:family="text">
      <style:text-properties fo:letter-spacing="-0.023cm"/>
    </style:style>
    <style:style style:name="T22" style:family="text">
      <style:text-properties fo:color="#4d5ba9" loext:opacity="100%" fo:letter-spacing="-0.007cm" style:text-underline-style="solid" style:text-underline-width="auto" style:text-underline-color="#4d5ba9"/>
    </style:style>
    <style:style style:name="T23" style:family="text">
      <style:text-properties fo:color="#4d5ba9" loext:opacity="100%" fo:letter-spacing="-0.026cm"/>
    </style:style>
    <style:style style:name="T24" style:family="text">
      <style:text-properties fo:color="#4d5ba9" loext:opacity="100%" fo:letter-spacing="-0.004cm" style:text-underline-style="solid" style:text-underline-width="auto" style:text-underline-color="#4d5ba9"/>
    </style:style>
    <style:style style:name="T25" style:family="text">
      <style:text-properties fo:letter-spacing="-0.019cm"/>
    </style:style>
    <style:style style:name="T26" style:family="text">
      <style:text-properties fo:color="#4d5ba9" loext:opacity="100%"/>
    </style:style>
    <style:style style:name="T27" style:family="text">
      <style:text-properties fo:letter-spacing="-0.018cm"/>
    </style:style>
    <style:style style:name="T28" style:family="text">
      <style:text-properties fo:color="#4d5ba9" loext:opacity="100%" fo:letter-spacing="-0.004cm"/>
    </style:style>
    <style:style style:name="T29" style:family="text">
      <style:text-properties fo:letter-spacing="0.014cm"/>
    </style:style>
    <style:style style:name="T30" style:family="text">
      <style:text-properties fo:letter-spacing="0.016cm"/>
    </style:style>
    <style:style style:name="T31" style:family="text">
      <style:text-properties fo:letter-spacing="-0.032cm"/>
    </style:style>
    <style:style style:name="T32" style:family="text">
      <style:text-properties fo:letter-spacing="0.141cm" style:text-scale="150%"/>
    </style:style>
    <style:style style:name="T33" style:family="text">
      <style:text-properties fo:letter-spacing="0.071cm"/>
    </style:style>
    <style:style style:name="T34" style:family="text">
      <style:text-properties fo:letter-spacing="0.049cm"/>
    </style:style>
    <style:style style:name="T35" style:family="text">
      <style:text-properties fo:letter-spacing="0.051cm"/>
    </style:style>
    <style:style style:name="T36" style:family="text">
      <style:text-properties fo:letter-spacing="0.035cm"/>
    </style:style>
    <style:style style:name="T37" style:family="text">
      <style:text-properties fo:font-size="4pt" style:font-size-asian="4pt"/>
    </style:style>
    <style:style style:name="T38" style:family="text">
      <style:text-properties fo:font-weight="bold" style:font-weight-asian="bold"/>
    </style:style>
    <style:style style:name="T39" style:family="text">
      <style:text-properties style:font-weight-complex="bold"/>
    </style:style>
    <style:style style:name="T40" style:family="text">
      <style:text-properties fo:font-size="24pt" style:font-size-asian="24pt" style:font-size-complex="24pt"/>
    </style:style>
    <style:style style:name="T41" style:family="text">
      <style:text-properties fo:color="#4d5ba9" loext:opacity="100%" fo:letter-spacing="-0.009cm"/>
    </style:style>
    <style:style style:name="T42" style:family="text">
      <style:text-properties fo:color="#4d5ba9" loext:opacity="100%" fo:letter-spacing="-0.005cm"/>
    </style:style>
    <style:style style:name="T43" style:family="text">
      <style:text-properties fo:color="#4d5ba9" loext:opacity="100%" fo:letter-spacing="-0.007cm"/>
    </style:style>
    <style:style style:name="T44" style:family="text">
      <style:text-properties fo:letter-spacing="-0.009cm" fo:font-weight="bold" style:font-weight-asian="bold"/>
    </style:style>
    <style:style style:name="T45" style:family="text">
      <style:text-properties fo:letter-spacing="-0.028cm"/>
    </style:style>
    <style:style style:name="T46" style:family="text">
      <style:text-properties fo:letter-spacing="0.141cm"/>
    </style:style>
    <style:style style:name="T47" style:family="text">
      <style:text-properties style:text-position="54% 100%" fo:font-size="6.5pt" fo:letter-spacing="0.071cm" style:font-size-asian="6.5pt"/>
    </style:style>
    <style:style style:name="T48" style:family="text">
      <style:text-properties fo:color="#4d5ba9" loext:opacity="100%" fo:letter-spacing="-0.002cm"/>
    </style:style>
    <style:style style:name="T49" style:family="text">
      <style:text-properties style:text-position="54% 100%" fo:font-size="6.5pt" fo:letter-spacing="-0.004cm" style:font-size-asian="6.5pt"/>
    </style:style>
    <style:style style:name="T50" style:family="text">
      <style:text-properties fo:letter-spacing="-0.026cm" fo:font-weight="bold" style:font-weight-asian="bold"/>
    </style:style>
    <style:style style:name="T51" style:family="text">
      <style:text-properties fo:color="#4d5ba9" loext:opacity="100%" fo:letter-spacing="-0.019cm"/>
    </style:style>
    <style:style style:name="T52" style:family="text">
      <style:text-properties fo:letter-spacing="-0.011cm" fo:font-weight="bold" style:font-weight-asian="bold"/>
    </style:style>
    <style:style style:name="T53" style:family="text">
      <style:text-properties fo:font-size="9pt" fo:font-style="italic" style:font-size-asian="9pt" style:font-style-asian="italic"/>
    </style:style>
    <style:style style:name="T54" style:family="text">
      <style:text-properties fo:font-size="9pt" fo:letter-spacing="-0.023cm" fo:font-style="italic" style:font-size-asian="9pt" style:font-style-asian="italic"/>
    </style:style>
    <style:style style:name="T55" style:family="text">
      <style:text-properties fo:font-size="9pt" fo:letter-spacing="-0.021cm" fo:font-style="italic" style:font-size-asian="9pt" style:font-style-asian="italic"/>
    </style:style>
    <style:style style:name="T56" style:family="text">
      <style:text-properties fo:color="#4d5ba9" loext:opacity="100%" fo:font-size="9pt" fo:font-style="italic" style:text-underline-style="solid" style:text-underline-width="auto" style:text-underline-color="#4d5ba9" style:font-size-asian="9pt" style:font-style-asian="italic"/>
    </style:style>
    <style:style style:name="T57" style:family="text">
      <style:text-properties fo:color="#4d5ba9" loext:opacity="100%" fo:font-size="9pt" fo:font-style="italic" style:font-size-asian="9pt" style:font-style-asian="italic"/>
    </style:style>
    <style:style style:name="T58"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59" style:family="text">
      <style:text-properties fo:font-size="10pt" fo:font-weight="bold" style:font-size-asian="10pt" style:font-weight-asian="bold"/>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letter-spacing="-0.007cm" fo:font-weight="bold" style:font-weight-asian="bold"/>
    </style:style>
    <style:style style:name="T77" style:family="text">
      <style:text-properties fo:letter-spacing="-0.005cm" fo:font-weight="bold" style:font-weight-asian="bold"/>
    </style:style>
    <style:style style:name="T78" style:family="text">
      <style:text-properties fo:letter-spacing="-0.012cm" fo:font-weight="bold" style:font-weight-asian="bold"/>
    </style:style>
    <style:style style:name="T79" style:family="text">
      <style:text-properties fo:letter-spacing="-0.004cm" fo:font-style="italic" style:font-style-asian="italic"/>
    </style:style>
    <style:style style:name="T80" style:family="text">
      <style:text-properties fo:font-size="30pt" fo:language="es" fo:country="ES" style:font-size-asian="30pt" style:font-size-complex="30pt"/>
    </style:style>
    <style:style style:name="T81" style:family="text">
      <style:text-properties fo:language="es" fo:country="ES"/>
    </style:style>
    <style:style style:name="T82" style:family="text">
      <style:text-properties fo:font-size="10pt" fo:letter-spacing="-0.007cm" style:font-size-asian="10pt"/>
    </style:style>
    <style:style style:name="T83" style:family="text">
      <style:text-properties fo:font-size="10pt" fo:letter-spacing="-0.005cm" fo:font-weight="bold" style:font-size-asian="10pt" style:font-weight-asian="bold"/>
    </style:style>
    <style:style style:name="T84" style:family="text">
      <style:text-properties fo:letter-spacing="-0.016cm" fo:font-weight="bold" style:font-weight-asian="bold"/>
    </style:style>
    <style:style style:name="T85" style:family="text">
      <style:text-properties style:text-line-through-style="solid" style:text-line-through-type="single" fo:font-weight="bold" style:font-weight-asian="bold"/>
    </style:style>
    <style:style style:name="T86" style:family="text">
      <style:text-properties style:text-underline-style="solid" style:text-underline-width="auto" style:text-underline-color="font-color" fo:font-weight="bold" style:font-weight-asian="bold"/>
    </style:style>
    <style:style style:name="T87" style:family="text">
      <style:text-properties fo:color="#2d96d3" loext:opacity="100%" fo:font-weight="bold" style:font-weight-asian="bold"/>
    </style:style>
    <style:style style:name="T88" style:family="text">
      <style:text-properties fo:font-size="10pt" fo:letter-spacing="-0.009cm" fo:font-weight="bold" style:font-size-asian="10pt" style:font-weight-asian="bold"/>
    </style:style>
    <style:style style:name="T89" style:family="text">
      <style:text-properties fo:font-size="10pt" fo:letter-spacing="-0.009cm" style:font-size-asian="10pt"/>
    </style:style>
    <style:style style:name="T90" style:family="text">
      <style:text-properties style:text-line-through-style="solid" style:text-line-through-type="single" fo:font-size="10pt" fo:font-weight="bold" style:font-size-asian="10pt" style:font-weight-asian="bold"/>
    </style:style>
    <style:style style:name="T91" style:family="text">
      <style:text-properties fo:font-size="10pt" fo:letter-spacing="-0.005cm" style:font-size-asian="10pt"/>
    </style:style>
    <style:style style:name="T92" style:family="text">
      <style:text-properties fo:font-size="10pt" style:text-underline-style="solid" style:text-underline-width="auto" style:text-underline-color="font-color" fo:font-weight="bold" style:font-size-asian="10pt" style:font-weight-asian="bold"/>
    </style:style>
    <style:style style:name="T93" style:family="text">
      <style:text-properties fo:color="#2d96d3" loext:opacity="100%" fo:font-size="10pt" fo:font-weight="bold" style:font-size-asian="10pt" style:font-weight-asian="bold"/>
    </style:style>
    <style:style style:name="T94" style:family="text">
      <style:text-properties fo:color="#2d96d3" loext:opacity="100%" fo:font-size="10pt" fo:letter-spacing="-0.004cm" fo:font-weight="bold" style:font-size-asian="10pt" style:font-weight-asian="bold"/>
    </style:style>
    <style:style style:name="T95" style:family="text">
      <style:text-properties fo:font-size="10pt" fo:letter-spacing="-0.011cm" fo:font-weight="bold" style:font-size-asian="10pt" style:font-weight-asian="bold"/>
    </style:style>
    <style:style style:name="T96" style:family="text">
      <style:text-properties fo:color="#25295b" loext:opacity="100%" fo:font-style="italic" style:font-style-asian="italic"/>
    </style:style>
    <style:style style:name="T97" style:family="text">
      <style:text-properties fo:font-size="10pt" fo:letter-spacing="-0.012cm" fo:font-weight="bold" style:font-size-asian="10pt" style:font-weight-asian="bold"/>
    </style:style>
    <style:style style:name="T98" style:family="text">
      <style:text-properties style:text-position="64% 100%" fo:font-size="5.5pt" style:font-size-asian="5.5pt"/>
    </style:style>
    <style:style style:name="T99" style:family="text">
      <style:text-properties fo:letter-spacing="-0.002cm" fo:font-weight="bold" style:font-weight-asian="bold"/>
    </style:style>
    <style:style style:name="T100" style:family="text">
      <style:text-properties fo:color="#25295b" loext:opacity="100%"/>
    </style:style>
    <style:style style:name="T101" style:family="text">
      <style:text-properties fo:color="#25295b" loext:opacity="100%" fo:letter-spacing="0.041cm"/>
    </style:style>
    <style:style style:name="T102" style:family="text">
      <style:text-properties fo:color="#25295b" loext:opacity="100%" fo:letter-spacing="0.048cm"/>
    </style:style>
    <style:style style:name="T103" style:family="text">
      <style:text-properties fo:color="#25295b" loext:opacity="100%" fo:letter-spacing="-0.004cm"/>
    </style:style>
    <style:style style:name="T104" style:family="text">
      <style:text-properties fo:font-size="10pt" fo:font-style="italic" style:font-size-asian="10pt" style:font-style-asian="italic"/>
    </style:style>
    <style:style style:name="T105" style:family="text">
      <style:text-properties fo:color="#4d5ba9" loext:opacity="100%" fo:font-size="10pt" style:text-underline-style="solid" style:text-underline-width="auto" style:text-underline-color="#4d5ba9" style:font-size-asian="10pt"/>
    </style:style>
    <style:style style:name="T106" style:family="text">
      <style:text-properties fo:color="#4d5ba9" loext:opacity="100%" fo:font-size="10pt" style:font-size-asian="10pt"/>
    </style:style>
    <style:style style:name="T107" style:family="text">
      <style:text-properties fo:font-size="10pt" fo:letter-spacing="-0.002cm" fo:font-style="italic" style:font-size-asian="10pt" style:font-style-asian="italic"/>
    </style:style>
    <style:style style:name="T108" style:family="text">
      <style:text-properties fo:color="#4d5ba9" loext:opacity="100%" fo:font-size="10pt" fo:letter-spacing="-0.002cm" style:font-size-asian="10pt"/>
    </style:style>
    <style:style style:name="T109" style:family="text">
      <style:text-properties fo:font-size="10pt" fo:letter-spacing="-0.09cm" style:font-size-asian="10pt"/>
    </style:style>
    <style:style style:name="T110" style:family="text">
      <style:text-properties fo:letter-spacing="0.039cm"/>
    </style:style>
    <style:style style:name="T111" style:family="text">
      <style:text-properties fo:letter-spacing="0.046cm"/>
    </style:style>
    <style:style style:name="T112" style:family="text">
      <style:text-properties fo:color="#25295b" loext:opacity="100%" fo:letter-spacing="-0.004cm" fo:font-style="italic" style:font-style-asian="italic"/>
    </style:style>
    <style:style style:name="T113" style:family="text">
      <style:text-properties fo:color="#25295b" loext:opacity="100%" fo:letter-spacing="-0.002cm" fo:font-style="italic" style:font-style-asian="italic"/>
    </style:style>
    <style:style style:name="T114" style:family="text">
      <style:text-properties fo:color="#4d5ba9" loext:opacity="100%" fo:font-style="italic" style:text-underline-style="solid" style:text-underline-width="auto" style:text-underline-color="#4d5ba9" style:font-style-asian="italic"/>
    </style:style>
    <style:style style:name="T115" style:family="text">
      <style:text-properties fo:letter-spacing="0.032cm"/>
    </style:style>
    <style:style style:name="T116" style:family="text">
      <style:text-properties fo:letter-spacing="0.041cm"/>
    </style:style>
    <style:style style:name="T117" style:family="text">
      <style:text-properties fo:letter-spacing="-0.005cm" fo:font-style="italic" style:font-style-asian="italic"/>
    </style:style>
    <style:style style:name="T118" style:family="text">
      <style:text-properties fo:letter-spacing="-0.007cm" fo:font-style="italic" style:font-style-asian="italic"/>
    </style:style>
    <style:style style:name="T119"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0"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1" style:family="text">
      <style:text-properties fo:color="#000000" loext:opacity="100%" style:font-name="Arial" fo:language="nl" fo:country="NL" style:font-name-asian="Times New Roman1" style:language-asian="nl" style:country-asian="NL" style:font-name-complex="Arial1"/>
    </style:style>
    <style:style style:name="T122" style:family="text">
      <style:text-properties fo:color="#000000" loext:opacity="100%" style:font-name="Arial" style:font-name-asian="Times New Roman1" style:language-asian="nl" style:country-asian="NL" style:font-name-complex="Arial1"/>
    </style:style>
    <style:style style:name="T123"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24"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25" style:family="text">
      <style:text-properties fo:color="#000000" loext:opacity="100%" style:font-name="Arial" fo:letter-spacing="-0.004cm" style:font-name-asian="Times New Roman1" style:language-asian="nl" style:country-asian="NL" style:font-name-complex="Arial1"/>
    </style:style>
    <style:style style:name="T126" style:family="text">
      <style:text-properties fo:color="#000000" loext:opacity="100%" style:font-name="Arial" fo:letter-spacing="-0.004cm" fo:language="nl" fo:country="NL" style:font-name-asian="Times New Roman1" style:language-asian="nl" style:country-asian="NL" style:font-name-complex="Arial1"/>
    </style:style>
    <style:style style:name="T127" style:family="text">
      <style:text-properties fo:font-size="5pt" style:font-size-asian="5pt"/>
    </style:style>
    <style:style style:name="T128" style:family="text">
      <style:text-properties fo:font-size="1pt" style:font-size-asian="1pt"/>
    </style:style>
    <style:style style:name="T129" style:family="text">
      <style:text-properties fo:letter-spacing="0.023cm"/>
    </style:style>
    <style:style style:name="T130" style:family="text">
      <style:text-properties fo:letter-spacing="0.03cm"/>
    </style:style>
    <style:style style:name="T131" style:family="text">
      <style:text-properties fo:letter-spacing="0.028cm"/>
    </style:style>
    <style:style style:name="T132" style:family="text">
      <style:text-properties fo:letter-spacing="0.034cm"/>
    </style:style>
    <style:style style:name="T133" style:family="text">
      <style:text-properties fo:letter-spacing="0.037cm"/>
    </style:style>
    <style:style style:name="T134" style:family="text">
      <style:text-properties fo:letter-spacing="0.042cm"/>
    </style:style>
    <style:style style:name="T135" style:family="text">
      <style:text-properties fo:letter-spacing="0.044cm"/>
    </style:style>
    <style:style style:name="T136" style:family="text">
      <style:text-properties fo:color="#215e9e" loext:opacity="100%" fo:font-size="10pt" style:text-underline-style="solid" style:text-underline-width="auto" style:text-underline-color="#215e9e" style:font-size-asian="10pt"/>
    </style:style>
    <style:style style:name="T137" style:family="text">
      <style:text-properties fo:color="#215e9e" loext:opacity="100%" fo:font-size="10pt" style:font-size-asian="10pt"/>
    </style:style>
    <style:style style:name="T138" style:family="text">
      <style:text-properties fo:color="#215e9e" loext:opacity="100%" fo:font-size="10pt" fo:letter-spacing="-0.004cm" style:text-underline-style="solid" style:text-underline-width="auto" style:text-underline-color="#215e9e" style:font-size-asian="10pt"/>
    </style:style>
    <style:style style:name="T139" style:family="text">
      <style:text-properties fo:font-size="10pt" fo:letter-spacing="-0.014cm" style:font-size-asian="10pt"/>
    </style:style>
    <style:style style:name="T140"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P2">Het Joint Research Centre: EU Science Hub</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P3">JRC144121 EUR 40491</text:p>
      <text:p text:style-name="P4" loext:marker-style-name="T2"/>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3">Druk</text:p>
          </table:table-cell>
          <table:table-cell table:style-name="Tabel1.A1" office:value-type="string">
            <text:p text:style-name="P5">ISBN 978-92-68-34351-7</text:p>
          </table:table-cell>
          <table:table-cell table:style-name="Tabel1.A1" office:value-type="string">
            <text:p text:style-name="P5">ISSN 1018-5593</text:p>
          </table:table-cell>
          <table:table-cell table:style-name="Tabel1.A1" office:value-type="string">
            <text:p text:style-name="P3">doi:10.2760/7379058</text:p>
          </table:table-cell>
          <table:table-cell table:style-name="Tabel1.A1" office:value-type="string">
            <text:p text:style-name="P5">KJ-01-25-521-EN-C</text:p>
          </table:table-cell>
        </table:table-row>
        <table:table-row table:style-name="Tabel1.1">
          <table:table-cell table:style-name="Tabel1.A1" office:value-type="string">
            <text:p text:style-name="P6">PDF</text:p>
          </table:table-cell>
          <table:table-cell table:style-name="Tabel1.A1" office:value-type="string">
            <text:p text:style-name="P5">ISBN 978-92-68-32677-0</text:p>
          </table:table-cell>
          <table:table-cell table:style-name="Tabel1.A1" office:value-type="string">
            <text:p text:style-name="P5">ISSN 1831-9424</text:p>
          </table:table-cell>
          <table:table-cell table:style-name="Tabel1.A1" office:value-type="string">
            <text:p text:style-name="P3">doi:10.2760/0001149</text:p>
          </table:table-cell>
          <table:table-cell table:style-name="Tabel1.A1" office:value-type="string">
            <text:p text:style-name="P5">KJ-01-25-521-EN-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P7"/>
      <text:p text:style-name="P8" loext:marker-style-name="T11"/>
      <text:h text:style-name="P9"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10">Bij hergebruik moet de bron worden vermeld, met inbegrip van zowel de verwijzing naar de bron als de link naar de bron.</text:p>
        </text:list-item>
        <text:list-item>
          <text:p text:style-name="P10">Het is niet toegestaan het logo van de Europese Commissie te gebruiken in gewijzigde versies.</text:p>
        </text:list-item>
        <text:list-item>
          <text:p text:style-name="P10">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11">geef de aangebrachte wijzigingen en de verantwoordelijke auteur(s) en/of organisatie(s) aan</text:p>
        </text:list-item>
        <text:list-item>
          <text:p text:style-name="P11">voeg een verklaring toe waarin wordt gesteld dat de Commissie niet verantwoordelijk is voor de gewijzigde, aangepaste of vertaalde versie</text:p>
        </text:list-item>
        <text:list-item>
          <text:p text:style-name="P11">vermijd de suggestie dat de Europese Commissie de gewijzigde, aangepaste of vertaalde versie goedkeurt</text:p>
        </text:list-item>
        <text:list-item>
          <text:p text:style-name="P11">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12"/>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9"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tab/></text:p>
      <text:h text:style-name="Heading_20_1" text:outline-level="1"/>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 Competenc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P14">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15" loext:marker-style-name="T13"/>
      <text:p text:style-name="Standard">Manuela Geleng, directeur EMPL B – Banen en vaardigheden, DG Werkgelegenheid, Sociale Zaken en Inclusie, Europese Commissie</text:p>
      <text:p text:style-name="P4" loext:marker-style-name="T2"/>
      <text:p text:style-name="Standard">Francesca Campolongo, directeur van directoraat T – Digitale transformatie en data, Joint Research Centre van de Europese Commissie</text:p>
      <text:h text:style-name="Heading_20_1" text:outline-level="1">DANKBETUIGING</text:h>
      <text:h text:style-name="P16" text:outline-level="1">MANAGEMENTSAMENVATTING</text:h>
      <text:p text:style-name="P17" loext:marker-style-name="T2"/>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text:span text:style-name="T16"/>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ij zijn zeer dankbaar jegens alle EC-collega's die dit project hebben ondersteund, beoordeeld en advies hebben gegeven tijdens dit project,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Dank aan onze partners bij ALL DIGITAL, de Digital Education Hub en het Digital Skills and Jobs Platform voor het ondersteunen van bewustwording over de ontwikkeling van DigComp 3.0, en aan de personen en organisaties die hebben gereageerd op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en Vilnius Coding School.</text:p>
      <text:h text:style-name="P18" text:outline-level="2"><text:span text:style-name="T1">SUMMARY</text:span></text:h>
      <text:p text:style-name="P17" loext:marker-style-name="T2"/>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Over<text:span text:style-name="T15">Over</text:span>nine<text:span text:style-name="T15"> </text:span>in<text:span text:style-name="T15">nine</text:span>ten<text:span text:style-name="T15"> </text:span>(92%)<text:span text:style-name="T20">in</text:span>workers<text:span text:style-name="T15"> </text:span>in<text:span text:style-name="T15">ten</text:span>the<text:span text:style-name="T15"> </text:span>EU<text:span text:style-name="T15">(92%)</text:span>used<text:span text:style-name="T20"> </text:span>digital technologies<text:span text:style-name="T15">workers</text:span>in<text:span text:style-name="T15"> </text:span>their<text:span text:style-name="T15">in</text:span>work<text:span text:style-name="T15"> </text:span>in<text:span text:style-name="T15">the</text:span><text:a xlink:type="simple" xlink:href="https://publications.jrc.ec.europa.eu/repository/handle/JRC143072" text:style-name="ListLabel_20_182" text:visited-style-name="ListLabel_20_182"><text:span text:style-name="T6">2024-2025</text:span></text:a><text:span text:style-name="T23"> </text:span>and<text:span text:style-name="T20">EU</text:span>30%<text:span text:style-name="T15"> </text:span>of <text:span text:style-name="T1">used</text:span><text:span text:style-name="T21"> </text:span><text:span text:style-name="T1">digital technologies</text:span><text:span text:style-name="T21"> </text:span><text:span text:style-name="T1">in</text:span><text:span text:style-name="T21"> </text:span><text:span text:style-name="T1">their</text:span><text:span text:style-name="T21"> </text:span><text:span text:style-name="T1">work</text:span><text:span text:style-name="T21"> </text:span><text:span text:style-name="T1">in</text:span><text:span text:style-name="T21"> </text:span><text:span text:style-name="T1">work</text:span><text:span text:style-name="T18">and</text:span><text:span text:style-name="T1">in</text:span><text:span text:style-name="T21">30%</text:span><text:span text:style-name="T1">the</text:span><text:span text:style-name="T21">of </text:span><text:a xlink:type="simple" xlink:href="https://publications.jrc.ec.europa.eu/repository/handle/JRC143072" text:style-name="ListLabel_20_184" text:visited-style-name="ListLabel_20_184"><text:span text:style-name="T24">same year</text:span></text:a><text:span text:style-name="T1">EU</text:span><text:span text:style-name="T18"> </text:span><text:a xlink:type="simple" xlink:href="https://www.cedefop.europa.eu/en/publications/9201" text:style-name="ListLabel_20_184" text:visited-style-name="ListLabel_20_184"><text:span text:style-name="T24">2024</text:span></text:a><text:span text:style-name="T1">workers</text:span><text:span text:style-name="T18"> </text:span><text:span text:style-name="T1">used</text:span><text:span text:style-name="T18"> </text:span><text:span text:style-name="T1">AI</text:span><text:span text:style-name="T18"> </text:span><text:span text:style-name="T1">systems</text:span><text:span text:style-name="T18"> </text:span><text:span text:style-name="T1">in</text:span><text:span text:style-name="T18"> </text:span><text:span text:style-name="T1">work</text:span><text:span text:style-name="T18"> </text:span><text:span text:style-name="T1">in</text:span><text:span text:style-name="T18"> </text:span><text:span text:style-name="T1">the</text:span><text:span text:style-name="T18"> </text:span><text:span text:style-name="T1">. In</text:span><text:span text:style-name="T18"> </text:span><text:span text:style-name="T1">,</text:span>yet<text:span text:style-name="T17"> </text:span>only<text:span text:style-name="T17">42%</text:span>15%<text:span text:style-name="T17"> </text:span>had<text:span text:style-name="T17">of</text:span>participated<text:span text:style-name="T17"> </text:span>in<text:span text:style-name="T17">EU</text:span>AI<text:span text:style-name="T17"> </text:span>skills<text:span text:style-name="T17">workers</text:span>training.</text:p>
      <text:p text:style-name="Standard"/>
      <text:p text:style-name="Standard">DigComp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p>
      <text:p text:style-name="Standard"/>
      <text:p text:style-name="Standard">The first version of the DigComp framework was published in <text:span text:style-name="T3">2013</text:span>, with updates published in <text:span text:style-name="T3">2016</text:span>, <text:a xlink:type="simple" xlink:href="https://publications.jrc.ec.europa.eu/repository/handle/JRC83167" text:style-name="ListLabel_20_182" text:visited-style-name="ListLabel_20_182">2017<text:span text:style-name="T6">2013</text:span></text:a> and <text:span text:style-name="T3">2022</text:span>. All versions of the framework are underpinned by a scientific evidence-based approach and consultation with experts and stakeholders. Similary, this iteration of DigComp has been shaped by scientific research and input and feedback from around 300 experts and stakeholders from a diversity of backgrounds.</text:p>
      <text:p text:style-name="Standard"/>
      <text:p text:style-name="Standard">This update responds to significant developments, trends and practices in relation to digital technologies that have occurred since 2022. It is shaped by five main priorities identified in expert and stakeholder consultations and policy and academic literature: AI competence; cybersecurity competence; rights, choice and responsibility; wellbeing in digital environments; and competence to deal with misinformation and disinformation. In addition, DigComp3.0 embodies the human-centric values of the <text:span text:style-name="T1">European Declaration on</text:span> <text:span text:style-name="T27">Digital Rights and Principles for the Digital Decade</text:span>.</text:p>
      <text:p text:style-name="Standard"/>
      <text:p text:style-name="P19">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p>
      <text:p text:style-name="Standard">They are classified by knowledge, skills and attitudes. 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text:span text:style-name="T1"/>other.</text:p>
      <text:p text:style-name="Standard"/>
      <text:p text:style-name="Standard" loext:marker-style-name="T4">In<text:span text:style-name="T5">In</text:span>addition<text:span text:style-name="T5"> </text:span>to<text:span text:style-name="T5">addition</text:span>this<text:span text:style-name="T5"> </text:span>framework<text:span text:style-name="T5">to</text:span>document,<text:span text:style-name="T5"> </text:span>readers<text:span text:style-name="T5">this</text:span>can access<text:span text:style-name="T1"> </text:span>the<text:span text:style-name="T1">framework</text:span><text:a xlink:type="simple" xlink:href="https://joint-research-centre.ec.europa.eu/projects-and-activities/education-and-training/digital-transformation-education/digital-competence-framework-citizens-digcomp_en" text:style-name="ListLabel_20_182" text:visited-style-name="ListLabel_20_182"><text:span text:style-name="T6">JRC-DigComp web space</text:span></text:a>,<text:span text:style-name="T1"> </text:span>which<text:span text:style-name="T7">document,</text:span><text:span text:style-name="T1">provides: </text:span>a clear and user-friendly description of <text:soft-page-break/>DigComp 3.0; an<text:span text:style-name="T29">readers</text:span>editable<text:span text:style-name="T29"> </text:span>version<text:span text:style-name="T29">can access</text:span>of<text:span text:style-name="T29"> </text:span>the<text:span text:style-name="T30">the</text:span><text:span text:style-name="T1">framework; a</text:span><text:span text:style-name="T21">,</text:span><text:span text:style-name="T1">spreadsheet</text:span><text:span text:style-name="T18">which</text:span><text:span text:style-name="T1">version,</text:span><text:span text:style-name="T21">provides: </text:span><text:span text:style-name="T1">a clear and user-friendly description of DigComp 3.0; an</text:span><text:span text:style-name="T21"> </text:span><text:span text:style-name="T1">editable</text:span><text:span text:style-name="T21"> </text:span><text:span text:style-name="T1">version</text:span><text:span text:style-name="T21"> </text:span><text:span text:style-name="T1">of</text:span><text:span text:style-name="T21"> </text:span><text:span text:style-name="T1">the</text:span>version (in JavaScript Object Notation, JSON <text:span text:style-name="T1">format)</text:span><text:span text:style-name="T19">framework; a</text:span><text:span text:style-name="T1">of</text:span><text:span text:style-name="T16">spreadsheet</text:span><text:span text:style-name="T1">the</text:span><text:span text:style-name="T16">version,</text:span><text:span text:style-name="T1">tabular</text:span><text:span text:style-name="T19">and</text:span><text:span text:style-name="T1">elements</text:span><text:span text:style-name="T16">a</text:span><text:span text:style-name="T1">of</text:span><text:span text:style-name="T16">linked</text:span><text:span text:style-name="T1">DigComp</text:span><text:span text:style-name="T16">open</text:span><text:span text:style-name="T4">3.0.</text:span></text:p>
      <text:p text:style-name="P19" loext:marker-style-name="T4"><text:bookmark-start text:name="QUICK_GUIDE_TO_DIGCOMP_3.0"/><text:bookmark-start text:name="1._INTRODUCTION"/><text:bookmark-start text:name="_bookmark6"/><text:bookmark-start text:name="_bookmark5"/></text:p>
      <text:h text:style-name="P20" text:outline-level="1"><text:bookmark-start text:name="_bookmark7"/>Importance<draw:custom-shape text:anchor-type="char" draw:z-index="61" draw:name="Graphic 158" draw:style-name="gr1" draw:text-style-name="P21" svg:width="29.701cm" svg:height="20.998cm" svg:x="0cm" svg:y="0cm"> <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of<text:bookmark-end text:name="QUICK_GUIDE_TO_DIGCOMP_3.0"> </text:bookmark-end>digital <text:bookmark-end text:name="1._INTRODUCTION">competence</text:bookmark-end></text:h>
      <text:h text:style-name="P9" text:outline-level="2">European initiatives to support digital <text:bookmark text:name="1.1_Importance_of_digital_competence">competence</text:bookmark></text:h>
      <text:p text:style-name="Standard">Digital environments are intertwined with<text:span text:style-name="T32">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3"> </text:span>competences<text:span text:style-name="T33"> </text:span>bring<text:span text:style-name="T33"> </text:span>a<text:span text:style-name="T33"> </text:span>range<text:span text:style-name="T33"> </text:span>of<text:span text:style-name="T33"> </text:span>benefits to individuals (such as ability to use public and commercial<text:span text:style-name="T34"> </text:span>platforms<text:span text:style-name="T35"> </text:span>and<text:span text:style-name="T34"> </text:span>services,<text:span text:style-name="T35"> </text:span>to<text:span text:style-name="T35"> </text:span><text:span text:style-name="T1">broaden </text:span>employment and learning opportunities, to foster social connection and civic participation, and to support privacy management and wellbeing in digital environments) (Morte-Nadal &amp; Esteban- Navarro,<text:span text:style-name="T33"> </text:span>2025;<text:span text:style-name="T33"> </text:span>Stalmach<text:span text:style-name="T33"> </text:span>et<text:span text:style-name="T33"> </text:span>al.,<text:span text:style-name="T33"> </text:span>2023;<text:span text:style-name="T33"> </text:span>Pouliakis et al., 2025; Țarcă et al., 2024), as well as a<text:span text:style-name="T33"> </text:span>means to tackle social exclusion (Boerkamp et <text:bookmark text:name="Figure_1._Digital_competence_-_a_selecti"/>al.,<text:span text:style-name="T36"> </text:span>2024;<text:span text:style-name="T36"> </text:span>Brundle<text:span text:style-name="T36"> </text:span>et<text:span text:style-name="T36"> </text:span>al.,<text:span text:style-name="T36"> </text:span>2025)<text:span text:style-name="T36"> </text:span>and<text:span text:style-name="T36"> </text:span>to<text:span text:style-name="T36"> </text:span><text:span text:style-name="T1">enhance </text:span>the competitiveness of economies (Draghi, 2024; Pakhnenko<text:span text:style-name="T33"> </text:span>et<text:span text:style-name="T33"> </text:span>al.,<text:span text:style-name="T33"> </text:span>2025).</text:p>
      <text:p text:style-name="P22">Figure 1. Digital competence – a selection of facts and figures.</text:p>
      <text:p text:style-name="P23" loext:marker-style-name="T37"/>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4">Children and youth</text:p>
          </table:table-cell>
          <table:table-cell table:style-name="Tabel2.A1" office:value-type="string">
            <text:p text:style-name="P24">Adults in general</text:p>
          </table:table-cell>
          <table:table-cell table:style-name="Tabel2.A1" office:value-type="string">
            <text:p text:style-name="P24">Workers</text:p>
          </table:table-cell>
        </table:table-row>
        <table:table-row table:style-name="Tabel2.2">
          <table:table-cell table:style-name="Tabel2.A1" office:value-type="string">
            <text:p text:style-name="P24">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24">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24">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24">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24">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24">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24">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24">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24">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24">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24">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24">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2" loext:marker-style-name="T38"/>
      <text:p text:style-name="Standard" loext:marker-style-name="T39"><text:span text:style-name="T39">Figure 1 illustrates some of the implications of digital technologies for digital competence among children and youth, adults in general, and workers, through a selection of statistical evidence from recent surveys.</text:span></text:p>
      <text:p text:style-name="P25" loext:marker-style-name="T40"><text:bookmark text:name="1.2_European_initiatives_to_support_digi"/></text:p>
      <text:h text:style-name="P26" text:outline-level="2"><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2" loext:marker-style-name="T38"><text:bookmark text:name="Box_1._Some_key_European_policy_initiati"/><text:bookmark text:name="_bookmark8"/></text:p>
      <text:p text:style-name="P2">Box 1. Some key European policy initiatives related to digital competence.</text:p>
      <text:p text:style-name="Standard">The<text:span text:style-name="T5">The</text:span><text:a xlink:type="simple" xlink:href="https://digital-strategy.ec.europa.eu/en/policies/digital-decade-policy-programme" text:style-name="ListLabel_20_182" text:visited-style-name="ListLabel_20_182"><text:span text:style-name="T6">Digital Decade Policy Programme</text:span></text:a><text:span text:style-name="T41"> </text:span>sets<text:span text:style-name="T5"> </text:span>out<text:span text:style-name="T5">sets</text:span>objectives<text:span text:style-name="T5"> </text:span>and<text:span text:style-name="T5">out</text:span>targets<text:span text:style-name="T5"> </text:span>for<text:span text:style-name="T5">objectives</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82" text:visited-style-name="ListLabel_20_182"><text:span text:style-name="T6">European Pillar of Social Rights</text:span></text:a><text:span text:style-name="T41"> </text:span>includes<text:span text:style-name="T5">and</text:span>principles<text:span text:style-name="T5"> </text:span>related<text:span text:style-name="T5">targets</text:span>to<text:span text:style-name="T5"> </text:span>education,<text:span text:style-name="T5">for</text:span>training<text:span text:style-name="T5"> </text:span>and<text:span text:style-name="T5">Europe’s digital transformation towards 2030. In 2023, only 56% of adults in Europe had at least basic digital skills (European Commission, 2025a). The </text:span>lifelong<text:span text:style-name="T5"> </text:span>learning.<text:span text:style-name="T5">includes</text:span>It is<text:span text:style-name="T1"> </text:span>accompanied<text:span text:style-name="T1">principles</text:span>by<text:span text:style-name="T1"> </text:span>a<text:span text:style-name="T1">related</text:span><text:a xlink:type="simple" xlink:href="https://op.europa.eu/webpub/empl/european-pillar-of-social-rights/en/" text:style-name="ListLabel_20_182" text:visited-style-name="ListLabel_20_182"><text:span text:style-name="T6">European Pillar of Social Rights Action Plan</text:span></text:a><text:span text:style-name="T28"> </text:span>(2021)<text:span text:style-name="T1">to</text:span>which<text:span text:style-name="T1"> </text:span>sets<text:span text:style-name="T1">education,</text:span>a target of 60% of adults participating in education and training every year by 2030. In <text:a xlink:type="simple" xlink:href="https://ec.europa.eu/eurostat/statistics-explained/index.php?title=Adult_learning_statistics" text:style-name="ListLabel_20_182" text:visited-style-name="ListLabel_20_182"><text:span text:style-name="T6">2022</text:span></text:a>, this figure stood at 47%.</text:p>
      <text:p text:style-name="Standard">The <text:a xlink:type="simple" xlink:href="https://commission.europa.eu/topics/eu-competitiveness/union-skills_en" text:style-name="ListLabel_20_182" text:visited-style-name="ListLabel_20_182"><text:span text:style-name="T6">Union of Skills</text:span></text:a><text:span text:style-name="T26">The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82" text:visited-style-name="ListLabel_20_182"><text:span text:style-name="T6">Action Plan for Basic Skills</text:span></text:a><text:span text:style-name="T41"> </text:span>(European<text:span text:style-name="T5">(European Commission, 2025b) is an overarching strategy which aims to ensure that everyone in Europe is empowered to build solid skills foundations and engage in lifelong upskilling and reskilling. It includes an </text:span>Commission,<text:span text:style-name="T5"> </text:span>2025c)<text:span text:style-name="T5">(European</text:span>to<text:span text:style-name="T5"> </text:span>address<text:span text:style-name="T5">Commission,</text:span>declining<text:span text:style-name="T5"> </text:span>levels<text:span text:style-name="T5">2025c)</text:span>of basic skills (DigComp 3.0 is one of its actions), a <text:a xlink:type="simple" xlink:href="https://education.ec.europa.eu/sites/default/files/2025-03/STEM_Education_Strategic_Plan_COM_2025_89_1_EN_0.pdf" text:style-name="ListLabel_20_182" text:visited-style-name="ListLabel_20_182"><text:span text:style-name="T6">STEM Education Strategic Plan</text:span></text:a><text:span text:style-name="T26"> </text:span>(European Commission, 2025d), and a 2030 Roadmap on the future of digital education<text:span text:style-name="T8">to</text:span>and<text:span text:style-name="T8"> </text:span>skills<text:span text:style-name="T8">address</text:span>based<text:span text:style-name="T8"> </text:span>on<text:span text:style-name="T8">declining</text:span>a<text:span text:style-name="T8"> </text:span>review<text:span text:style-name="T8">levels</text:span>of<text:span text:style-name="T8"> </text:span>the<text:span text:style-name="T8">of basic skills (DigComp 3.0 is one of its actions), a </text:span><text:a xlink:type="simple" xlink:href="https://eur-lex.europa.eu/legal-content/EN/TXT/?uri=CELEX%3A52020DC0624" text:style-name="ListLabel_20_182" text:visited-style-name="ListLabel_20_182"><text:span text:style-name="T6">European Digital Education Action Plan</text:span></text:a><text:span text:style-name="T26"> </text:span>(DEAP) (European Commission, 2020, under which DigComp 2.2, the fourth edition<text:span text:style-name="T33">(European Commission, 2025d), and a 2030 Roadmap on the future of digital education</text:span>of DigComp, was completed).</text:p>
      <text:p text:style-name="Standard">The<text:span text:style-name="T5">The</text:span><text:a xlink:type="simple" xlink:href="https://commission.europa.eu/publications/guide-eu-citizenship_en" text:style-name="ListLabel_20_182" text:visited-style-name="ListLabel_20_182"><text:span text:style-name="T6">Guide to EU Citizenship</text:span></text:a><text:span text:style-name="T41"> </text:span>(European<text:span text:style-name="T5"> </text:span>Commission,<text:span text:style-name="T5">(European</text:span>2023c)<text:span text:style-name="T5"> </text:span>contains<text:span text:style-name="T5">Commission,</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82" text:visited-style-name="ListLabel_20_182"><text:span text:style-name="T6">European Strategy for a Better Internet for Kids</text:span></text:a><text:span text:style-name="T26">2023c)</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82" text:visited-style-name="ListLabel_20_182"><text:span text:style-name="T6">EU-wide inquiry on the broader impacts of social media on wellbeing</text:span></text:a><text:span text:style-name="T42"> </text:span>and<text:span text:style-name="T8">contains</text:span>a<text:span text:style-name="T8"> </text:span><text:a xlink:type="simple" xlink:href="https://eur-lex.europa.eu/legal-content/EN/TXT/?uri=intcom%3AAres%282025%295948822" text:style-name="ListLabel_20_182" text:visited-style-name="ListLabel_20_182"><text:span text:style-name="T6">European Action Plan Against Cyberbullying</text:span></text:a>.</text:p>
      <text:p text:style-name="Standard">The European Commission has also published the <text:a xlink:type="simple" xlink:href="https://digital-strategy.ec.europa.eu/en/library/ai-continent-action-plan" text:style-name="ListLabel_20_182" text:visited-style-name="ListLabel_20_182"><text:span text:style-name="T6">AI Continent Action Plan</text:span></text:a><text:span text:style-name="T26">The European Commission has also published the </text:span>(2025) and<text:span text:style-name="T4"> </text:span>the<text:span text:style-name="T4">(2025) and</text:span><text:a xlink:type="simple" xlink:href="https://digital-strategy.ec.europa.eu/en/policies/apply-ai" text:style-name="ListLabel_20_182" text:visited-style-name="ListLabel_20_182"><text:span text:style-name="T6">Apply AI Strategy</text:span></text:a><text:span text:style-name="T43"> </text:span>(2025)<text:span text:style-name="T4">the</text:span>which,<text:span text:style-name="T4"> </text:span>alongside<text:span text:style-name="T4"> </text:span>other<text:span text:style-name="T4">(2025)</text:span>initiatives,<text:span text:style-name="T4"> </text:span>aim<text:span text:style-name="T4">which,</text:span>to<text:span text:style-name="T4">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82" text:visited-style-name="ListLabel_20_182"><text:span text:style-name="T6">AI literacy framework</text:span></text:a> for<text:span text:style-name="T17">alongside</text:span>primary<text:span text:style-name="T17"> </text:span>and<text:span text:style-name="T17">other</text:span>secondary<text:span text:style-name="T17"> </text:span>education<text:span text:style-name="T17">initiatives,</text:span>with<text:span text:style-name="T17"> </text:span>the<text:span text:style-name="T17">aim</text:span>OECD,<text:span text:style-name="T17"> </text:span>the<text:span text:style-name="T17">to</text:span>first<text:span text:style-name="T17"> </text:span>draft<text:span text:style-name="T17">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span>of<text:span text:style-name="T17"> for</text:span>which<text:span text:style-name="T17"> </text:span>was published in May 2025. The AI literacy framework will be finalised in 2026.</text:p>
      <text:p text:style-name="Standard">Several <text:span text:style-name="T38">Several </text:span><text:span text:style-name="T44">European digital laws and regulations</text:span>have been published in recent years.<text:span text:style-name="T7"> </text:span>These<text:span text:style-name="T7">have been published in recent years.</text:span>help<text:span text:style-name="T7"> </text:span>to<text:span text:style-name="T7">These</text:span>protect<text:span text:style-name="T7"> </text:span>the<text:span text:style-name="T7">help</text:span>rights<text:span text:style-name="T7"> </text:span>of<text:span text:style-name="T7">to</text:span>individuals,<text:span text:style-name="T7"> </text:span>as<text:span text:style-name="T7">protect</text:span>well<text:span text:style-name="T7"> </text:span>as<text:span text:style-name="T7">the</text:span>setting<text:span text:style-name="T7"> </text:span>out<text:span text:style-name="T7">rights</text:span>their <text:span text:style-name="T1">responsibilities,</text:span><text:span text:style-name="T5">of</text:span><text:span text:style-name="T1">along</text:span><text:span text:style-name="T5">individuals,</text:span><text:span text:style-name="T1">with</text:span><text:span text:style-name="T5">as</text:span><text:span text:style-name="T1">obligations</text:span><text:span text:style-name="T5">well</text:span><text:span text:style-name="T1">of</text:span><text:span text:style-name="T5">as</text:span><text:span text:style-name="T1">the</text:span><text:span text:style-name="T5">setting</text:span><text:span text:style-name="T1">providers</text:span><text:span text:style-name="T5">out</text:span><text:span text:style-name="T1">of</text:span><text:span text:style-name="T5">their </text:span><text:span text:style-name="T1">responsibilities,</text:span><text:span text:style-name="T5"> </text:span><text:span text:style-name="T1">along</text:span><text:span text:style-name="T5"> </text:span><text:span text:style-name="T1">with</text:span>and services. The <text:a xlink:type="simple" xlink:href="https://www.consilium.europa.eu/en/policies/data-protection-regulation/" text:style-name="ListLabel_20_182" text:visited-style-name="ListLabel_20_182"><text:span text:style-name="T6">General Data Protection Regulation</text:span></text:a><text:span text:style-name="T26"> </text:span>(GDPR) (2018) sets out principles,<text:span text:style-name="T45">obligations</text:span>conditions<text:span text:style-name="T21"> </text:span>and<text:span text:style-name="T20">of</text:span>obligations<text:span text:style-name="T21"> </text:span>for<text:span text:style-name="T20">the</text:span>the<text:span text:style-name="T21"> </text:span>processing<text:span text:style-name="T20">providers</text:span>of<text:span text:style-name="T21"> </text:span>personal<text:span text:style-name="T20">of</text:span>data<text:span text:style-name="T21"> </text:span>and<text:span text:style-name="T20">digital</text:span>on<text:span text:style-name="T21"> </text:span>the <text:span text:style-name="T1">products,</text:span><text:span text:style-name="T3"> </text:span><text:span text:style-name="T1">platforms </text:span><text:span text:style-name="T3">and services. The </text:span><text:span text:style-name="T1">of</text:span><text:span text:style-name="T3">(GDPR) (2018) sets out principles,</text:span><text:span text:style-name="T1">such</text:span><text:span text:style-name="T3">conditions</text:span><text:span text:style-name="T1">data.</text:span><text:span text:style-name="T3">and</text:span><text:span text:style-name="T1">The</text:span><text:span text:style-name="T3">obligations</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24">European Accessibility Act</text:span></text:a><text:span text:style-name="T43"> </text:span><text:span text:style-name="T1">for</text:span><text:span text:style-name="T3"> </text:span><text:span text:style-name="T1">the</text:span><text:span text:style-name="T3"> </text:span><text:span text:style-name="T1">processing</text:span><text:span text:style-name="T3"> </text:span><text:span text:style-name="T1">of</text:span><text:span text:style-name="T17"> </text:span><text:span text:style-name="T1">personal</text:span><text:span text:style-name="T17"> </text:span><text:span text:style-name="T1">data</text:span><text:span text:style-name="T17"> </text:span><text:span text:style-name="T1">and</text:span><text:span text:style-name="T17"> </text:span><text:span text:style-name="T1">on</text:span><text:span text:style-name="T17"> </text:span><text:span text:style-name="T1">the </text:span><text:span text:style-name="T17">free</text:span><text:span text:style-name="T1">for</text:span><text:span text:style-name="T17">movement</text:span><text:span text:style-name="T1">accessible</text:span><text:span text:style-name="T17">of</text:span><text:span text:style-name="T1">products</text:span><text:span text:style-name="T17">such</text:span><text:span text:style-name="T1">and</text:span><text:span text:style-name="T17">data.</text:span><text:span text:style-name="T1">services,</text:span><text:span text:style-name="T17">The</text:span><text:span text:style-name="T1">including </text:span>computers and operating systems, smartphones, banking and e-commerce.</text:p>
      <text:p text:style-name="Standard"><text:span text:style-name="T1">The</text:span><text:span text:style-name="T17"> </text:span><text:a xlink:type="simple" xlink:href="https://digital-strategy.ec.europa.eu/en/policies/cyber-resilience-act" text:style-name="ListLabel_20_184" text:visited-style-name="ListLabel_20_184"><text:span text:style-name="T24">Cyber Resilience Act</text:span></text:a><text:span text:style-name="T41"> </text:span><text:span text:style-name="T1">(2024)</text:span><text:span text:style-name="T17"> </text:span><text:span text:style-name="T1">protects</text:span><text:span text:style-name="T17"> </text:span><text:span text:style-name="T1">individual</text:span><text:span text:style-name="T17"> </text:span><text:span text:style-name="T1">consumers</text:span><text:span text:style-name="T17"> </text:span><text:span text:style-name="T1">and</text:span><text:span text:style-name="T17"> </text:span><text:span text:style-name="T1">businesses </text:span>buying<text:span text:style-name="T16">buying</text:span>software<text:span text:style-name="T16"> </text:span>or<text:span text:style-name="T16">software</text:span>hardware<text:span text:style-name="T16"> </text:span>products.<text:span text:style-name="T16">or</text:span>It<text:span text:style-name="T16"> </text:span>introduces<text:span text:style-name="T16">hardware</text:span>mandatory<text:span text:style-name="T16"> </text:span>cybersecurity <text:span text:style-name="T1">products.</text:span><text:span text:style-name="T17"> </text:span><text:span text:style-name="T1">It</text:span><text:span text:style-name="T17"> </text:span><text:span text:style-name="T1">introduces</text:span><text:span text:style-name="T17"> </text:span><text:span text:style-name="T1">mandatory</text:span><text:span text:style-name="T17"> </text:span><text:span text:style-name="T1">cybersecurity </text:span><text:span text:style-name="T17">requirements</text:span><text:span text:style-name="T1">these</text:span><text:span text:style-name="T17">for</text:span><text:span text:style-name="T1">products.</text:span><text:span text:style-name="T17">the</text:span><text:span text:style-name="T1">The</text:span><text:span text:style-name="T17">providers</text:span><text:a xlink:type="simple" xlink:href="https://digital-markets-act.ec.europa.eu/about-dma_en" text:style-name="ListLabel_20_184" text:visited-style-name="ListLabel_20_184"><text:span text:style-name="T24">Digital Markets Act</text:span></text:a><text:span text:style-name="T41"> </text:span><text:span text:style-name="T1">of</text:span><text:span text:style-name="T17"> </text:span><text:span text:style-name="T1">these</text:span>consumers<text:span text:style-name="T1"> </text:span>new<text:span text:style-name="T1">products.</text:span>powers<text:span text:style-name="T1"> </text:span>of<text:span text:style-name="T1">The</text:span>choice<text:span text:style-name="T1"> </text:span>in<text:span text:style-name="T1"> </text:span>digital<text:span text:style-name="T1">(2022)</text:span>services,<text:span text:style-name="T1"> </text:span>data<text:span text:style-name="T1">gives </text:span>ownership<text:span text:style-name="T1">consumers</text:span>and<text:span text:style-name="T1"> </text:span>portability, streamlined<text:span text:style-name="T5">new</text:span>access<text:span text:style-name="T5"> </text:span>to<text:span text:style-name="T5">powers</text:span>services,<text:span text:style-name="T5"> </text:span>and<text:span text:style-name="T5">of</text:span>the<text:span text:style-name="T5"> </text:span>right<text:span text:style-name="T5">choice</text:span>to<text:span text:style-name="T5"> </text:span>unbiased<text:span text:style-name="T5">in</text:span>search<text:span text:style-name="T5"> </text:span>results.<text:span text:style-name="T5">digital</text:span>The<text:span text:style-name="T3"> </text:span><text:a xlink:type="simple" xlink:href="https://commission.europa.eu/strategy-and-policy/priorities-2019-2024/europe-fit-digital-age/digital-services-act_en" text:style-name="ListLabel_20_182" text:visited-style-name="ListLabel_20_182"><text:span text:style-name="T6">Digital Services Act</text:span></text:a><text:span text:style-name="T26">services,</text:span>(2022)<text:span text:style-name="T7"> </text:span>helps<text:span text:style-name="T7">data</text:span>to<text:span text:style-name="T7"> </text:span>prevent<text:span text:style-name="T7">ownership</text:span>illegal<text:span text:style-name="T7"> </text:span>and<text:span text:style-name="T7">and</text:span>harmful<text:span text:style-name="T7"> </text:span>activities<text:span text:style-name="T7">portability, streamlined</text:span>online,<text:span text:style-name="T7"> </text:span>including <text:span text:style-name="T1">access</text:span><text:span text:style-name="T8"> </text:span><text:span text:style-name="T1">to</text:span><text:span text:style-name="T8"> </text:span><text:span text:style-name="T1">services,</text:span><text:span text:style-name="T8"> </text:span><text:span text:style-name="T1">and</text:span><text:span text:style-name="T8"> </text:span><text:span text:style-name="T1">the</text:span><text:span text:style-name="T8"> </text:span><text:span text:style-name="T1">right</text:span><text:span text:style-name="T8"> </text:span><text:span text:style-name="T1">to</text:span><text:span text:style-name="T8"> </text:span><text:span text:style-name="T1">unbiased</text:span><text:span text:style-name="T8"> </text:span><text:span text:style-name="T1">search</text:span><text:span text:style-name="T8"> </text:span><text:span text:style-name="T1">results.</text:span><text:span text:style-name="T8"> </text:span><text:span text:style-name="T1">The</text:span><text:span text:style-name="T16"> </text:span><text:span text:style-name="T1">marketplaces,</text:span><text:span text:style-name="T16">(2022)</text:span><text:soft-page-break/><text:span text:style-name="T1">social</text:span><text:span text:style-name="T16">helps</text:span><text:span text:style-name="T1">networks,</text:span><text:span text:style-name="T16">to</text:span><text:span text:style-name="T1">content-sharing</text:span><text:span text:style-name="T16">prevent</text:span><text:span text:style-name="T1">platforms,</text:span><text:span text:style-name="T16">illegal</text:span><text:span text:style-name="T1">app</text:span><text:span text:style-name="T16">and</text:span><text:span text:style-name="T1">stores,</text:span><text:span text:style-name="T16">harmful</text:span><text:span text:style-name="T1">and</text:span><text:span text:style-name="T16">activities</text:span><text:span text:style-name="T1">online </text:span>travel<text:span text:style-name="T8">online,</text:span>and<text:span text:style-name="T8"> </text:span>accommodation<text:span text:style-name="T8">including </text:span>platforms.<text:span text:style-name="T8">the</text:span>It<text:span text:style-name="T8"> </text:span>ensures<text:span text:style-name="T8">spread</text:span>user<text:span text:style-name="T8"> </text:span>safety,<text:span text:style-name="T8">of</text:span>including<text:span text:style-name="T8"> </text:span>children, <text:span text:style-name="T1">disinformation.</text:span><text:span text:style-name="T3"> </text:span><text:span text:style-name="T1">It</text:span><text:span text:style-name="T3"> </text:span><text:span text:style-name="T1">regulates</text:span><text:span text:style-name="T3"> </text:span><text:span text:style-name="T1">online</text:span><text:span text:style-name="T3"> </text:span><text:span text:style-name="T1">intermediaries</text:span><text:span text:style-name="T3"> </text:span><text:span text:style-name="T1">and</text:span><text:span text:style-name="T3"> </text:span><text:span text:style-name="T1">platforms</text:span><text:span text:style-name="T3"> </text:span><text:span text:style-name="T1">such as</text:span><text:span text:style-name="T3"> </text:span><text:span text:style-name="T1">marketplaces,</text:span><text:span text:style-name="T3"> </text:span><text:span text:style-name="T1">social</text:span><text:span text:style-name="T3"> </text:span><text:span text:style-name="T1">networks,</text:span><text:span text:style-name="T3"> </text:span><text:span text:style-name="T1">content-sharing</text:span><text:a xlink:type="simple" xlink:href="https://digital-strategy.ec.europa.eu/en/library/commission-publishes-guidelines-protection-minors" text:style-name="ListLabel_20_182" text:visited-style-name="ListLabel_20_182"><text:span text:style-name="T6">Guidelines</text:span></text:a><text:span text:style-name="T42"> </text:span>for<text:span text:style-name="T5">platforms,</text:span>the<text:span text:style-name="T5"> </text:span>protection<text:span text:style-name="T5">app</text:span>of<text:span text:style-name="T5"> </text:span>minors<text:span text:style-name="T5">stores,</text:span>under<text:span text:style-name="T5"> </text:span>the<text:span text:style-name="T5">and</text:span>Digital<text:span text:style-name="T5"> </text:span>Services<text:span text:style-name="T5">online </text:span>Act<text:span text:style-name="T5">travel</text:span>have<text:span text:style-name="T5"> </text:span>also<text:span text:style-name="T5">and</text:span>been published by the European Commission.</text:p>
      <text:p text:style-name="Standard"><text:span text:style-name="T1">The</text:span><text:span text:style-name="T17"> </text:span><text:a xlink:type="simple" xlink:href="https://digital-strategy.ec.europa.eu/en/policies/regulatory-framework-ai" text:style-name="ListLabel_20_184" text:visited-style-name="ListLabel_20_184"><text:span text:style-name="T24">AI Act</text:span></text:a><text:span text:style-name="T41"> </text:span><text:span text:style-name="T1">(2024)</text:span><text:span text:style-name="T17"> </text:span><text:span text:style-name="T1">addresses</text:span><text:span text:style-name="T17"> </text:span><text:span text:style-name="T1">risks</text:span><text:span text:style-name="T17"> </text:span><text:span text:style-name="T1">to</text:span><text:span text:style-name="T17"> </text:span><text:span text:style-name="T1">individuals’</text:span><text:span text:style-name="T17"> </text:span><text:span text:style-name="T1">health,</text:span><text:span text:style-name="T17"> </text:span><text:span text:style-name="T1">safety,</text:span><text:span text:style-name="T17"> </text:span><text:span text:style-name="T1">and</text:span><text:span text:style-name="T17"> </text:span><text:span text:style-name="T1">fundamental</text:span><text:span text:style-name="T17"> </text:span><text:span text:style-name="T1">rights </text:span>in<text:span text:style-name="T45">in</text:span>relation<text:span text:style-name="T21"> </text:span>to<text:span text:style-name="T20">relation</text:span>AI<text:span text:style-name="T21"> </text:span>systems.<text:span text:style-name="T20">to</text:span>It<text:span text:style-name="T21"> </text:span>provides<text:span text:style-name="T20">AI</text:span>developers<text:span text:style-name="T21"> </text:span>and<text:span text:style-name="T20">systems.</text:span>deployers<text:span text:style-name="T21"> </text:span>with<text:span text:style-name="T20">It</text:span>clear<text:span text:style-name="T21"> </text:span>requirements and<text:span text:style-name="T1">provides</text:span>obligations<text:span text:style-name="T1"> </text:span>regarding<text:span text:style-name="T1">developers</text:span>specific<text:span text:style-name="T1"> </text:span>uses<text:span text:style-name="T1">and</text:span>of<text:span text:style-name="T1"> </text:span>AI,<text:span text:style-name="T1">deployers</text:span>while<text:span text:style-name="T1"> </text:span>reducing<text:span text:style-name="T1">with</text:span>administrative<text:span text:style-name="T1"> </text:span>and financial<text:span text:style-name="T8">clear</text:span>burdens<text:span text:style-name="T8"> </text:span>for<text:span text:style-name="T8">requirements and</text:span>businesses<text:span text:style-name="T8"> </text:span>to<text:span text:style-name="T8">obligations</text:span>facilitate<text:span text:style-name="T8"> </text:span>innovation.<text:span text:style-name="T8">regarding</text:span>It<text:span text:style-name="T8"> </text:span>bans<text:span text:style-name="T8">specific</text:span>the<text:span text:style-name="T8"> </text:span>use<text:span text:style-name="T8">uses</text:span>of<text:span text:style-name="T8"> </text:span>AI systems that are incompatible with European values, while imposing requirements on<text:span text:style-name="T8">of</text:span>AI<text:span text:style-name="T8"> </text:span>systems<text:span text:style-name="T8">AI,</text:span>that<text:span text:style-name="T8"> </text:span>are<text:span text:style-name="T8">while</text:span>classified<text:span text:style-name="T8"> </text:span>as<text:span text:style-name="T8">reducing</text:span>‘high<text:span text:style-name="T8"> </text:span>risk’.<text:span text:style-name="T8">administrative</text:span>For<text:span text:style-name="T8"> </text:span>all<text:span text:style-name="T8">and financial</text:span>providers<text:span text:style-name="T8"> </text:span>and<text:span text:style-name="T8">burdens</text:span>deployers<text:span text:style-name="T8"> </text:span>of<text:span text:style-name="T8">for</text:span>AI systems,<text:span text:style-name="T8"> </text:span>Article<text:span text:style-name="T8">businesses</text:span>4<text:span text:style-name="T8"> </text:span>of<text:span text:style-name="T8">to</text:span>the<text:span text:style-name="T8"> </text:span>AI<text:span text:style-name="T8">facilitate</text:span>Act<text:span text:style-name="T8"> </text:span>mandates<text:span text:style-name="T8">innovation.</text:span>to<text:span text:style-name="T8"> </text:span>ensure<text:span text:style-name="T8">It</text:span>a<text:span text:style-name="T8"> </text:span>sufficient<text:span text:style-name="T8">bans</text:span>level<text:span text:style-name="T8"> </text:span>of<text:span text:style-name="T8">the</text:span>AI<text:span text:style-name="T8"> </text:span>literacy <text:span text:style-name="T1">use</text:span><text:span text:style-name="T5"> </text:span><text:span text:style-name="T1">of</text:span><text:span text:style-name="T5"> </text:span><text:span text:style-name="T1">AI systems that are incompatible with European values, while imposing requirements on</text:span><text:span text:style-name="T5"> </text:span><text:span text:style-name="T1">AI</text:span><text:span text:style-name="T4"> </text:span><text:span text:style-name="T1">systems</text:span><text:span text:style-name="T5"> </text:span><text:span text:style-name="T1">that</text:span><text:span text:style-name="T5"> </text:span><text:span text:style-name="T1">are</text:span><text:span text:style-name="T4"> </text:span><text:span text:style-name="T1">classified</text:span><text:span text:style-name="T5"> </text:span><text:span text:style-name="T1">as</text:span><text:span text:style-name="T5"> </text:span><text:span text:style-name="T1">‘high</text:span><text:span text:style-name="T5"> </text:span><text:span text:style-name="T1">risk’.</text:span><text:span text:style-name="T4"> </text:span><text:span text:style-name="T1">For</text:span><text:span text:style-name="T5"> </text:span><text:span text:style-name="T1">all</text:span><text:span text:style-name="T5"> </text:span><text:span text:style-name="T1">providers</text:span><text:span text:style-name="T4"> </text:span><text:span text:style-name="T5">and</text:span>implementation<text:span text:style-name="T20"> </text:span>of<text:span text:style-name="T21">deployers</text:span>Article<text:span text:style-name="T20"> </text:span>4,<text:span text:style-name="T21">of</text:span>the<text:span text:style-name="T20"> </text:span>Commission<text:span text:style-name="T21">AI systems,</text:span>has<text:span text:style-name="T20"> </text:span>published<text:span text:style-name="T21">Article</text:span>a<text:span text:style-name="T20"> </text:span><text:a xlink:type="simple" xlink:href="https://digital-strategy.ec.europa.eu/en/policies/ai-talent-skills-and-literacy#1720699867912-1" text:style-name="ListLabel_20_182" text:visited-style-name="ListLabel_20_182"><text:span text:style-name="T6">Q&amp;A and a repository of</text:span></text:a><text:span text:style-name="T26">4</text:span><text:a xlink:type="simple" xlink:href="https://digital-strategy.ec.europa.eu/en/policies/ai-talent-skills-and-literacy#1720699867912-1" text:style-name="ListLabel_20_182" text:visited-style-name="ListLabel_20_182"><text:span text:style-name="T6">AI literacy practices</text:span></text:a><text:span text:style-name="T26"> </text:span>from companies and public sector organisations.</text:p>
      <text:p text:style-name="Standard">The<text:span text:style-name="T5">The</text:span><text:a xlink:type="simple" xlink:href="https://digital-strategy.ec.europa.eu/en/policies/eudi-regulation" text:style-name="ListLabel_20_182" text:visited-style-name="ListLabel_20_182"><text:span text:style-name="T6">European Digital Identity Regulation</text:span></text:a><text:span text:style-name="T41"> </text:span>(2024)<text:span text:style-name="T5"> </text:span>mandates<text:span text:style-name="T5">(2024)</text:span>Member<text:span text:style-name="T5"> </text:span>States<text:span text:style-name="T5">mandates</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82" text:visited-style-name="ListLabel_20_182"><text:span text:style-name="T6">European Media Freedom Act</text:span></text:a><text:span text:style-name="T26">Member</text:span>(2024) establishes the European Board for Media Services to promote effective and consistent application of the (revised) <text:a xlink:type="simple" xlink:href="https://eur-lex.europa.eu/eli/dir/2018/1808/oj" text:style-name="ListLabel_20_182" text:visited-style-name="ListLabel_20_182"><text:span text:style-name="T6">Audio-Visual Media Services Directive</text:span></text:a><text:span text:style-name="T26"> </text:span>(2018).</text:p>
      <text:p text:style-name="P4" loext:marker-style-name="T2"/>
      <text:h text:style-name="P9" text:outline-level="2">Values<text:bookmark text:name="1.3_Adoption_and_use_of_DigComp"> </text:bookmark>and<text:bookmark text:name="_bookmark9"> </text:bookmark>principles<text:span text:style-name="T1"> </text:span>guiding DigComp 3.0</text:h>
      <text:p text:style-name="P27">An important feature of DigComp is the extent<text:span text:style-name="T46">An important feature of DigComp is the extent</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3"> </text:span>&amp; Cosgrove, 2025, Kluzer et al., 2020), and forms the conceptual basis of the <text:a xlink:type="simple" xlink:href="https://ec.europa.eu/eurostat/cache/metadata/en/isoc_sk_dskl_i21_esmsip2.htm" text:style-name="ListLabel_20_182" text:visited-style-name="ListLabel_20_182"><text:span text:style-name="T6">Digital Skills Indicator</text:span></text:a><text:span text:style-name="T26">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DSI) (Vuorikari et al., 2022b), which is used to monitor the level of basic digital skills in Europe through the <text:a xlink:type="simple" xlink:href="https://digital-strategy.ec.europa.eu/en/policies/digital-decade-policy-programme" text:style-name="ListLabel_20_182" text:visited-style-name="ListLabel_20_182"><text:span text:style-name="T6">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25" loext:marker-style-name="T40"><text:bookmark text:name="1.4_Values_and_principles_guiding_DigCom"/></text:p>
      <text:h text:style-name="P26" text:outline-level="2">Wat is er nieuw in DigComp 3.0?</text:h>
      <text:p text:style-name="Standard">The<text:span text:style-name="T8">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P28"/>
      <text:p text:style-name="Standard">DigComp 3.0, the fifth edition of the framework,<text:span text:style-name="T47"> </text:span>continues to be the key reference framework for digital competence in the EU. Digital competence<text:span text:style-name="T46"> </text:span>is<text:span text:style-name="T7"> </text:span>one<text:span text:style-name="T7"> </text:span>of<text:span text:style-name="T7"> </text:span>the<text:span text:style-name="T7"> </text:span>eight<text:span text:style-name="T7"> </text:span>key<text:span text:style-name="T7"> </text:span>competences<text:span text:style-name="T7"> </text:span>of<text:span text:style-name="T7"> </text:span>the<text:span text:style-name="T7"> </text:span><text:a xlink:type="simple" xlink:href="https://eur-lex.europa.eu/legal-content/EN/TXT/?uri=uriserv%3AOJ.C_.2018.189.01.0001.01.ENG&amp;toc=OJ%3AC%3A2018%3A189%3ATOC" text:style-name="ListLabel_20_182" text:visited-style-name="ListLabel_20_182"><text:span text:style-name="T6">Council Recommendation on key competences for lifelong learning</text:span></text:a><text:span text:style-name="T26"> </text:span>(European Commission, 2006; 2018).</text:p>
      <text:p text:style-name="P29">Key competences are knowledge, skills, and attitudes needed by all for personal fulfilment and development, employability, social inclusion and active citizenship.</text:p>
      <text:p text:style-name="Standard"/>
      <text:p text:style-name="Standard">DigComp<text:span text:style-name="T3">DigComp</text:span>3.0<text:span text:style-name="T3"> </text:span>embodies<text:span text:style-name="T3">3.0</text:span>the<text:span text:style-name="T3"> </text:span>values<text:span text:style-name="T3">embodies</text:span>of<text:span text:style-name="T3"> </text:span>the<text:span text:style-name="T3">the</text:span><text:a xlink:type="simple" xlink:href="https://eur-lex.europa.eu/legal-content/EN/TXT/?uri=OJ%3AJOC_2023_023_R_0001" text:style-name="ListLabel_20_182" text:visited-style-name="ListLabel_20_182"><text:span text:style-name="T6">European</text:span></text:a><text:span text:style-name="T26"> </text:span><text:a xlink:type="simple" xlink:href="https://eur-lex.europa.eu/legal-content/EN/TXT/?uri=OJ%3AJOC_2023_023_R_0001" text:style-name="ListLabel_20_182" text:visited-style-name="ListLabel_20_182"><text:span text:style-name="T6">Declaration on Digital Rights and Principles for the</text:span></text:a><text:span text:style-name="T26">values</text:span><text:a xlink:type="simple" xlink:href="https://eur-lex.europa.eu/legal-content/EN/TXT/?uri=OJ%3AJOC_2023_023_R_0001" text:style-name="ListLabel_20_182" text:visited-style-name="ListLabel_20_182"><text:span text:style-name="T6">Digital Decade</text:span></text:a><text:span text:style-name="T48"> </text:span>(European<text:span text:style-name="T5">of</text:span>Commission,<text:span text:style-name="T5"> </text:span>2023a) <text:span text:style-name="T4">the</text:span><text:span text:style-name="T3"> </text:span><text:span text:style-name="T4">promotes</text:span><text:span text:style-name="T3"> </text:span><text:span text:style-name="T4">a</text:span><text:span text:style-name="T3">(European</text:span><text:span text:style-name="T4">human-centric</text:span><text:span text:style-name="T3">Commission,</text:span><text:span text:style-name="T4">vision</text:span><text:span text:style-name="T3">2023a) </text:span><text:span text:style-name="T4">which</text:span><text:span text:style-name="T3"> </text:span><text:span text:style-name="T4">promotes</text:span><text:span text:style-name="T3"> </text:span><text:span text:style-name="T4">a</text:span>transformation. <text:span text:style-name="T49"><text:s/></text:span>It<text:span text:style-name="T15">human-centric</text:span>is<text:span text:style-name="T20"> </text:span>organised<text:span text:style-name="T15">vision</text:span>into<text:span text:style-name="T15"> </text:span>six<text:span text:style-name="T15">of</text:span>themes<text:span text:style-name="T15"> </text:span>(see <text:span text:style-name="T14">the</text:span><text:span text:style-name="T50"> </text:span><text:span text:style-name="T14">digital </text:span><text:span text:style-name="T1">transformation. </text:span><text:span text:style-name="T21"> </text:span><text:span text:style-name="T1">It</text:span><text:span text:style-name="T18"> </text:span><text:span text:style-name="T1">is</text:span><text:span text:style-name="T21"> </text:span><text:span text:style-name="T1">organised</text:span><text:span text:style-name="T21"> </text:span><text:span text:style-name="T1">into</text:span><text:span text:style-name="T21"> </text:span><text:span text:style-name="T1">six</text:span><text:span text:style-name="T21"> </text:span><text:a xlink:type="simple" xlink:href="https://eur-lex.europa.eu/eli/treaty/char_2012/oj/eng" text:style-name="ListLabel_20_184" text:visited-style-name="ListLabel_20_184"><text:span text:style-name="T24">EU Charter of</text:span></text:a><text:span text:style-name="T28">themes</text:span><text:a xlink:type="simple" xlink:href="https://eur-lex.europa.eu/eli/treaty/char_2012/oj/eng" text:style-name="ListLabel_20_182" text:visited-style-name="ListLabel_20_182"><text:span text:style-name="T6">Fundamental Rights</text:span></text:a><text:span text:style-name="T51"> </text:span>(European<text:span text:style-name="T25">(see </text:span>Commission,<text:span text:style-name="T25">Figure</text:span>2012).</text:p>
      <text:p text:style-name="P4" loext:marker-style-name="T2"/>
      <text:p text:style-name="Standard"><text:bookmark text:name="Figure_2._The_six_themes_of_the_European"/><text:span text:style-name="T38">Figure</text:span><text:span text:style-name="T44"> </text:span><text:span text:style-name="T38">2.</text:span><text:span text:style-name="T52"> </text:span>The<text:span text:style-name="T4"> </text:span>six<text:span text:style-name="T4"> </text:span>themes<text:span text:style-name="T4"> </text:span>of<text:span text:style-name="T4"> </text:span>the<text:span text:style-name="T4"> </text:span>European<text:span text:style-name="T4"> </text:span>Declaration<text:span text:style-name="T4"> </text:span>on Digital Rights and Principles (2023).</text:p>
      <text:list text:style-name="WWNum3">
        <text:list-item>
          <text:p text:style-name="P30">People at the centre: Digital technologies should protect people’s rights, support democracy, and ensure that all digital players act responsibly and safely. The EU promotes these values around the world.</text:p>
        </text:list-item>
        <text:list-item>
          <text:p text:style-name="P30">Solidarity and inclusion: Technology should unite, not divide, people. Everyone should have access to the internet, to digital skills, to digital public services, and to fair working conditions.</text:p>
        </text:list-item>
        <text:list-item>
          <text:p text:style-name="P30">Freedom of choice: People should benefit from a fair online environment, be safe from illegal and harmful content, and be empowered when they interact with new and evolving technologies like artificial intelligence.</text:p>
        </text:list-item>
        <text:list-item>
          <text:p text:style-name="P30">Participatie\nBurgers moeten op alle niveaus kunnen deelnemen aan het democratische proces en controle hebben over hun eigen gegevens.</text:p>
        </text:list-item>
        <text:list-item>
          <text:p text:style-name="P30">Safety and security: The digital environment should be safe and secure. All users, from childhood to old age, should be empowered and protected.</text:p>
        </text:list-item>
        <text:list-item>
          <text:p text:style-name="P30">Duurzaamheid\nDigitale apparaten moeten duurzaamheid en de groene transitie ondersteunen. Mensen moeten weten wat de milieu-impact en het energieverbruik van hun apparaten zijn.</text:p>
        </text:list-item>
      </text:list>
      <text:p text:style-name="P31"><text:span text:style-name="T53">Source:</text:span><text:span text:style-name="T54"> </text:span><text:span text:style-name="T53">Based</text:span><text:span text:style-name="T55"> </text:span><text:span text:style-name="T53">on</text:span><text:span text:style-name="T55"> </text:span><text:a xlink:type="simple" xlink:href="https://digital-strategy.ec.europa.eu/en/factpages/digital-rights-and-principles" text:style-name="ListLabel_20_185" text:visited-style-name="ListLabel_20_185"><text:span text:style-name="T56">https://digital-strategy.ec.europa.eu/en/fact-</text:span></text:a><text:span text:style-name="T57"> </text:span><text:a xlink:type="simple" xlink:href="https://digital-strategy.ec.europa.eu/en/factpages/digital-rights-and-principles" text:style-name="ListLabel_20_186" text:visited-style-name="ListLabel_20_186"><text:span text:style-name="T58">pages/digital-rights-and-principles</text:span></text:a></text:p>
      <text:h text:style-name="P9" text:outline-level="2">Beheersingsniveau</text:h>
      <text:p text:style-name="P32">Verschillende prioritaire thema's met betrekking tot de inhoud (d.w.z. waaruit digitale competentie bestaat) en de toepassing (d.w.z. hoe het kader wordt aangepast en gebruikt en de rol ervan in onderwijs-, opleidings- en werkgelegenheidssystemen) vormden de leidraad voor de ontwikkeling van DigComp 3.0 (figuur 3). Deze werden geïdentificeerd op basis van beleidsmatige en academische literatuur en overleg met deskundigen en belanghebbenden en zijn holistisch ingebed in de inhoud en het ontwerp van het kader.</text:p>
      <text:p text:style-name="P33"/>
      <text:p text:style-name="Standard"><text:bookmark text:name="Figure_3._Content_and_application_themes"/><text:soft-page-break/><text:span text:style-name="T59">Figure</text:span><text:span text:style-name="T60"> </text:span><text:span text:style-name="T59">3. </text:span><text:span text:style-name="T2">Content and application</text:span><text:span text:style-name="T61"> </text:span><text:span text:style-name="T2">themes guiding DigComp 3.0 </text:span><text:span text:style-name="T62">development.</text:span></text:p>
      <text:p text:style-name="P34" loext:marker-style-name="T63"/>
      <table:table table:name="Tabel3" table:style-name="Tabel3">
        <table:table-column table:style-name="Tabel3.A"/>
        <table:table-row table:style-name="Tabel3.1">
          <table:table-cell table:style-name="Tabel3.A1" office:value-type="string">
            <text:p text:style-name="P35" loext:marker-style-name="T64"><text:span text:style-name="T64">Content Themes</text:span><text:span text:style-name="T64"/></text:p>
          </table:table-cell>
        </table:table-row>
        <table:table-row table:style-name="Tabel3.2">
          <table:table-cell table:style-name="Tabel3.A1" office:value-type="string">
            <text:p text:style-name="P24">Artificiële intelligentie (inclusief generatieve AI) competentie</text:p>
          </table:table-cell>
        </table:table-row>
        <table:table-row table:style-name="Tabel3.3">
          <table:table-cell table:style-name="Tabel3.A1" office:value-type="string">
            <text:p text:style-name="P24">Cyberbeveiliging competentie</text:p>
          </table:table-cell>
        </table:table-row>
        <table:table-row table:style-name="Tabel3.3">
          <table:table-cell table:style-name="Tabel3.A1" office:value-type="string">
            <text:p text:style-name="P24">Digital rights, choice and</text:p>
          </table:table-cell>
        </table:table-row>
        <table:table-row table:style-name="Tabel3.3">
          <table:table-cell table:style-name="Tabel3.A1" office:value-type="string">
            <text:p text:style-name="P24">Welzijn (in digitale omgevingen)</text:p>
          </table:table-cell>
        </table:table-row>
        <table:table-row table:style-name="Tabel3.2">
          <table:table-cell table:style-name="Tabel3.A1" office:value-type="string">
            <text:p text:style-name="P24">Competentie om misinformatie en desinformatie aan te pakken</text:p>
          </table:table-cell>
        </table:table-row>
        <table:table-row table:style-name="Tabel3.1">
          <table:table-cell table:style-name="Tabel3.A1" office:value-type="string">
            <text:p text:style-name="P35" loext:marker-style-name="T64"><text:span text:style-name="T64">Application Themes</text:span><text:span text:style-name="T64"/></text:p>
          </table:table-cell>
        </table:table-row>
        <table:table-row table:style-name="Tabel3.2">
          <table:table-cell table:style-name="Tabel3.A1" office:value-type="string">
            <text:p text:style-name="P24">Digitale competentie als essentieel onderdeel van een leven lang leren</text:p>
          </table:table-cell>
        </table:table-row>
        <table:table-row table:style-name="Tabel3.3">
          <table:table-cell table:style-name="Tabel3.A1" office:value-type="string">
            <text:p text:style-name="P24">Erkenning van randvoorwaarden voor het verwerven van digitale competentie op basisniveau</text:p>
          </table:table-cell>
        </table:table-row>
        <table:table-row table:style-name="Tabel3.3">
          <table:table-cell table:style-name="Tabel3.A1" office:value-type="string">
            <text:p text:style-name="P24">Erkenning van verschillen in behoeften aan digitale competentie tussen personen en door de tijd heen</text:p>
          </table:table-cell>
        </table:table-row>
        <table:table-row table:style-name="Tabel3.3">
          <table:table-cell table:style-name="Tabel3.A1" office:value-type="string">
            <text:p text:style-name="P24">Behoefte aan flexibele, wendbare toepassingen van het kader</text:p>
          </table:table-cell>
        </table:table-row>
      </table:table>
      <text:p text:style-name="P36">Source: JRC own elaboration.</text:p>
      <text:p text:style-name="P2" loext:marker-style-name="T38"/>
      <text:p text:style-name="Standard" loext:marker-style-name="T39"><text:span text:style-name="T39">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39"/></text:p>
      <text:p text:style-name="P37" loext:marker-style-name="T59"><text:bookmark text:name="Figure_4._DigComp_3.0:_objectives,_devel"/></text:p>
      <text:p text:style-name="P38"><text:span text:style-name="T59">Figuur</text:span><text:span text:style-name="T65"> </text:span><text:span text:style-name="T59">DigComp</text:span><text:span text:style-name="T66"> </text:span><text:span text:style-name="T2">2.2</text:span><text:span text:style-name="T61"> </text:span><text:span text:style-name="T2">3.0:</text:span><text:span text:style-name="T61"> </text:span><text:span text:style-name="T2">doelstellingen,</text:span><text:span text:style-name="T62"> </text:span><text:span text:style-name="T2">ontwikkelingen</text:span><text:span text:style-name="T61"> </text:span><text:span text:style-name="T2">en</text:span><text:span text:style-name="T61"> </text:span><text:span text:style-name="T2">middelen</text:span><text:span text:style-name="T61"> </text:span><text:span text:style-name="T2">example,</text:span><text:span text:style-name="T61"> </text:span><text:span text:style-name="T62">implementation.</text:span></text:p>
      <text:p text:style-name="P39" loext:marker-style-name="T2"/>
      <table:table table:name="Tabel4" table:style-name="Tabel4">
        <table:table-column table:style-name="Tabel4.A"/>
        <table:table-column table:style-name="Tabel4.B"/>
        <table:table-row table:style-name="Tabel4.1">
          <table:table-cell table:style-name="Tabel4.A1" office:value-type="string">
            <text:p text:style-name="P24">DOELSTELLINGEN</text:p>
          </table:table-cell>
          <table:table-cell table:style-name="Tabel4.A1" office:value-type="string">
            <text:list text:style-name="WWNum18">
              <text:list-item>
                <text:p text:style-name="P40">Integreer recente en opkomende digitale technologische trends en hun implicaties voor digitale competentie, terwijl de algemene structuur van het raamwerk en technologische neutraliteit behouden blijven.</text:p>
              </text:list-item>
              <text:list-item>
                <text:p text:style-name="P40">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24">WIJZIGINGEN EN ONTWIKKELINGEN</text:p>
          </table:table-cell>
          <table:table-cell table:style-name="Tabel4.A1" office:value-type="string">
            <text:list text:style-name="WWNum19">
              <text:list-item>
                <text:p text:style-name="P41">Updates to the wording of the five competence areas and 21 competences to reflect current technological trends.</text:p>
              </text:list-item>
              <text:list-item>
                <text:p text:style-name="P42">Een nieuwe algemene beschrijving van beheersingsniveaus (Basis, Gevorderd, Geavanceerd en Zeer geavanceerd) die aan de vorige versie kunnen worden gekoppeld, en nieuwe en herziene competentieverklaringen voor elk beheersingsniveau en competentie.</text:p>
              </text:list-item>
              <text:list-item>
                <text:p text:style-name="P42">Ontwikkeling van Leerresultaten, voor een duidelijkere interpretatie en implementatie.</text:p>
              </text:list-item>
              <text:list-item>
                <text:p text:style-name="P42">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24">HULPMIDDELEN VOOR IMPLEMENTATIE</text:p>
          </table:table-cell>
          <table:table-cell table:style-name="Tabel4.A1" office:value-type="string">
            <text:list text:style-name="WWNum20">
              <text:list-item>
                <text:p text:style-name="P43">Een gedetailleerde woordenlijst met circa 120 kerntermen in dit document.</text:p>
              </text:list-item>
              <text:list-item>
                <text:p text:style-name="P43">Duidelijke en gebruiksvriendelijke informatie over DigComp 3.0 op de JRC-DigComp-webruimte.</text:p>
              </text:list-item>
              <text:list-item>
                <text:p text:style-name="P43">Ook op de JRC-DigComp-webruimte zijn versies van DigComp 3.0 beschikbaar in spreadsheet- en Linked open data (JSON) indelingen.</text:p>
              </text:list-item>
            </text:list>
          </table:table-cell>
        </table:table-row>
      </table:table>
      <text:p text:style-name="P44">Annex 1 compares DigComp 3.0 with the previous version by providing an overview of the changes (</text:p>
      <text:section text:style-name="Sect1" text:name="TextSection">
        <text:p text:style-name="P25" loext:marker-style-name="T40"><text:bookmark text:name="_bookmark11"/><text:bookmark text:name="1.6_Using_DigComp_3.0"/></text:p>
        <text:h text:style-name="P26" text:outline-level="2">DigComp 3.0 gebruiken</text:h>
        <text:p text:style-name="Standard"/>
        <text:p text:style-name="Standard">DigComp</text:p>
        <text:p text:style-name="Standard"/>
        <text:p text:style-name="Standard">DigComp</text:p>
        <text:p text:style-name="Standard"/>
        <text:p text:style-name="Standard">De volgende twee secties van dit kaderdocument beschrijven de belangrijkste onderdelen van DigComp 3.0.</text:p>
        <text:p text:style-name="Text_20_body"><text:bookmark-start text:name="2._DIGCOMP_3.0_FRAMEWORK_COMPONENTS"/><text:bookmark-start text:name="_bookmark12"/><draw:custom-shape text:anchor-type="char" draw:z-index="56" draw:name="Graphic 225" draw:style-name="gr2"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_DIGCOMP_3.0_FRAMEWORK_COMPONENTS"/><text:bookmark-end text:name="_bookmark12"/></text:p>
        <text:p text:style-name="P45" loext:marker-style-name="T68"/>
        <text:h text:style-name="P46" text:outline-level="1">DIGCOMP 3.0 RAAMWERKCOMPONENTEN</text:h>
        <text:h text:style-name="P9" text:outline-level="2">Overzicht</text:h>
        <text:p text:style-name="P2" loext:marker-style-name="T38"/>
        <text:p text:style-name="Standard" loext:marker-style-name="T39"><text:span text:style-name="T39">Table 1 describes the components of DigComp 3.0, and their purposes:definition competence areasof digital competence,competencesproficiency levels,earning outcomes</text:span><text:span text:style-name="T39"/></text:p>
        <text:p text:style-name="P33"/>
        <text:p text:style-name="P47"><text:bookmark text:name="Table_1._Components_of_the_DigComp_3.0_f"/><text:span text:style-name="T59">Tabel</text:span><text:span text:style-name="T65"> </text:span><text:span text:style-name="T59">Digital</text:span><text:span text:style-name="T60"> </text:span><text:span text:style-name="T2">Componenten</text:span><text:span text:style-name="T61"> </text:span><text:span text:style-name="T2">Article</text:span><text:span text:style-name="T61"> </text:span><text:span text:style-name="T2">development</text:span><text:span text:style-name="T61"> </text:span><text:span text:style-name="T2">2.2</text:span><text:span text:style-name="T61"> </text:span><text:span text:style-name="T2">embodies</text:span><text:span text:style-name="T61"> </text:span><text:span text:style-name="T62">raamwerk</text:span></text:p>
        <text:p text:style-name="P48" loext:marker-style-name="T71"/>
        <table:table table:name="Tabel5" table:style-name="Tabel5">
          <table:table-column table:style-name="Tabel5.A"/>
          <table:table-column table:style-name="Tabel5.B"/>
          <table:table-row table:style-name="Tabel5.1">
            <table:table-cell table:style-name="Tabel5.A1" office:value-type="string">
              <text:p text:style-name="P24" loext:marker-style-name="T64"><text:span text:style-name="T64">Component</text:span><text:span text:style-name="T64"/></text:p>
            </table:table-cell>
            <table:table-cell table:style-name="Tabel5.A1" office:value-type="string">
              <text:p text:style-name="P24" loext:marker-style-name="T64"><text:span text:style-name="T64">Beschrijving en doel</text:span><text:span text:style-name="T64"/></text:p>
            </table:table-cell>
          </table:table-row>
          <table:table-row table:style-name="Tabel5.1">
            <table:table-cell table:style-name="Tabel5.A1" office:value-type="string">
              <text:p text:style-name="P24">Definitie van digitale competentie</text:p>
            </table:table-cell>
            <table:table-cell table:style-name="Tabel5.A1" office:value-type="string">
              <text:p text:style-name="P24">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24">Competentiegebieden</text:p>
            </table:table-cell>
            <table:table-cell table:style-name="Tabel5.A1" office:value-type="string">
              <text:p text:style-name="P24">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24">Competenties</text:p>
            </table:table-cell>
            <table:table-cell table:style-name="Tabel5.A1" office:value-type="string">
              <text:p text:style-name="P24">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24">Beheersingsniveau</text:p>
            </table:table-cell>
            <table:table-cell table:style-name="Tabel5.A1" office:value-type="string">
              <text:p text:style-name="P24">Stelt een continuüm van beheersing vast op basis van cognitieve belasting, taakcomplexiteit en mate van autonomie. Algemene bekwaamheidniveaus (zie sectie 2.4) beschrijven digitale competentie op de niveaus Basis, Gemiddeld, Gevorderd en Zeer gevorderd. Competentieverklaringen (zie sectie 3) bieden een gedetailleerder beeld van de bekwaamheidniveaus voor elk van de 21 competenties.</text:p>
            </table:table-cell>
          </table:table-row>
          <table:table-row table:style-name="Tabel5.1">
            <table:table-cell table:style-name="Tabel5.A1" office:value-type="string">
              <text:p text:style-name="P24">Leerresultaten</text:p>
            </table:table-cell>
            <table:table-cell table:style-name="Tabel5.A1" office:value-type="string">
              <text:p text:style-name="P24">Learning outcomes (see</text:p>
            </table:table-cell>
          </table:table-row>
        </table:table>
        <text:p text:style-name="P49">Annex 1 compares DigComp 3.0 with the previous version by providing an overview of the changes (</text:p>
        <text:p text:style-name="P50"><text:bookmark text:name="2.2_Definition_of_digital_competence"/></text:p>
        <text:h text:style-name="P18" text:outline-level="2">Definitie van digitale competentie</text:h>
        <text:p text:style-name="P51">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51">Competences are defined as a combination of knowledge, skills and attitudes,</text:p>
        <text:list text:style-name="WWNum7">
          <text:list-item>
            <text:p text:style-name="P52" loext:marker-style-name="T39"><text:span text:style-name="T39">Knowledge is composed of the facts and figures, concepts, ideas and theories which are already established and support the understanding of a certain area or subject;</text:span><text:span text:style-name="T39"/></text:p>
          </text:list-item>
          <text:list-item>
            <text:p text:style-name="P53" loext:marker-style-name="T39"><text:span text:style-name="T39">Skills are defined as the ability and capacity to carry out processes and use the existing knowledge to achieve results; and</text:span><text:span text:style-name="T39"/></text:p>
          </text:list-item>
          <text:list-item>
            <text:p text:style-name="P54" loext:marker-style-name="T39"><text:span text:style-name="T39">Attitudes describe the disposition and mind-sets to act or react to ideas, persons or situations.</text:span><text:span text:style-name="T39"/></text:p>
          </text:list-item>
        </text:list>
        <text:p text:style-name="P55">DigComp 3.0 blijft in lijn met deze algemene definitie, terwijl het tegelijkertijd recente en opkomende trends en prioriteiten weerspiegelt.</text:p>
        <text:p text:style-name="P56"/>
        <text:p text:style-name="P25" loext:marker-style-name="T40"/>
        <text:h text:style-name="P26" text:outline-level="2">Competentiegebieden en competenties</text:h>
        <text:p text:style-name="P57" loext:marker-style-name="T39"><text:span text:style-name="T39">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39"/></text:p>
        <text:p text:style-name="Standard"/>
        <text:p text:style-name="Standard">[Voeg Figuur 5 in]</text:p>
        <text:p text:style-name="Standard"/>
      </text:section>
      <text:p text:style-name="P58"/>
      <text:p text:style-name="Standard"><text:bookmark text:name="_Table_2._DigComp_3.0_competence_area_an"/><text:bookmark text:name="_bookmark15"/><text:bookmark-start text:name="_Hlk218678678"/><text:span text:style-name="T59">Tabel</text:span><text:span text:style-name="T72"> </text:span><text:span text:style-name="T59">The</text:span><text:span text:style-name="T73"> </text:span><text:span text:style-name="T2">2.2</text:span><text:span text:style-name="T74"> </text:span><text:span text:style-name="T2">embodies</text:span><text:span text:style-name="T74"> </text:span><text:span text:style-name="T2">needs</text:span><text:span text:style-name="T74"> </text:span><text:span text:style-name="T2">gebied</text:span><text:span text:style-name="T75"> </text:span><text:span text:style-name="T2">en</text:span><text:span text:style-name="T74"> </text:span><text:span text:style-name="T2">needs</text:span><text:span text:style-name="T74"> </text:span><text:span text:style-name="T2">titels</text:span><text:span text:style-name="T74"> </text:span><text:span text:style-name="T2">en</text:span><text:span text:style-name="T74"> </text:span><text:span text:style-name="T62">beschrijvingen.</text:span></text:p>
      <text:p text:style-name="Standard"/>
      <text:p text:style-name="Standard">[insert table 2]</text:p>
      <text:p text:style-name="Standard"/>
      <text:p text:style-name="Standard">Annex 1 compares DigComp 3.0 with the previous version by providing an overview of the changes (</text:p>
      <text:h text:style-name="P59" text:outline-level="2"><text:bookmark-end text:name="_Hlk218678678"/><text:bookmark text:name="_bookmark16"/><text:bookmark text:name="2.4_Proficiency_levels"/>Proficiency<text:span text:style-name="T17"> </text:span>levels</text:h>
      <text:h text:style-name="Heading_20_3" text:outline-level="3">PROFICIENCY</text:h>
      <text:h text:style-name="Heading_20_3" text:outline-level="3">DigComp</text:h>
      <text:p text:style-name="Standard" loext:marker-style-name="T3">In DigComp 3.0, proficiency levels describe the level of digital competence acquisition of an individual on the basis of a combination of cognitive demand, task<text:span text:style-name="T3">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p>
      <text:p text:style-name="Standard"/>
      <text:p text:style-name="Standard" loext:marker-style-name="T39"><text:span text:style-name="T39">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39"/></text:p>
      <text:p text:style-name="P60"/>
      <text:p text:style-name="P61">Section 3 shows what the four proficiency levels look like for each of the competences through specific Competence Statements. There are 362 competence statements, 27% (97) at Basic level, 28% (103) at Intermediate level, 25% (89) at Advanced level, and 20% (73) at Highly advanced level.</text:p>
      <text:p text:style-name="P62" loext:marker-style-name="T2"/>
      <text:p text:style-name="Standard">Tabel 3. DigComp 3.0 beschrijvingen en doeleinden van beheersingsniveaus.</text:p>
      <text:p text:style-name="P47"/>
      <text:p text:style-name="Standard">[insert table 3]</text:p>
      <text:p text:style-name="P64"><draw:custom-shape text:anchor-type="char" draw:z-index="64" draw:name="Graphic 346" draw:style-name="gr4" draw:text-style-name="P21"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Annex 1 compares DigComp 3.0 with the previous version by providing an overview of the changes (</text:p>
      <text:p text:style-name="P64"/>
      <text:section text:style-name="Sect1" text:name="Sectie1">
        <text:p text:style-name="P65" loext:marker-style-name="T59"><text:bookmark text:name="_bookmark17"/><text:bookmark text:name="Box_2._Guiding_notes_and_definitions_rel"/></text:p>
        <text:p text:style-name="P66">Box 2. Guiding notes and definitions related to DigComp 3.0 proficiency levels.</text:p>
        <text:p text:style-name="Standard">3.0 omvat (i) een korte beschrijving van de competentieverwerving en (ii) de doeleinden die elk niveau kan dienen. Het is belangrijk te erkennen dat de behoeften aan digitale competentie per individu verschillen en in de loop van de tijd veranderen als gevolg van levensfasen en digitale technologische ontwikkelingen.</text:p>
        <text:p text:style-name="Standard">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p>
        <text:p text:style-name="Standard">At</text:p>
        <text:p text:style-name="P67"/>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8" loext:marker-style-name="T71"/>
        <text:p text:style-name="P6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p>
        <text:p text:style-name="Standard">Annex 1 compares DigComp 3.0 with the previous version by providing an overview of the changes (</text:p>
        <text:p text:style-name="Standard"><text:bookmark text:name="2.5_Learning_outcomes"/><text:bookmark text:name="_bookmark18"/></text:p>
        <text:h text:style-name="P18" text:outline-level="2">Leerresultaten</text:h>
        <text:p text:style-name="P70">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p>
        <text:p text:style-name="P70">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p>
        <text:p text:style-name="P71">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p>
        <text:p text:style-name="P72">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p>
        <text:p text:style-name="P14">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Learning outcomes are an important policy and practical tool. Used well, they act as the ‘glue’ that joins education and training with labour market contexts (Cedefop, 2024a). They influence policy, education, training, assessment and the labour market in a range of ways – to guide curriculum or course content development, implementation and revision; as a reference point for the recognition and validation of formal, non- formal and informal learning; to define and inform qualifications frameworks and standards; to support summative and formative assessment; to signal key employment skills in occupational profiling; and to contribute to sectoral needs analysis (Cedefop, 2017, 2022, 2024a).</text:p>
        <text:p text:style-name="Standard">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P19">The development of learning outcomes in DigComp 3.0 builds on extensive existing work on learning outcomes at European level (e.g. Cedefop, 2017, 2021, 2022, 2024a; Council of the EU, 2017). They aim to provide a practical way of integrating the DigComp competences into existing or new policies, training material or curricula development, amongst others.</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It is important to distinguish between intended and achieved learning outcomes. Intended learning outcomes are statements of what an individual is expected to know, understand or be able to do after completion of a learning process. They relate to principles and concepts and might be observed in curricula, qualifications descriptions and standards. Achieved learning outcomes are what an individual is able to demonstrate after completion of a learning process. They are related to practice and are the result of an education or training and assessment process (Cedefop, 2022)</text:p>
        <text:p text:style-name="Standard">For the development of DigComp 3.0, the JRC, with input from experts and stakeholders, has carefully considered the balance between</text:p>
        <text:p text:style-name="Standard">For the development of DigComp 3.0, the JRC, with input from experts and stakeholders, has carefully considered the balance between specificity and generality to try to ensure that the wording of the learning outcomes is sufficiently generic to apply across various contexts, while at the same time being sufficiently precise to be clear and unambiguous.</text:p>
        <text:p text:style-name="Standard"/>
      </text:section>
      <text:section text:style-name="Sect1" text:name="Sectie2">
        <text:p text:style-name="P50"><text:bookmark text:name="_bookmark19"/><text:bookmark text:name="2.6_AI_competence_in_DigComp_3.0"/></text:p>
        <text:h text:style-name="P9" text:outline-level="2"><text:soft-page-break/>AI-competentie in DigComp 3.0</text:h>
        <text:p text:style-name="Standard">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ce statements (in</text:p>
        <text:p text:style-name="Standard"/>
        <text:p text:style-name="Standard">Box3 provides more information on the meaning of AI-explicit and AI-implicit in DigComp 3.0.</text:p>
        <text:p text:style-name="P73"/>
        <text:p text:style-name="Standard">Box 3. Explicit and implicit AI competence in DigComp3.0.</text:p>
        <text:p text:style-name="Stand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 competence features explicitly, implicitly, or both, across</text:p>
        <text:p text:style-name="Standard"/>
        <text:p text:style-name="Standard">AI-explicit or [AI-E] means that AI systems are explicitly relevant to thatcompetence. Meanwhile,AI-implicit or [AI-I] applies to competences for one or more of four reasons. The competence statement or learningcould:outcome</text:p>
        <text:list text:style-name="WWNum14">
          <text:list-item>
            <text:p text:style-name="P74">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p>
          </text:list-item>
          <text:list-item>
            <text:p text:style-name="P74">Example(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74">Example(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p>
          </text:list-item>
          <text:list-item>
            <text:p text:style-name="P74">Examples: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Standard">Annex 1 compares DigComp 3.0 with the previous version by providing an overview of the changes (</text:p>
        <text:p text:style-name="P75" loext:marker-style-name="T53"><text:bookmark text:name="_bookmark21"/><text:bookmark text:name="3._DIGCOMP_3.0_FRAMEWORK"/></text:p>
        <text:p text:style-name="P75" loext:marker-style-name="T53"/>
        <text:p text:style-name="P45" loext:marker-style-name="T68"/>
        <text:h text:style-name="P46" text:outline-level="1">DIGCOMP 3.0 RAAMWERK</text:h>
        <text:h text:style-name="P9" text:outline-level="2">Howto read DigComp 3.0</text:h>
        <text:p text:style-name="Standard">This</text:p>
        <text:p text:style-name="Standard"/>
        <text:p text:style-name="Standard">Figuur 6. Hoe DigComp 3.0 te lezen.</text:p>
        <text:p text:style-name="P19" loext:marker-style-name="T4"/>
        <text:p text:style-name="P19">[figuur 6 invoegen]</text:p>
        <text:p text:style-name="P76" loext:marker-style-name="T53"/>
        <text:p text:style-name="Standard">Annex 1 compares DigComp 3.0 with the previous version by providing an overview of the changes (</text:p>
        <text:p text:style-name="Standard"/>
      </text:section>
      <text:h text:style-name="P77" text:outline-level="1">SLOTOPMERKINGEN</text:h>
      <text:p text:style-name="Standard"/>
      <text:p text:style-name="Standard">[insert DigComp 3.docx]</text:p>
      <text:p text:style-name="Standard"/>
      <text:h text:style-name="P78" text:outline-level="1"><text:bookmark text:name="4._CONCLUDING_REMARKS"/><text:bookmark text:name="_bookmark24"/>LIST OF <text:span text:style-name="T1">ACRONYMS</text:span></text:h>
      <text:p text:style-name="P79"><draw:custom-shape text:anchor-type="char" draw:z-index="66" draw:name="Graphic 972"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80" loext:marker-style-name="T46"/>
      <text:section text:style-name="Sect1" text:name="Sectie3">
        <text:p text:style-name="P81" loext:marker-style-name="T80"><text:bookmark text:name="_bookmark25"/><text:bookmark text:name="REFERENCES"/></text:p>
        <text:h text:style-name="P82" text:outline-level="1" loext:marker-style-name="T81">REFERENCES</text:h>
        <text:p text:style-name="P83" loext:marker-style-name="T81"/>
        <text:p text:style-name="P84">[references.docx invoegen]</text:p>
        <text:p text:style-name="Standard"/>
        <text:p text:style-name="Standard"/>
      </text:section>
      <text:h text:style-name="P85" text:outline-level="1">GLOSSARYOF TERMS AND DEFINITIONS</text:h>
      <text:p text:style-name="P17" loext:marker-style-name="T2"/>
      <text:p text:style-name="Standard">[Insert Acronyms.docx]</text:p>
      <text:p text:style-name="Standard"/>
      <text:h text:style-name="P86" text:outline-level="1">BIJLAGEN</text:h>
      <text:p text:style-name="P17" loext:marker-style-name="T2"/>
      <text:p text:style-name="Text_20_body" loext:marker-style-name="T2"><text:span text:style-name="T2">[Insert Glossary.docx]</text:span><text:span text:style-name="T2"/></text:p>
      <text:p text:style-name="P87" loext:marker-style-name="T2"/>
      <text:p text:style-name="P17" loext:marker-style-name="T2"/>
      <text:h text:style-name="Heading_20_1" text:outline-level="1">Bijlage 1: Vergelijking van DigComp 2.2 en DigComp 3.0</text:h>
      <text:h text:style-name="P9" text:outline-level="2"><text:bookmark-start text:name="_bookmark30"/><text:bookmark-start text:name="Annex_1:_Comparison_of_DigComp_2.2_and_D"/><draw:custom-shape text:anchor-type="char" draw:z-index="67" draw:name="Graphic 1073"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30"/><text:bookmark-end text:name="Annex_1:_Comparison_of_DigComp_2.2_and_D"/>Annex 1: Comparison of DigComp 2.2 and DigComp <text:span text:style-name="T5">A2.2</text:span></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88"/>
      <text:p text:style-name="P89" loext:marker-style-name="T82"><text:bookmark text:name="Table_A1._A_comparison_of_the_components"/><text:span text:style-name="T59">Table</text:span><text:span text:style-name="T83"> </text:span><text:span text:style-name="T59">A1.</text:span><text:span text:style-name="T60"> </text:span><text:span text:style-name="T2">A</text:span><text:span text:style-name="T61"> </text:span><text:span text:style-name="T2">comparison of</text:span><text:span text:style-name="T61"> </text:span><text:span text:style-name="T2">the</text:span><text:span text:style-name="T61"> </text:span><text:span text:style-name="T2">components of</text:span><text:span text:style-name="T61"> </text:span><text:span text:style-name="T2">DigComp</text:span><text:span text:style-name="T61"> </text:span><text:span text:style-name="T2">2.2 and</text:span><text:span text:style-name="T61"> </text:span><text:span text:style-name="T2">2.2 </text:span><text:span text:style-name="T82">3.0.</text:span></text:p>
      <text:p text:style-name="P89"/>
      <table:table table:name="Tabel6" table:style-name="Tabel6">
        <table:table-column table:style-name="Tabel6.A"/>
        <table:table-column table:style-name="Tabel6.B"/>
        <table:table-row table:style-name="Tabel6.1">
          <table:table-cell table:style-name="Tabel6.A1" office:value-type="string">
            <text:p text:style-name="P90">Component</text:p>
          </table:table-cell>
          <table:table-cell table:style-name="Tabel6.B1" office:value-type="string">
            <text:p text:style-name="P91">Comparison of DigComp 2.2 and DigComp 3.3</text:p>
          </table:table-cell>
        </table:table-row>
        <table:table-row table:style-name="Tabel6.2">
          <table:table-cell table:style-name="Tabel6.A2" office:value-type="string">
            <text:p text:style-name="P92">Definitie</text:p>
          </table:table-cell>
          <table:table-cell table:style-name="Tabel6.B2" office:value-type="string">
            <text:p text:style-name="P93">The definition of digital competence used in DigComp 2.2 continues to be used unchanged in DigComp 3.0.</text:p>
          </table:table-cell>
        </table:table-row>
        <table:table-row table:style-name="Tabel6.3">
          <table:table-cell table:style-name="Tabel6.A3" office:value-type="string">
            <text:p text:style-name="P94">Competence areas</text:p>
          </table:table-cell>
          <table:table-cell table:style-name="Tabel6.B3" office:value-type="string">
            <text:p text:style-name="P95">Referred to as ‘Dimension 1’ in DigComp 2.2. Titles and descriptors of the competence area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p>
          </table:table-cell>
        </table:table-row>
        <table:table-row table:style-name="Tabel6.3">
          <table:table-cell table:style-name="Tabel6.A4" office:value-type="string">
            <text:p text:style-name="P96">Competences</text:p>
          </table:table-cell>
          <table:table-cell table:style-name="Tabel6.B4" office:value-type="string">
            <text:p text:style-name="P97">Referred to as ‘Dimension 2’ in DigComp 2.2. The titles and descriptors of the competence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p>
          </table:table-cell>
        </table:table-row>
        <table:table-row table:style-name="Tabel6.5">
          <table:table-cell table:style-name="Tabel6.A5" office:value-type="string">
            <text:p text:style-name="P98">Proficiency levels</text:p>
          </table:table-cell>
          <table:table-cell table:style-name="Tabel6.B5" office:value-type="string">
            <text:p text:style-name="P99">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p>
            <text:p text:style-name="P100">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p>
          </table:table-cell>
        </table:table-row>
        <table:table-row table:style-name="Tabel6.3">
          <table:table-cell table:style-name="Tabel6.A6" office:value-type="string">
            <text:p text:style-name="P101">Examples of knowledge, skills and attitudes</text:p>
          </table:table-cell>
          <table:table-cell table:style-name="Tabel6.B6" office:value-type="string">
            <text:p text:style-name="P102">Referred to as ‘Dimension 4’ in DigComp 2.2, not reproduced in DigComp 3.0. DigComp 3.0 uses Dimension 4 as a foundational base from which to build the learning outcomes (see Annex 3 for more details), adding developments that have occurred since DigComp 2.2 was published in 2022.</text:p>
          </table:table-cell>
        </table:table-row>
        <table:table-row table:style-name="Tabel6.7">
          <table:table-cell table:style-name="Tabel6.A7" office:value-type="string">
            <text:p text:style-name="P103">Use cases <text:soft-page-break/>(employment and learning scenarios)</text:p>
          </table:table-cell>
          <table:table-cell table:style-name="Tabel6.B7" office:value-type="string">
            <text:p text:style-name="P104" loext:marker-style-name="T2"/>
            <text:p text:style-name="P105"><text:soft-page-break/>Referred to as ‘Dimension 5’ in DigComp 2.2, not reproduced in DigComp 3.0.</text:p>
          </table:table-cell>
        </table:table-row>
        <table:table-row table:style-name="Tabel6.8">
          <table:table-cell table:style-name="Tabel6.A8" office:value-type="string">
            <text:p text:style-name="P106">Competence statements</text:p>
          </table:table-cell>
          <table:table-cell table:style-name="Tabel6.B8" office:value-type="string">
            <text:p text:style-name="P95">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p>
          </table:table-cell>
        </table:table-row>
        <table:table-row table:style-name="Tabel6.3">
          <table:table-cell table:style-name="Tabel6.A9" office:value-type="string">
            <text:p text:style-name="P107">Learning outcomes</text:p>
          </table:table-cell>
          <table:table-cell table:style-name="Tabel6.B9" office:value-type="string">
            <text:p text:style-name="P108">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p>
          </table:table-cell>
        </table:table-row>
        <table:table-row table:style-name="Tabel6.10">
          <table:table-cell table:style-name="Tabel6.A10" office:value-type="string">
            <text:p text:style-name="P109">Verklarende woordenlijst</text:p>
          </table:table-cell>
          <table:table-cell table:style-name="Tabel6.B10" office:value-type="string">
            <text:p text:style-name="P110">Not a part of the integrated framework as such, the Glossary of Terms and Definitions of DigComp 3.0 has been significantly expanded from the Glossary in DigComp 2.2 to include some 120 terms to support consistent interpretation.</text:p>
          </table:table-cell>
        </table:table-row>
      </table:table>
      <text:p text:style-name="Standard">Source: JRC own elaboration.</text:p>
      <text:p text:style-name="P111" loext:marker-style-name="T9"/>
      <text:p text:style-name="P11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13"/>
      <text:p text:style-name="Standard"><text:bookmark text:name="Table_A2._Detailed_description_of_change"/><text:span text:style-name="T59">Table</text:span><text:span text:style-name="T60"> </text:span><text:span text:style-name="T59">A2.</text:span><text:span text:style-name="T88"> </text:span><text:span text:style-name="T2">Detailed</text:span><text:span text:style-name="T61"> </text:span><text:span text:style-name="T2">description of changes</text:span><text:span text:style-name="T61"> </text:span><text:span text:style-name="T2">made to competence</text:span><text:span text:style-name="T61"> </text:span><text:span text:style-name="T2">areas and competences</text:span><text:span text:style-name="T61"> </text:span><text:span text:style-name="T2">in DigComp</text:span><text:span text:style-name="T61"> </text:span><text:span text:style-name="T2">3.0 compared with</text:span><text:span text:style-name="T61"> </text:span><text:span text:style-name="T2">DigComp 2.2, together</text:span><text:span text:style-name="T61"> </text:span><text:span text:style-name="T2">with rationale -</text:span><text:span text:style-name="T61"> </text:span><text:span text:style-name="T2">Deleties zijn </text:span><text:span text:style-name="T89">in</text:span> <text:span text:style-name="T90">strikethrough</text:span><text:span text:style-name="T2">;</text:span><text:span text:style-name="T91"> </text:span><text:span text:style-name="T2">additions are</text:span><text:span text:style-name="T61"> </text:span><text:span text:style-name="T92">underlined</text:span><text:span text:style-name="T2">; rationale is</text:span><text:span text:style-name="T61"> </text:span><text:span text:style-name="T2">in </text:span><text:span text:style-name="T93">blauw </text:span><text:span text:style-name="T94">font</text:span><text:span text:style-name="T62">.</text:span></text:p>
      <text:p text:style-name="P114" loext:marker-style-name="T2"/>
      <text:p text:style-name="Standard">[Invoegen tabel A2.docx]</text:p>
      <text:p text:style-name="Standard"/>
      <text:p text:style-name="Standard">Source: JRC own elaboration.</text:p>
      <text:section text:style-name="Sect1" text:name="Sectie4">
        <text:p text:style-name="P115" loext:marker-style-name="T9"/>
        <text:p text:style-name="P116">Table A3 shows how the DigComp 3.0 proficiency levels can be mapped to the 8 levels of DigComp 2.2 and also to a 6-level mapping that is used in some applications of DigComp. These aresuggested</text:p>
        <text:p text:style-name="P73"/>
        <text:p text:style-name="P117">TableA3: Relationship between the four proficiency levels of DigComp 3.0 and the eight levels of DigComp 2.2, along with an alternative 6-level mapping.</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4" loext:marker-style-name="T64"><text:span text:style-name="T64">Beheersingsniveau</text:span><text:span text:style-name="T64"/></text:p>
              <text:p text:style-name="P118" loext:marker-style-name="T64"/>
            </table:table-cell>
            <table:table-cell table:style-name="Tabel7.A1" office:value-type="string">
              <text:p text:style-name="P118" loext:marker-style-name="T64"/>
            </table:table-cell>
            <table:table-cell table:style-name="Tabel7.A1" office:value-type="string">
              <text:p text:style-name="P24" loext:marker-style-name="T64"><text:span text:style-name="T64">6-niveaus voorgestelde toewijzing</text:span><text:span text:style-name="T64"/></text:p>
            </table:table-cell>
            <table:table-cell table:style-name="Tabel7.A1" office:value-type="string">
              <text:p text:style-name="P118" loext:marker-style-name="T64"/>
            </table:table-cell>
            <table:table-cell table:style-name="Tabel7.A1" office:value-type="string">
              <text:p text:style-name="P24" loext:marker-style-name="T64"><text:span text:style-name="T64">Korte beschrijving</text:span><text:span text:style-name="T64"/></text:p>
            </table:table-cell>
            <table:table-cell table:style-name="Tabel7.A1" office:value-type="string">
              <text:p text:style-name="P24" loext:marker-style-name="T64"><text:span text:style-name="T64">Doel</text:span><text:span text:style-name="T64"/></text:p>
            </table:table-cell>
          </table:table-row>
          <table:table-row table:style-name="Tabel7.1">
            <table:table-cell table:style-name="Tabel7.A1" table:number-rows-spanned="2" office:value-type="string">
              <text:p text:style-name="P24">Basis</text:p>
            </table:table-cell>
            <table:table-cell table:style-name="Tabel7.A1" office:value-type="string">
              <text:p text:style-name="P24">describes</text:p>
            </table:table-cell>
            <table:table-cell table:style-name="Tabel7.A1" office:value-type="string">
              <text:p text:style-name="P24">A1</text:p>
            </table:table-cell>
            <table:table-cell table:style-name="Tabel7.A1" table:number-rows-spanned="2" office:value-type="string">
              <text:p text:style-name="P24">Op basisniveau onthouden en voeren personen eenvoudige taken uit met begeleiding waar nodig.</text:p>
            </table:table-cell>
            <table:table-cell table:style-name="Tabel7.A1" office:value-type="string">
              <text:p text:style-name="P24">Aan de onderkant van het basisniveau hebben individuen begeleiding nodig om veel of de meeste eenvoudige taken te herkennen en uit te voeren.</text:p>
            </table:table-cell>
            <table:table-cell table:style-name="Tabel7.A1" table:number-rows-spanned="2" office:value-type="string">
              <text:p text:style-name="P24"/>
              <text:p text:style-name="P24"/>
              <text:p text:style-name="P24">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24">provide</text:p>
            </table:table-cell>
            <table:table-cell table:style-name="Tabel7.A1" office:value-type="string">
              <text:p text:style-name="P24">A2</text:p>
            </table:table-cell>
            <table:covered-table-cell table:style-name="Tabel7.A1"/>
            <table:table-cell table:style-name="Tabel7.A1" office:value-type="string">
              <text:p text:style-name="P24">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24">Gemiddeld</text:p>
            </table:table-cell>
            <table:table-cell table:style-name="Tabel7.A1" office:value-type="string">
              <text:p text:style-name="P24">provides</text:p>
            </table:table-cell>
            <table:table-cell table:style-name="Tabel7.A1" office:value-type="string">
              <text:p text:style-name="P24">B1</text:p>
            </table:table-cell>
            <table:table-cell table:style-name="Tabel7.A1" table:number-rows-spanned="2" office:value-type="string">
              <text:p text:style-name="P24">Op gemiddeld niveau identificeren en voeren personen welgedefinieerde taken uit en lossen ze welgedefinieerde problemen autonoom op.</text:p>
            </table:table-cell>
            <table:table-cell table:style-name="Tabel7.A1" office:value-type="string">
              <text:p text:style-name="P24">Aan de onderkant van het gemiddelde niveau tonen individuen enige autonomie om welomschreven taken te identificeren en uit te voeren en welomschreven problemen op te lossen.</text:p>
            </table:table-cell>
            <table:table-cell table:style-name="Tabel7.A1" table:number-rows-spanned="2" office:value-type="string">
              <text:p text:style-name="P24"/>
              <text:p text:style-name="P24"/>
              <text:p text:style-name="P24">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24">summarises</text:p>
            </table:table-cell>
            <table:table-cell table:style-name="Tabel7.A1" office:value-type="string">
              <text:p text:style-name="P24">B2</text:p>
            </table:table-cell>
            <table:covered-table-cell table:style-name="Tabel7.A1"/>
            <table:table-cell table:style-name="Tabel7.A1" office:value-type="string">
              <text:p text:style-name="P24">Aan de bovenkant van het gemiddelde niveau identificeren en voeren individuen met vertrouwen en autonoom welomschreven taken uit en lossen ze welomschreven problemen op.</text:p>
            </table:table-cell>
            <table:covered-table-cell table:style-name="Tabel7.A1"/>
          </table:table-row>
          <table:table-row table:style-name="Tabel7.6">
            <table:table-cell table:style-name="Tabel7.A1" table:number-rows-spanned="2" office:value-type="string">
              <text:p text:style-name="P24">Geavanceerd</text:p>
            </table:table-cell>
            <table:table-cell table:style-name="Tabel7.A1" office:value-type="string">
              <text:p text:style-name="P24">shows</text:p>
            </table:table-cell>
            <table:table-cell table:style-name="Tabel7.A1" table:number-rows-spanned="2" office:value-type="string">
              <text:p text:style-name="P24">C1</text:p>
            </table:table-cell>
            <table:table-cell table:style-name="Tabel7.A1" table:number-rows-spanned="2" office:value-type="string">
              <text:p text:style-name="P24">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24">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p>
            </table:table-cell>
            <table:table-cell table:style-name="Tabel7.A1" table:number-rows-spanned="2" office:value-type="string">
              <text:p text:style-name="P24"/>
              <text:p text:style-name="P24">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24">6</text:p>
            </table:table-cell>
            <table:covered-table-cell table:style-name="Tabel7.A1"/>
            <table:covered-table-cell table:style-name="Tabel7.A1"/>
            <table:table-cell table:style-name="Tabel7.A1" office:value-type="string">
              <text:p text:style-name="P24">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24">Zeer geavanceerd</text:p>
            </table:table-cell>
            <table:table-cell table:style-name="Tabel7.A1" office:value-type="string">
              <text:p text:style-name="P24">7</text:p>
            </table:table-cell>
            <table:table-cell table:style-name="Tabel7.A1" table:number-rows-spanned="2" office:value-type="string">
              <text:p text:style-name="P24">C2</text:p>
            </table:table-cell>
            <table:table-cell table:style-name="Tabel7.A1" table:number-rows-spanned="2" office:value-type="string">
              <text:p text:style-name="P24">Op zeer geavanceerd niveau beoordelen, evalueren en lossen personen zeer complexe of gespecialiseerde problemen op om nieuwe oplossingen te creëren of bestaande aan te passen, waarbij ze <draw:custom-shape text:anchor-type="char" draw:z-index="78" draw:name="Group 1126" draw:style-name="gr5" draw:text-style-name="P63" svg:width="0.036cm" svg:height="0.036cm" svg:x="5.212cm" svg:y="-0.697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anderen leiden en begeleiden indien en wanneer nodig.</text:p>
            </table:table-cell>
            <table:table-cell table:style-name="Tabel7.A1" office:value-type="string">
              <text:p text:style-name="P24">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24">Om persoonlijke, leer- en/of werkdoelen te ondersteunen, anderen te helpen effectief deel te nemen aan de samenleving, anderen te leiden of te ondersteunen bij het bereiken van complexe doelen, en/of leiding te <draw:custom-shape text:anchor-type="char" draw:z-index="81" draw:name="Group 1128" draw:style-name="gr10" draw:text-style-name="P63" svg:width="0.036cm" svg:height="0.036cm" svg:x="0.018cm" svg:y="-1.365cm"><text:p/><draw:enhanced-geometry draw:mirror-horizontal="false" draw:mirror-vertical="false" svg:viewBox="0 0 0 0" draw:glue-points="?f18 0 ?f19 ?f20 ?f18 ?f21 0 ?f20" drawooo:sub-view-size="12700 12700" draw:text-areas="?f14 ?f17 ?f15 ?f16"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24">8</text:p>
            </table:table-cell>
            <table:covered-table-cell table:style-name="Tabel7.A1"/>
            <table:covered-table-cell table:style-name="Tabel7.A1"/>
            <table:table-cell table:style-name="Tabel7.A1" office:value-type="string">
              <text:p text:style-name="P24">Aan de bovenkant van het zeer gevorderde niveau leiden en begeleiden individuen anderen bij het creëren van oplossingen voor zeer complexe of </text:p>
            </table:table-cell>
            <table:covered-table-cell table:style-name="Tabel7.A1"/>
          </table:table-row>
        </table:table>
        <text:p text:style-name="Standard">Annex 1 compares DigComp 3.0 with the previous version by providing an overview of the changes (</text:p>
      </text:section>
      <text:section text:style-name="Sect1" text:name="Sectie5">
        <text:p text:style-name="P25" loext:marker-style-name="T40"><text:bookmark text:name="_bookmark33"/><text:bookmark text:name="Annex_2:_DigComp_3.0_learning_outcomes"/></text:p>
        <text:h text:style-name="P119" text:outline-level="2">Bijlage 2: DigComp 3.0 Leerresultaten</text:h>
        <text:h text:style-name="Heading_20_3" text:outline-level="3"><text:bookmark text:name="A2.1_Features"/></text:h>
        <text:h text:style-name="Heading_20_3" text:outline-level="3">A2.1</text:h>
        <text:p text:style-name="P120">Each</text:p>
        <text:p text:style-name="P121"><text:bookmark text:name="Table_A4:_Examples_of_learning_outcome_s"/><text:span text:style-name="T59">Table</text:span><text:span text:style-name="T65"> </text:span><text:span text:style-name="T59">A4:</text:span><text:span text:style-name="T95"> </text:span><text:span text:style-name="T2">Example</text:span><text:span text:style-name="T62"> </text:span><text:span text:style-name="T2">Article</text:span><text:span text:style-name="T61"> </text:span><text:span text:style-name="T2">Brussels:</text:span><text:span text:style-name="T61"> </text:span><text:span text:style-name="T2">are</text:span><text:span text:style-name="T61"> </text:span><text:span text:style-name="T62">(in</text:span> </text:p>
        <text:p text:style-name="P12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4"/>
            </table:table-cell>
            <table:table-cell table:style-name="Tabel8.A1" office:value-type="string">
              <text:p text:style-name="P24"/>
            </table:table-cell>
            <table:table-cell table:style-name="Tabel8.A1" table:number-columns-spanned="3" office:value-type="string">
              <text:p text:style-name="P123">Example</text:p>
            </table:table-cell>
            <table:covered-table-cell/>
            <table:covered-table-cell/>
          </table:table-row>
          <table:table-row table:style-name="Tabel8.2">
            <table:table-cell table:style-name="Tabel8.A1" office:value-type="string">
              <text:p text:style-name="P24">Aspect</text:p>
            </table:table-cell>
            <table:table-cell table:style-name="Tabel8.A1" office:value-type="string">
              <text:p text:style-name="P24">Purpose</text:p>
            </table:table-cell>
            <table:table-cell table:style-name="Tabel8.A1" office:value-type="string">
              <text:p text:style-name="P24">Competence</text:p>
            </table:table-cell>
            <table:table-cell table:style-name="Tabel8.A1" office:value-type="string">
              <text:p text:style-name="P24">Beheersingsniveau</text:p>
            </table:table-cell>
            <table:table-cell table:style-name="Tabel8.A1" office:value-type="string">
              <text:p text:style-name="P24">Leerresultaatverklaring</text:p>
            </table:table-cell>
          </table:table-row>
          <table:table-row table:style-name="Tabel8.3">
            <table:table-cell table:style-name="Tabel8.A1" office:value-type="string">
              <text:p text:style-name="P24"><draw:custom-shape text:anchor-type="char" draw:z-index="72" draw:name="Group 1147" draw:style-name="gr4" draw:text-style-name="P21" svg:width="0.036cm" svg:height="0.036cm" svg:x="0cm" svg:y="0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24"><draw:custom-shape text:anchor-type="char" draw:z-index="70" draw:name="Group 1149" draw:style-name="gr4" draw:text-style-name="P21" svg:width="0.036cm" svg:height="0.036cm" svg:x="0cm" svg:y="0cm"><text:p/><draw:enhanced-geometry draw:mirror-horizontal="false" draw:mirror-vertical="false" svg:viewBox="0 0 0 0" draw:glue-points="?f19 0 ?f20 ?f21 ?f19 ?f22 0 ?f21" drawooo:sub-view-size="12700 12700" draw:text-areas="?f15 ?f18 ?f16 ?f17"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69" draw:name="Group 1151" draw:style-name="gr4" draw:text-style-name="P21" svg:width="0.036cm" svg:height="0.036cm" svg:x="0cm" svg:y="0cm"><text:p/><draw:enhanced-geometry draw:mirror-horizontal="false" draw:mirror-vertical="false" svg:viewBox="0 0 0 0" draw:glue-points="?f19 0 ?f20 ?f21 ?f19 ?f22 0 ?f21" drawooo:sub-view-size="12700 12700" draw:text-areas="?f15 ?f18 ?f16 ?f17"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24">2.6 Managing digital identity</text:p>
            </table:table-cell>
            <table:table-cell table:style-name="Tabel8.A1" office:value-type="string">
              <text:p text:style-name="P24">Basis</text:p>
            </table:table-cell>
            <table:table-cell table:style-name="Tabel8.A1" office:value-type="string">
              <text:p text:style-name="P24">Veelvoorkomende vormen en toepassingen van digitale identiteit identificeren.</text:p>
            </table:table-cell>
          </table:table-row>
          <table:table-row table:style-name="Tabel8.4">
            <table:table-cell table:style-name="Tabel8.A1" office:value-type="string">
              <text:p text:style-name="P24">Skills</text:p>
            </table:table-cell>
            <table:table-cell table:style-name="Tabel8.A1" office:value-type="string">
              <text:p text:style-name="P24">Describe the processes by which an individual can complete a specific task.</text:p>
            </table:table-cell>
            <table:table-cell table:style-name="Tabel8.A1" office:value-type="string">
              <text:p text:style-name="P24">1.1 Browsing, searching and filtering information and content</text:p>
            </table:table-cell>
            <table:table-cell table:style-name="Tabel8.A1" office:value-type="string">
              <text:p text:style-name="P24">Gemiddeld</text:p>
            </table:table-cell>
            <table:table-cell table:style-name="Tabel8.A1" office:value-type="string">
              <text:p text:style-name="P24">Passende digitale zoekhulpmiddelen selecteren op basis van informatiebehoeften.</text:p>
            </table:table-cell>
          </table:table-row>
          <table:table-row table:style-name="Tabel8.5">
            <table:table-cell table:style-name="Tabel8.A1" office:value-type="string">
              <text:p text:style-name="P24">Attitudes</text:p>
            </table:table-cell>
            <table:table-cell table:style-name="Tabel8.A1" office:value-type="string">
              <text:p text:style-name="P24"><draw:custom-shape text:anchor-type="char" draw:z-index="75" draw:name="Group 1155" draw:style-name="gr10" draw:text-style-name="P63" svg:width="0.036cm" svg:height="0.036cm" svg:x="-0.018cm" svg:y="2.464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24">3.2 Integrating and re- elaborating digital content</text:p>
            </table:table-cell>
            <table:table-cell table:style-name="Tabel8.A1" office:value-type="string">
              <text:p text:style-name="P24">Geavanceerd</text:p>
            </table:table-cell>
            <table:table-cell table:style-name="Tabel8.A1" office:value-type="string">
              <text:p text:style-name="P24">Prioriteit geven aan transparante en ethische praktijken bij taken voor integratie en herbewerking van digitale inhoud.</text:p>
            </table:table-cell>
          </table:table-row>
        </table:table>
        <text:p text:style-name="Standard">Annex 1 compares DigComp 3.0 with the previous version by providing an overview of the changes (</text:p>
        <text:p text:style-name="P124" loext:marker-style-name="T9"/>
        <text:p text:style-name="P125" loext:marker-style-name="T38"/>
        <text:p text:style-name="P38"><text:span text:style-name="T38">Table A5 </text:span>lists examples of verbs for learning outcomes describing knowledge, skills<text:span text:style-name="T4"> </text:span>and<text:span text:style-name="T4"> </text:span>attitudes<text:span text:style-name="T4"> </text:span>at<text:span text:style-name="T4"> </text:span>Basic,<text:span text:style-name="T4"> </text:span>Intermediate,<text:span text:style-name="T4"> </text:span>Advanced<text:span text:style-name="T4"> </text:span>and<text:span text:style-name="T4"> </text:span>Highly<text:span text:style-name="T4"> </text:span>Advanced<text:span text:style-name="T4"> </text:span>levels. The choice of verbs is guided by Bloom’s taxonomy (Anderson &amp; Krathwohl, 2001), considering also relevant features of other taxonomies (e.g. Irvine,<text:span text:style-name="T33"> </text:span>2021). Some verbs repeat across levels in Table A5. This is intentional, since the content of learning outcomes does not only vary by cognitive demand (which is suggested by the verb) but also varies in level of complexity and autonomy (which<text:span text:style-name="T8"> </text:span>are<text:span text:style-name="T8"> </text:span>suggested<text:span text:style-name="T8"> </text:span>in<text:span text:style-name="T8"> </text:span>the<text:span text:style-name="T8"> </text:span>object<text:span text:style-name="T8"> </text:span>of<text:span text:style-name="T8"> </text:span>each<text:span text:style-name="T8"> </text:span>learning<text:span text:style-name="T8"> </text:span>outcome<text:span text:style-name="T4"> </text:span>statement).<text:span text:style-name="T8"> </text:span><text:span text:style-name="T38">Box</text:span><text:span text:style-name="T76"> </text:span><text:span text:style-name="T38">A1 </text:span>summarises the main features of the DigComp 3.0 learning outcomes.</text:p>
        <text:p text:style-name="P126"/>
        <text:p text:style-name="P127" loext:marker-style-name="T96"><text:span text:style-name="T96">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96"/></text:p>
        <text:p text:style-name="P128" loext:marker-style-name="T96"><text:bookmark text:name="Table_A5:_Examples_of_verbs_used_for_lea"/><text:bookmark text:name="_bookmark34"/></text:p>
        <text:p text:style-name="P129"><text:span text:style-name="T59">Table</text:span><text:span text:style-name="T95"> </text:span><text:span text:style-name="T59">A5:</text:span><text:span text:style-name="T97"> </text:span><text:span text:style-name="T2">Example</text:span><text:span text:style-name="T89"> </text:span><text:span text:style-name="T2">Article</text:span><text:span text:style-name="T89"> </text:span><text:span text:style-name="T2">werkwoorden</text:span><text:span text:style-name="T89"> </text:span><text:span text:style-name="T2">gebruikte</text:span><text:span text:style-name="T89"> </text:span><text:span text:style-name="T2">example,</text:span><text:span text:style-name="T89"> </text:span><text:span text:style-name="T2">Brussels:</text:span><text:span text:style-name="T89"> </text:span><text:span text:style-name="T2">are</text:span><text:span text:style-name="T89"> </text:span><text:span text:style-name="T2">beschrijven</text:span><text:span text:style-name="T89"> </text:span><text:span text:style-name="T2">kennis,</text:span><text:span text:style-name="T89"> </text:span><text:span text:style-name="T2">vaardigheden en houdingen.</text:span><text:span text:style-name="T98">11</text:span></text:p>
        <text:p text:style-name="P130" loext:marker-style-name="T2"/>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4" loext:marker-style-name="T64"><text:span text:style-name="T64">Niveau</text:span><text:span text:style-name="T64"/></text:p>
            </table:table-cell>
            <table:table-cell table:style-name="Tabel9.A1" office:value-type="string">
              <text:p text:style-name="P24" loext:marker-style-name="T64"><text:span text:style-name="T64">Korte beschrijving van het beheersingsniveau</text:span><text:span text:style-name="T64"/></text:p>
            </table:table-cell>
            <table:table-cell table:style-name="Tabel9.A1" office:value-type="string">
              <text:p text:style-name="P24"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24">Basis</text:p>
            </table:table-cell>
            <table:table-cell table:style-name="Tabel9.A1" office:value-type="string">
              <text:p text:style-name="P24">Onthouden en uitvoeren van eenvoudige taken met begeleiding waar nodig.</text:p>
            </table:table-cell>
            <table:table-cell table:style-name="Tabel9.A1" office:value-type="string">
              <text:p text:style-name="P24">Kennis: Herkennen, Identificeren, Onderscheiden tussen</text:p>
              <text:p text:style-name="P24">Vaardigheden: Gebruik, Toepassen, Implementeren</text:p>
              <text:p text:style-name="P24">Houdingen: Erkennen van het belang, Erkennen van de voordelen</text:p>
            </table:table-cell>
          </table:table-row>
          <table:table-row table:style-name="Tabel9.3">
            <table:table-cell table:style-name="Tabel9.A1" office:value-type="string">
              <text:p text:style-name="P24">Gemiddeld</text:p>
            </table:table-cell>
            <table:table-cell table:style-name="Tabel9.A1" office:value-type="string">
              <text:p text:style-name="P24">Autonoom identificeren en uitvoeren van welomschreven taken en oplossen van welomschreven problemen.</text:p>
            </table:table-cell>
            <table:table-cell table:style-name="Tabel9.A1" office:value-type="string">
              <text:p text:style-name="P24">Kennis: Herkennen, Identificeren, Onderscheiden tussen, Definiëren, Beschrijven</text:p>
              <text:p text:style-name="P24">Vaardigheden: Gebruik, Toepassen, Selecteren, Beoordelen</text:p>
              <text:p text:style-name="P24">Houdingen: Erkennen van het belang, Erkennen van de voordelen, Prioriteren, Doelbewust verkennen, Deelnemen aan</text:p>
            </table:table-cell>
          </table:table-row>
          <table:table-row table:style-name="Tabel9.4">
            <table:table-cell table:style-name="Tabel9.A1" office:value-type="string">
              <text:p text:style-name="P24">Geavanceerd</text:p>
            </table:table-cell>
            <table:table-cell table:style-name="Tabel9.A1" office:value-type="string">
              <text:p text:style-name="P24">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24">Kennis: Identificeren, Definiëren, Beschrijven</text:p>
              <text:p text:style-name="P24">Vaardigheden: Beoordelen, Toepassen, Combineren, Anderen helpen, Anderen ondersteunen</text:p>
              <text:p text:style-name="P24">Houdingen: Erkennen van het belang, Erkennen van de voordelen, Rekening houden met, Prioriteren, Voortdurend verkennen</text:p>
            </table:table-cell>
          </table:table-row>
          <table:table-row table:style-name="Tabel9.5">
            <table:table-cell table:style-name="Tabel9.A1" office:value-type="string">
              <text:p text:style-name="P24">Zeer geavanceerd</text:p>
            </table:table-cell>
            <table:table-cell table:style-name="Tabel9.A1" office:value-type="string">
              <text:p text:style-name="P24">Zeer complexe of gespecialiseerde <text:soft-page-break/>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24">Kennis: Geen leerresultaten op het gebied van kennis zijn opgenomen in <text:soft-page-break/>zeer geavanceerde niveaus: Dit element is vastgelegd onder Houdingen (op de hoogte blijven).</text:p>
              <text:p text:style-name="P24">Vaardigheden: Beoordelen en evalueren, Ontwikkelen en implementeren, Leiden of bijdragen aan, Ontwerpen, Adviseren, Uitleggen</text:p>
              <text:p text:style-name="P24">Attitudes: Het belang erkennen, De voordelen erkennen, Blijf op de hoogte van, Bevorderen en ondersteunen</text:p>
            </table:table-cell>
          </table:table-row>
        </table:table>
        <text:p text:style-name="Standard">Annex 1 compares DigComp 3.0 with the previous version by providing an overview of the changes (</text:p>
        <text:p text:style-name="P131">Kader A1: Belangrijkste kenmerken van de DigComp 3.0-leerresultaten.</text:p>
        <text:p text:style-name="P132" loext:marker-style-name="T62"/>
        <text:p text:style-name="Standard">Er zijn in totaal 523 leerresultaten. Het aantal leerresultaten varieert per competentie.</text:p>
        <text:p text:style-name="Standard">DigComp 3.0 Leerresultaten zijn elk gekoppeld aan één beheersingsniveau (Basic, Intermediate, Advanced, Highly Advanced), en worden gegroepeerd op basis van competentie en of ze verwijzen naar kennis, vaardigheid of houding. Ze zijn elk gelabeld als AI-explicit, AI-implicit, of noch AI-explicit of AI-implicit, wat bedoeld is als een algemene richtlijn. Zie Sectie 2.6 voor meer informatie over hoe de AI-labels geïnterpreteerd moeten worden. ==WEBLATE_PART==</text:p>
        <text:p text:style-name="Standard">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kwaamheidsniveaus.</text:p>
        <text:p text:style-name="Standard">The</text:p>
        <text:p text:style-name="Standard">Each</text:p>
        <text:p text:style-name="Standard">De nummering van de competentieverklaringen (Sectie 3) en de leerresultaten (in deze bijlage) komt niet overeen, aangezien er meer leerresultaten zijn dan competentieverklaringen. Bijvoorbeeld, de inhoud van CS1.1.08 komt niet overeen met LO1.1.08.</text:p>
        <text:p text:style-name="Standard">Annex 1 compares DigComp 3.0 with the previous version by providing an overview of the changes (</text:p>
      </text:section>
      <text:h text:style-name="P133" text:outline-level="5">A2.3 Leerresultaten</text:h>
      <text:p text:style-name="Standard">Based</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34">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34">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34">Evalueer vroeg in het project het DigComp 3.0-kader, zodat de betrokkenen er vertrouwd mee raken.</text:p>
        </text:list-item>
        <text:list-item>
          <text:p text:style-name="P134">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34">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34">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34">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34">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35">Aanbevolen literatuur:</text:p>
      <text:list text:style-name="WWNum10">
        <text:list-item>
          <text:p text:style-name="P136"><text:span text:style-name="T104">Cedefop’s (2022) </text:span><text:a xlink:type="simple" xlink:href="https://www.cedefop.europa.eu/en/publications/4209" text:style-name="ListLabel_20_187" text:visited-style-name="ListLabel_20_187"><text:span text:style-name="T105">Het definiëren, schrijven en toepassen van Leerresultaten – Een Europees Handboek (tweede editie)</text:span></text:a><text:span text:style-name="T106"> </text:span><text:span text:style-name="T2">is bedoeld voor individuen en instellingen die betrokken zijn bij het definiëren en schrijven van Leerresultaten.</text:span><text:span text:style-name="T82"> </text:span><text:span text:style-name="T2">are</text:span><text:span text:style-name="T82"> </text:span><text:span text:style-name="T2">Het</text:span><text:span text:style-name="T82"> </text:span><text:span text:style-name="T2">biedt</text:span><text:span text:style-name="T82"> </text:span><text:span text:style-name="T2">concreet</text:span><text:span text:style-name="T82"> </text:span><text:span text:style-name="T2">voorbeelden</text:span><text:span text:style-name="T82"> </text:span><text:span text:style-name="T2">en</text:span><text:span text:style-name="T82"> </text:span><text:span text:style-name="T2">biedt</text:span><text:span text:style-name="T82"> </text:span><text:span text:style-name="T2">een</text:span><text:span text:style-name="T82"> </text:span><text:span text:style-name="T2">overzicht</text:span><text:span text:style-name="T82"> </text:span><text:span text:style-name="T2">Article</text:span><text:span text:style-name="T82"> </text:span><text:span text:style-name="T2">users</text:span><text:span text:style-name="T82"> </text:span><text:span text:style-name="T2">richtlijnen</text:span><text:span text:style-name="T82"> </text:span><text:span text:style-name="T2">en</text:span><text:span text:style-name="T82"> </text:span><text:span text:style-name="T2">onderzoek.</text:span><text:span text:style-name="T82"> </text:span><text:span text:style-name="T2">Cedefop</text:span><text:span text:style-name="T82"> </text:span><text:span text:style-name="T2">Learning</text:span><text:span text:style-name="T82"> </text:span><text:span text:style-name="T2">heeft</text:span><text:span text:style-name="T82"> </text:span><text:span text:style-name="T2">ook</text:span><text:span text:style-name="T82"> </text:span><text:span text:style-name="T2">ontwikkeld</text:span><text:span text:style-name="T82"> </text:span><text:span text:style-name="T2">een</text:span><text:span text:style-name="T82"> </text:span><text:a xlink:type="simple" xlink:href="https://data.europa.eu/data/datasets/learning-outcomes-resources?locale=en" text:style-name="ListLabel_20_188" text:visited-style-name="ListLabel_20_188"><text:span text:style-name="T2">dataset met richtmateriaal</text:span></text:a><text:span text:style-name="T2">.</text:span></text:p>
        </text:list-item>
        <text:list-item>
          <text:p text:style-name="P137"><text:soft-page-break/><text:span text:style-name="T104">Internationaal</text:span><text:span text:style-name="T107"> </text:span><text:span text:style-name="T104">Commission</text:span><text:span text:style-name="T107"> </text:span><text:span text:style-name="T104">(2012).</text:span><text:span text:style-name="T107"> </text:span><text:span text:style-name="T104">en</text:span><text:span text:style-name="T107"> </text:span><text:span text:style-name="T104">Vereniging</text:span><text:span text:style-name="T107"> </text:span><text:span text:style-name="T104">Article</text:span><text:span text:style-name="T107"> </text:span><text:span text:style-name="T104">Commission</text:span><text:span text:style-name="T107"> </text:span><text:span text:style-name="T104">Uitgevers</text:span><text:span text:style-name="T107"> </text:span><text:span text:style-name="T104">Defining,</text:span><text:span text:style-name="T107"> </text:span><text:a xlink:type="simple" xlink:href="https://www.testpublishers.org/assets/Guidelines%20for%20Technology-Based%20Assessment%20v2022.11.08.pdf" text:style-name="ListLabel_20_187" text:visited-style-name="ListLabel_20_187"><text:span text:style-name="T105">Richtlijnen voor technologiegebaseerde beoordeling (versie 1.1)</text:span></text:a><text:span text:style-name="T108"> </text:span><text:span text:style-name="T2">biedt</text:span><text:span text:style-name="T61"> </text:span><text:span text:style-name="T2">richtlijnen</text:span><text:span text:style-name="T61"> </text:span><text:span text:style-name="T2">en</text:span><text:span text:style-name="T61"> </text:span><text:span text:style-name="T2">beste</text:span><text:span text:style-name="T61"> </text:span><text:span text:style-name="T2">praktijken</text:span><text:span text:style-name="T61"> </text:span><text:span text:style-name="T2">example,</text:span><text:span text:style-name="T61"> </text:span><text:span text:style-name="T109">development</text:span><text:span text:style-name="T2">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Source: JRC own elaboration.</text:p>
      <text:h text:style-name="P138" text:outline-level="2">PHASE<text:bookmark text:name="_bookmark36"> </text:bookmark>2:<text:bookmark text:name="A2.3_Learning_outcomes"> </text:bookmark>WORK<text:span text:style-name="T110"> </text:span>WITH<text:span text:style-name="T111"> </text:span><text:span text:style-name="T1">EXPERTS</text:span></text:h>
      <text:p text:style-name="P139"><text:span text:style-name="T96">Leren</text:span><text:span text:style-name="T112"> </text:span><text:span text:style-name="T96">are</text:span><text:span text:style-name="T113"> </text:span><text:span text:style-name="T96">defined</text:span><text:span text:style-name="T112"> </text:span><text:span text:style-name="T96">ook</text:span><text:span text:style-name="T113"> </text:span><text:span text:style-name="T96">available</text:span><text:span text:style-name="T113"> </text:span><text:span text:style-name="T96">in</text:span><text:span text:style-name="T112"> </text:span><text:span text:style-name="T96">spreadsheet</text:span><text:span text:style-name="T113"> </text:span><text:span text:style-name="T96">formaat</text:span><text:span text:style-name="T112"> </text:span><text:span text:style-name="T96">en</text:span><text:span text:style-name="T113"> </text:span><text:span text:style-name="T96">heeft</text:span><text:span text:style-name="T113"> </text:span><text:span text:style-name="T96">een</text:span><text:span text:style-name="T112"> </text:span><text:span text:style-name="T96">linked</text:span><text:span text:style-name="T113"> </text:span><text:span text:style-name="T96">open</text:span><text:span text:style-name="T113"> </text:span><text:span text:style-name="T96">dataset</text:span><text:span text:style-name="T112"> </text:span><text:span text:style-name="T96">in</text:span><text:span text:style-name="T113"> </text:span><text:span text:style-name="T96">JSON</text:span><text:span text:style-name="T112"> </text:span><text:span text:style-name="T96">formats</text:span><text:span text:style-name="T113"> </text:span><text:span text:style-name="T96">on</text:span><text:span text:style-name="T113"> </text:span><text:span text:style-name="T96">development</text:span><text:span text:style-name="T112">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14">JRC-DigComp webruimte</text:span></text:a><text:span text:style-name="T112">.</text:span></text:p>
      <text:p text:style-name="Standard"/>
      <text:p text:style-name="Standard">[Insert Learning Outcomes.docx]</text:p>
      <text:p text:style-name="Standard"/>
      <text:section text:style-name="Sect1" text:name="Sectie6">
        <text:p text:style-name="P25" loext:marker-style-name="T40"><text:bookmark text:name="_bookmark55"/><text:bookmark text:name="Annex_3:_Phases_in_the_development_of_Di"/></text:p>
        <text:h text:style-name="P26" text:outline-level="2">Annex 3: Phases in the development of DigComp3.0</text:h>
        <text:p text:style-name="P140">Development work on DigComp 3.0 took place across four phases. Many individuals</text:p>
        <text:p text:style-name="P140"/>
        <text:h text:style-name="Heading_20_3" text:outline-level="3">PHASE</text:h>
        <text:p text:style-name="P141">Initial scoping work took place during December 2023-June 2024. It consisted of a call for DigComp-related submissions and their analysis, and a scoping literature</text:p>
        <text:h text:style-name="P142" text:outline-level="4">FASE 1.1: DIGCOMP-BIJDRAGEN EN VASTSTELLING VAN DE 'BASISSET' LEERRESULTATEN</text:h>
        <text:p text:style-name="P143"/>
        <text:p text:style-name="P144">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73"/>
        <text:p text:style-name="P145">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43"/>
        <text:p text:style-name="P146">A</text:p>
        <text:p text:style-name="P143"><text:soft-page-break/></text:p>
        <text:p text:style-name="P147">The content of the <text:span text:style-name="T9">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148">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p>
        <text:p text:style-name="P149"/>
        <text:h text:style-name="P150" text:outline-level="4">FASE 1.2: LITERATUUR- EN BELEIDSONDERZOEK VOOR DE GAP-ANALYSE VAN DE DIGCOMP-LEERRESULTATEN 'BASISSET'</text:h>
        <text:p text:style-name="P151"/>
        <text:p text:style-name="P152">In parallel with the DigComp submissions, the JRC researched and compiled information</text:p>
        <text:p text:style-name="P143"/>
        <text:p text:style-name="P153">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54">The</text:p>
      </text:section>
      <text:p text:style-name="P155" loext:marker-style-name="T2"/>
      <text:p text:style-name="Standard" loext:marker-style-name="T82"><text:bookmark text:name="Table_A6._Illustrative_examples_of_sourc"/><text:span text:style-name="T59">Table</text:span><text:span text:style-name="T83"> </text:span><text:span text:style-name="T59">A6.</text:span><text:span text:style-name="T60"> </text:span><text:span text:style-name="T2">Illustrative</text:span><text:span text:style-name="T61"> </text:span><text:span text:style-name="T2">voorbeelden</text:span><text:span text:style-name="T61"> </text:span><text:span text:style-name="T2">sources,</text:span><text:span text:style-name="T61"> </text:span><text:span text:style-name="T2">consulted during</text:span><text:span text:style-name="T61"> </text:span><text:span text:style-name="T2">development</text:span><text:span text:style-name="T61"> </text:span><text:span text:style-name="T2">of</text:span><text:span text:style-name="T61"> </text:span><text:span text:style-name="T2">2.2 </text:span><text:span text:style-name="T8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6" loext:marker-style-name="T119"><text:span text:style-name="T120">Auteurs</text:span><text:span text:style-name="T119"/></text:p>
          </table:table-cell>
          <table:table-cell table:style-name="Tabel10.B1" office:value-type="string">
            <text:p text:style-name="P156" loext:marker-style-name="T119"><text:span text:style-name="T120">Thema</text:span><text:span text:style-name="T119"/></text:p>
          </table:table-cell>
          <table:table-cell table:style-name="Tabel10.B1" office:value-type="string">
            <text:p text:style-name="P156" loext:marker-style-name="T120"><text:span text:style-name="T120">Description and relevance to DigComp</text:span><text:span text:style-name="T120"/></text:p>
          </table:table-cell>
        </table:table-row>
        <table:table-row table:style-name="Tabel10.2">
          <table:table-cell table:style-name="Tabel10.A2" office:value-type="string">
            <text:p text:style-name="P156" loext:marker-style-name="T121"><text:span text:style-name="T122">Long &amp; Magerko (2020)</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el geciteerde definitie en competenties voor AI-geletterdheid, inclusief beschrijvingen van specifieke competenties, meegenomen in de gap-analyse.</text:span><text:span text:style-name="T122"/></text:p>
          </table:table-cell>
        </table:table-row>
        <table:table-row table:style-name="Tabel10.3">
          <table:table-cell table:style-name="Tabel10.A2" office:value-type="string">
            <text:p text:style-name="P156" loext:marker-style-name="T123"><text:a xlink:type="simple" xlink:href="https://www.sciencedirect.com/science/article/pii/S2666920X21000357" text:style-name="ListLabel_20_190" text:visited-style-name="ListLabel_20_190"><text:span text:style-name="T124">Ng et al. (2021)</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rkennende review van 30 bronnen uit 12 landen, waarvan 7 in Europa, om vier gemeenschappelijke elementen te identificeren en een taxonomie te beschrijven gebaseerd op Bloom; meegenomen in de aanpak voor de integratie van AI-competentie.</text:span><text:span text:style-name="T122"/></text:p>
          </table:table-cell>
        </table:table-row>
        <table:table-row table:style-name="Tabel10.1">
          <table:table-cell table:style-name="Tabel10.A2" office:value-type="string">
            <text:p text:style-name="P156" loext:marker-style-name="T123"><text:a xlink:type="simple" xlink:href="https://www.tandfonline.com/doi/full/10.1080/0144929X.2022.2072768" text:style-name="ListLabel_20_190" text:visited-style-name="ListLabel_20_190"><text:span text:style-name="T124">Wang et al. (2022)</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Definitie van AI-geletterdheid en AI-geletterdheidsschaal met 12 items, meegenomen in de gap-analyse.</text:span><text:span text:style-name="T122"/></text:p>
          </table:table-cell>
        </table:table-row>
        <table:table-row table:style-name="Tabel10.3">
          <table:table-cell table:style-name="Tabel10.A2" office:value-type="string">
            <text:p text:style-name="P156" loext:marker-style-name="T123"><text:a xlink:type="simple" xlink:href="http://www.ai-comp.org/" text:style-name="ListLabel_20_190" text:visited-style-name="ListLabel_20_190"><text:span text:style-name="T124">Ehler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studie en raamwerk – toekomstige vaardigheden die nodig zijn voor een leef- en werkomgeving die gevormd wordt door AI. 12 competentievelden worden beschreven; meegenomen in de gap-analyse.</text:span><text:span text:style-name="T122"/></text:p>
          </table:table-cell>
        </table:table-row>
        <table:table-row table:style-name="Tabel10.2">
          <table:table-cell table:style-name="Tabel10.A2" office:value-type="string">
            <text:p text:style-name="P156" loext:marker-style-name="T121"><text:span text:style-name="T122">UNESCO (2022)</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In kaart brengen van door de overheid goedgekeurde AI-curricula. Bevat een definitie van AI-geletterdheid en 222 leerresultaten die op DigComp zijn gemapt voor de gap-analyse.</text:span><text:span text:style-name="T122"/></text:p>
          </table:table-cell>
        </table:table-row>
        <table:table-row table:style-name="Tabel10.2">
          <table:table-cell table:style-name="Tabel10.A2" office:value-type="string">
            <text:p text:style-name="P156" loext:marker-style-name="T121"><text:span text:style-name="T122">Di Vinadio et al. (2023)</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etenties voor ambtenaren: 9 competenties werden geëxtraheerd voor de gap-analyse.</text:span><text:span text:style-name="T122"/></text:p>
          </table:table-cell>
        </table:table-row>
        <table:table-row table:style-name="Tabel10.8">
          <table:table-cell table:style-name="Tabel10.A2" office:value-type="string">
            <text:p text:style-name="P156" loext:marker-style-name="T121"><text:span text:style-name="T122">Miao et al. (2024)</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1"><text:span text:style-name="T122">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1"/></text:p>
          </table:table-cell>
        </table:table-row>
        <table:table-row table:style-name="Tabel10.9">
          <table:table-cell table:style-name="Tabel10.A2" office:value-type="string">
            <text:p text:style-name="P156" loext:marker-style-name="T123"><text:a xlink:type="simple" xlink:href="https://digitalpromise.dspacedirect.org/server/api/core/bitstreams/c09bc1b5-a869-4fc3-b47b-c3bfd6575ca0/content" text:style-name="ListLabel_20_190" text:visited-style-name="ListLabel_20_190"><text:span text:style-name="T124">Mill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2"/></text:p>
          </table:table-cell>
        </table:table-row>
        <table:table-row table:style-name="Tabel10.3">
          <table:table-cell table:style-name="Tabel10.A2" office:value-type="string">
            <text:p text:style-name="P156" loext:marker-style-name="T123"><text:a xlink:type="simple" xlink:href="https://f4i.hbox.at/index.php/s/4gN4p3j3Bb33GyH" text:style-name="ListLabel_20_190" text:visited-style-name="ListLabel_20_190"><draw:custom-shape text:anchor-type="char" draw:z-index="88" draw:name="Vrije vorm: vorm 15" draw:style-name="gr11" draw:text-style-name="P63"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4" draw:name="Vrije vorm: vorm 14" draw:style-name="gr11" draw:text-style-name="P63"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3" draw:name="Vrije vorm: vorm 13" draw:style-name="gr4" draw:text-style-name="P21"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24">Nárosy et al. (2022)</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e Oostenrijkse aanpassing, DigComp 2.3 AT – Gebied 0 (Basisprin</text:span><text:span text:style-name="T122">cipes, Toegang en Digitaal Begrip) – stuurde de behandeling van digitale basiscompetentie in DigComp 3.0.</text:span></text:p>
          </table:table-cell>
        </table:table-row>
        <text:soft-page-break/>
        <table:table-row table:style-name="Tabel10.9">
          <table:table-cell table:style-name="Tabel10.A2" office:value-type="string">
            <text:p text:style-name="P156" loext:marker-style-name="T123"><text:a xlink:type="simple" xlink:href="http://www.dcds-project.eu/wp-content/uploads/2020/02/D9_DCD-Methodology-and-content_v2.pdf" text:style-name="ListLabel_20_190" text:visited-style-name="ListLabel_20_190"><text:span text:style-name="T124">Kluzer et al.</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2"/></text:p>
          </table:table-cell>
        </table:table-row>
        <table:table-row table:style-name="Tabel10.8">
          <table:table-cell table:style-name="Tabel10.A2" office:value-type="string">
            <text:p text:style-name="P156" loext:marker-style-name="T121"><text:a xlink:type="simple" xlink:href="https://eurydice.eacea.ec.europa.eu/publications/informatics-education-school-europe" text:style-name="ListLabel_20_191" text:visited-style-name="ListLabel_20_191"><text:span text:style-name="T122">Eurydice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1"/></text:p>
          </table:table-cell>
        </table:table-row>
        <table:table-row table:style-name="Tabel10.8">
          <table:table-cell table:style-name="Tabel10.A2" office:value-type="string">
            <text:p text:style-name="P156" loext:marker-style-name="T121"><text:a xlink:type="simple" xlink:href="https://op.europa.eu/en/publication-detail/-/publication/bbf875ec-a5a2-11ec-83e1-01aa75ed71a1" text:style-name="ListLabel_20_191" text:visited-style-name="ListLabel_20_191"><text:span text:style-name="T122">Bocconi et al.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1"/></text:p>
          </table:table-cell>
        </table:table-row>
        <table:table-row table:style-name="Tabel10.3">
          <table:table-cell table:style-name="Tabel10.A2" office:value-type="string">
            <text:p text:style-name="P156" loext:marker-style-name="T121"><text:a xlink:type="simple" xlink:href="https://www.oecd.org/en/topics/sub-issues/learning-in-the-digital-world/pisa-2025-learning-in-the-digital-world.html" text:style-name="ListLabel_20_191" text:visited-style-name="ListLabel_20_191"><text:span text:style-name="T122">OECD (2023)</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Raamwerk voor PISA 2025 – 'leren in een digitale wereld'-raamwerk – competentiemodel voor computationele probleemoplossing. 18 competentiebeschrijvingen werden geëxtraheerd voor de gap-analyse.</text:span><text:span text:style-name="T121"/></text:p>
          </table:table-cell>
        </table:table-row>
        <table:table-row table:style-name="Tabel10.3">
          <table:table-cell table:style-name="Tabel10.A2" office:value-type="string">
            <text:p text:style-name="P156" loext:marker-style-name="T121"><text:span text:style-name="T122">Duckworth &amp; Fraillon (2025)</text:span><text:span text:style-name="T121"/></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ICILS-beoordelingsraamwerk – definities van computer- en informatiegeletterdheid, en computational thinking. 25 competentievoorbeelden werden geëxtraheerd voor de gap-analyse.</text:span><text:span text:style-name="T121"/></text:p>
          </table:table-cell>
        </table:table-row>
        <table:table-row table:style-name="Tabel10.2">
          <table:table-cell table:style-name="Tabel10.A2" office:value-type="string">
            <text:p text:style-name="P156" loext:marker-style-name="T121"><text:span text:style-name="T122">DALI-projectconsortium (2023)</text:span><text:span text:style-name="T121"/></text:p>
          </table:table-cell>
          <table:table-cell table:style-name="Tabel10.B2" office:value-type="string">
            <text:p text:style-name="P156" loext:marker-style-name="T122"><text:span text:style-name="T122">Datageletterdheid en digitaal burgerschap</text:span><text:span text:style-name="T122"/></text:p>
          </table:table-cell>
          <table:table-cell table:style-name="Tabel10.B2" office:value-type="string">
            <text:p text:style-name="P156" loext:marker-style-name="T122"><text:span text:style-name="T122">DALI-datageletterdheidsraamwerk voor burgerschap – 37 leerdoelen werden door het JRC op DigComp gemapt als onderdeel van de gap-analyse.</text:span><text:span text:style-name="T122"/></text:p>
          </table:table-cell>
        </table:table-row>
        <table:table-row table:style-name="Tabel10.2">
          <table:table-cell table:style-name="Tabel10.A2" office:value-type="string">
            <text:p text:style-name="P156" loext:marker-style-name="T121"><text:a xlink:type="simple" xlink:href="https://www.detectproject.eu/wp-content/uploads/2021/09/DETECT-Report-1-The-CDL-Framework.pdf" text:style-name="ListLabel_20_191" text:visited-style-name="ListLabel_20_191"><text:span text:style-name="T122">Gouseti et al. (2021)</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DETECT-project – raamwerk voor kritische digitale geletterdheden voor opvoeders: competenties zijn georganiseerd op een manier die consistent is met DigComp. Opgenomen in de gap-analyse.</text:span><text:span text:style-name="T121"/></text:p>
          </table:table-cell>
        </table:table-row>
        <table:table-row table:style-name="Tabel10.8">
          <table:table-cell table:style-name="Tabel10.A2" office:value-type="string">
            <text:p text:style-name="P156" loext:marker-style-name="T121"><text:a xlink:type="simple" xlink:href="https://bera-journals.onlinelibrary.wiley.com/doi/10.1002/rev3.3425" text:style-name="ListLabel_20_191" text:visited-style-name="ListLabel_20_191"><draw:custom-shape text:anchor-type="char" draw:z-index="83" draw:name="Vrije vorm: vorm 12" draw:style-name="gr4" draw:text-style-name="P21"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1" draw:name="Vrije vorm: vorm 11" draw:style-name="gr4" draw:text-style-name="P21"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0" draw:style-name="gr4" draw:text-style-name="P21"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Ilomäki et al. (2023)</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Systematische review van kritische digitale geletterdheid, gebaseerd </text:span><text:span text:style-name="T121">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p>
          </table:table-cell>
        </table:table-row>
        <text:soft-page-break/>
        <table:table-row table:style-name="Tabel10.3">
          <table:table-cell table:style-name="Tabel10.A2" office:value-type="string">
            <text:p text:style-name="P156" loext:marker-style-name="T121"><text:span text:style-name="T122">Fernández-Prados et al. (2021)</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2"><text:span text:style-name="T122">Beoordeling van de conceptualisering en meting van digitaal burgerschap. Het aanhangsel bij het artikel bevat ongeveer 80 items van bestaande schalen, opgenomen in de gap-analyse, in het bijzonder voor de competenties 2.3, 1.2, 2.6, 4.2 en 4.3.</text:span><text:span text:style-name="T122"/></text:p>
          </table:table-cell>
        </table:table-row>
        <table:table-row table:style-name="Tabel10.3">
          <table:table-cell table:style-name="Tabel10.A2" office:value-type="string">
            <text:p text:style-name="P156" loext:marker-style-name="T121"><text:a xlink:type="simple" xlink:href="https://elibrary.utb.de/doi/epdf/10.3224/dms.v14i1.09" text:style-name="ListLabel_20_191" text:visited-style-name="ListLabel_20_191"><text:span text:style-name="T122">Jaeger (2021)</text:span></text:a></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Systematische review van digitaal burgerschap, gebaseerd op 373 publicaties. Vier dimensies worden geïdentificeerd (digitale rechten en privacy; politieke betrokkenheid; digitale openbare diensten; training en leren). Meegenomen voor competentie 2.3.</text:span><text:span text:style-name="T121"/></text:p>
          </table:table-cell>
        </table:table-row>
        <table:table-row table:style-name="Tabel10.8">
          <table:table-cell table:style-name="Tabel10.A2" office:value-type="string">
            <text:p text:style-name="P156" loext:marker-style-name="T121"><draw:custom-shape text:anchor-type="char" draw:z-index="82" draw:name="Vrije vorm: vorm 9" draw:style-name="gr11" draw:text-style-name="P63"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6" draw:name="Vrije vorm: vorm 8" draw:style-name="gr11" draw:text-style-name="P63"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0" draw:name="Vrije vorm: vorm 7" draw:style-name="gr12" draw:text-style-name="P157"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Richardson &amp; Milovidov (2022)</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1"/></text:p>
          </table:table-cell>
        </table:table-row>
        <table:table-row table:style-name="Tabel10.9">
          <table:table-cell table:style-name="Tabel10.A2" office:value-type="string">
            <text:p text:style-name="P156" loext:marker-style-name="T121"><text:a xlink:type="simple" xlink:href="https://cyber-citizen.eu/en/aineisto/summary/" text:style-name="ListLabel_20_191" text:visited-style-name="ListLabel_20_191"><text:span text:style-name="T122">Limnéll et al. (2023)</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2"/></text:p>
          </table:table-cell>
        </table:table-row>
        <table:table-row table:style-name="Tabel10.3">
          <table:table-cell table:style-name="Tabel10.A2" office:value-type="string">
            <text:p text:style-name="P156" loext:marker-style-name="T121"><text:a xlink:type="simple" xlink:href="https://www.concordia-h2020.eu/wp-content/uploads/2022/11/Teach-the-TeachersMethodology-for-publication.pdf" text:style-name="ListLabel_20_192" text:visited-style-name="ListLabel_20_192"><text:span text:style-name="T125">CONCORDIA Consortium (2022)</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Methodologie en richtlijnen voor het onderwijzen van cyberveiligheid en cyberbeveiliging aan middelbare scholieren: Bevat 24 modules, waarvan de inhoud is opgenomen in de gap-analyse voor 4.1 en 4.2, evenals 2.6.</text:span><text:span text:style-name="T122"/></text:p>
          </table:table-cell>
        </table:table-row>
        <table:table-row table:style-name="Tabel10.3">
          <table:table-cell table:style-name="Tabel10.A2" office:value-type="string">
            <text:p text:style-name="P156" loext:marker-style-name="T121"><text:span text:style-name="T122">Polanco-Levicán &amp; Salvo-Garrido (2022)</text:span><text:span text:style-name="T121"/></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2"><text:span text:style-name="T122">Systematische review van het concept en de competenties van social media-geletterdheid – 15 artikelen opgenomen – Tabel A1 in het artikel vermeldt de geïdentificeerde concepten en competenties – die zijn opgenomen in de gap-analyse, met name voor 1.2, 2.1, 2.2, 2.6 en 4.2.</text:span><text:span text:style-name="T122"/></text:p>
          </table:table-cell>
        </table:table-row>
        <table:table-row table:style-name="Tabel10.3">
          <table:table-cell table:style-name="Tabel10.A2" office:value-type="string">
            <text:p text:style-name="P156" loext:marker-style-name="T121"><text:span text:style-name="T122">CILIP Information Literacy Group </text:span><text:span text:style-name="T121">(2021)</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1"><text:span text:style-name="T122">Media and Information Literacy Alliance (MILA) raamwerk – gebouwd </text:span><text:span text:style-name="T121">rond vijf levenslange doelen (geïnformeerd, mondig, gezond, sociaal bewust en verbonden zijn). Stuurde de behandeling van 1.2, 2.1, 2.2, 2.6 en 4.2.</text:span></text:p>
          </table:table-cell>
        </table:table-row>
        <table:table-row table:style-name="Tabel10.8">
          <table:table-cell table:style-name="Tabel10.A2" office:value-type="string">
            <text:p text:style-name="P156" loext:marker-style-name="T121"><text:span text:style-name="T122">HERMMES projectconsortium (2025)</text:span><text:span text:style-name="T121"/></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2"><text:span text:style-name="T122">Het HERMMES-project, geïnspireerd door DigComp, richt zich op het beperken van digitale risico's en de ontwikkeling van vaardigheden om digitale technologie te gebruiken voor leven en leren. Het HERMMES-curriculum helpt kinderen en jongeren om digitaal veerkrachtige, media-volwassen volwassenen te worden. Het curriculum voor de leeftijden 12-15 en 15-18 is gebruikt in de DigComp 3.0 gap-analyse, met name voor 4.3 en 1.2.</text:span><text:soft-page-break/><text:span text:style-name="T122">gap analysis particularly 4.3 and 1.2.</text:span><text:span text:style-name="T122"/></text:p>
          </table:table-cell>
        </table:table-row>
        <table:table-row table:style-name="Tabel10.2">
          <table:table-cell table:style-name="Tabel10.A2" office:value-type="string">
            <text:p text:style-name="P156" loext:marker-style-name="T121"><text:a xlink:type="simple" xlink:href="https://www.nature.com/articles/s44159-023-00153-4" text:style-name="ListLabel_20_191" text:visited-style-name="ListLabel_20_191"><text:span text:style-name="T122">Flayelle et al. (2023)</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review en beschrijving van ontwerpkenmerken van digitale technologieën die verslavend gedrag bevorderen. Meegenomen in de gap-analyse voor 4.3.</text:span><text:span text:style-name="T121"/></text:p>
          </table:table-cell>
        </table:table-row>
        <table:table-row table:style-name="Tabel10.9">
          <table:table-cell table:style-name="Tabel10.A2" office:value-type="string">
            <text:p text:style-name="P156" loext:marker-style-name="T121"><text:a xlink:type="simple" xlink:href="https://journals.sagepub.com/doi/full/10.1177/14614448211056851" text:style-name="ListLabel_20_191" text:visited-style-name="ListLabel_20_191"><draw:custom-shape text:anchor-type="char" draw:z-index="84" draw:name="Vrije vorm: vorm 6" draw:style-name="gr12" draw:text-style-name="P157"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7" draw:name="Vrije vorm: vorm 5" draw:style-name="gr4" draw:text-style-name="P21"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4" draw:style-name="gr11" draw:text-style-name="P63"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Burr et al. (2020)</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1"/></text:p>
          </table:table-cell>
        </table:table-row>
        <table:table-row table:style-name="Tabel10.9">
          <table:table-cell table:style-name="Tabel10.A2" office:value-type="string">
            <text:p text:style-name="P156" loext:marker-style-name="T121"><text:a xlink:type="simple" xlink:href="https://www.frontiersin.org/journals/psychiatry/articles/10.3389/fpsyt.2022.858515/full" text:style-name="ListLabel_20_191" text:visited-style-name="ListLabel_20_191"><text:span text:style-name="T122">Sun et al. (2022)</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1"/></text:p>
          </table:table-cell>
        </table:table-row>
        <table:table-row table:style-name="Tabel10.8">
          <table:table-cell table:style-name="Tabel10.A2" office:value-type="string">
            <text:p text:style-name="P156" loext:marker-style-name="T121"><text:a xlink:type="simple" xlink:href="https://www.mdpi.com/2227-9032/13/14/1769" text:style-name="ListLabel_20_191" text:visited-style-name="ListLabel_20_191"><text:span text:style-name="T122">Borges et al. (2025)</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1"/></text:p>
          </table:table-cell>
        </table:table-row>
        <table:table-row table:style-name="Tabel10.31">
          <table:table-cell table:style-name="Tabel10.A2" office:value-type="string">
            <text:p text:style-name="P156" loext:marker-style-name="T121"><text:a xlink:type="simple" xlink:href="https://www.sciencedirect.com/science/article/pii/S245195882400037X?via%253Dihub" text:style-name="ListLabel_20_191" text:visited-style-name="ListLabel_20_191"><text:span text:style-name="T122">Sala et al. (2024)</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Koepelreview van 24 studies naar de impact van social mediagebruik op de mentale gezondheid en het welzijn van adolescenten. De analyse bevestigt de noodzaak van een integrale benadering van de relatie tussen social mediagebruik en mentale gezondheidsuitkomsten en welzijn. Dat wil zeggen: individuele demografische en psycho-sociale </text:span><text:span text:style-name="T121">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p>
          </table:table-cell>
        </table:table-row>
        <table:table-row table:style-name="Tabel10.31">
          <table:table-cell table:style-name="Tabel10.A2" office:value-type="string">
            <text:p text:style-name="P156" loext:marker-style-name="T121"><draw:custom-shape text:anchor-type="char" draw:z-index="89" draw:name="Vrije vorm: vorm 3" draw:style-name="gr4" draw:text-style-name="P21"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5" draw:name="Vrije vorm: vorm 2" draw:style-name="gr4" draw:text-style-name="P21"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2" draw:name="Vrije vorm: vorm 1" draw:style-name="gr12" draw:text-style-name="P157"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5">Priftis &amp; Panagiotakos (2023)</text:span><text:span text:style-name="T126"/></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ystematische review van schermtijd en gezondheidsgevolgen bij kinderen en jongeren waarbij 43 artikelen werden betrokken. Overmatige schermtijd werd geassocieerd met een verhoogd risico op obesitas en andere cardiometabole risicofactoren, mentale gezondheidsproblemen, ongezonde eetgewoonten en eetstoornissen, en problemen in de ontwikkeling en de ouder-kindrelatie. Ook slaap, fysieke activiteit, gezichtsvermogen, hoofdpijn en het bewegingsapparaat werden negatief beïnvloed. De effecten variëren echter per type media en de manier waarop de media werden gebruikt. Stuurde de behandeling van competentie 4.3.</text:span><text:soft-page-break/><text:span text:style-name="T122">culoskeletal system were negatively affected as well. However, the effects vary by type of media used and the way types of media were used. Guided treatment of competence 4.3.</text:span><text:span text:style-name="T121"/></text:p>
          </table:table-cell>
        </table:table-row>
      </table:table>
      <text:p text:style-name="Standard"/>
      <text:p text:style-name="P158" loext:marker-style-name="T127"/>
      <text:p text:style-name="P159" loext:marker-style-name="T128"/>
      <text:p text:style-name="P160"><draw:g text:anchor-type="as-char" draw:z-index="57" draw:name="Group 5580" draw:style-name="gr13"><draw:custom-shape draw:name="Graphic 5581" draw:style-name="gr14" draw:text-style-name="P161" svg:width="26.851cm" svg:height="0.034cm" svg:x="0cm" svg:y="0cm"><text:p/><draw:enhanced-geometry draw:mirror-horizontal="false" draw:mirror-vertical="false" svg:viewBox="0 0 0 0" draw:glue-points="?f39 0 ?f40 ?f41 ?f39 ?f42 0 ?f41" drawooo:sub-view-size="9665970 12700 9665970 12700 9665970 12700 9665970 12700" draw:text-areas="?f35 ?f38 ?f36 ?f37"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62" svg:width="3.377cm" svg:height="0.003cm" svg:x="0.088cm" svg:y="0.055cm"><text:p/><draw:enhanced-geometry draw:mirror-horizontal="false" draw:mirror-vertical="false" svg:viewBox="0 0 0 0" draw:glue-points="?f20 0 ?f21 ?f22 ?f20 ?f23 0 ?f22" drawooo:sub-view-size="1216025 1270" draw:text-areas="?f16 ?f19 ?f17 ?f18"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63" svg:width="3.518cm" svg:height="0.034cm" svg:x="0cm" svg:y="0.037cm"><text:p/><draw:enhanced-geometry draw:mirror-horizontal="false" draw:mirror-vertical="false" svg:viewBox="0 0 0 0" draw:glue-points="?f29 0 ?f30 ?f31 ?f29 ?f32 0 ?f31" drawooo:sub-view-size="1266825 12700 1266825 12700" draw:text-areas="?f25 ?f28 ?f26 ?f27"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62" svg:width="2.433cm" svg:height="0.003cm" svg:x="3.572cm" svg:y="0.055cm"><text:p/><draw:enhanced-geometry draw:mirror-horizontal="false" draw:mirror-vertical="false" svg:viewBox="0 0 0 0" draw:glue-points="?f19 0 ?f20 ?f21 ?f19 ?f22 0 ?f21" drawooo:sub-view-size="876300 1270" draw:text-areas="?f15 ?f18 ?f16 ?f17"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63" svg:width="2.574cm" svg:height="0.034cm" svg:x="3.484cm" svg:y="0.037cm"><text:p/><draw:enhanced-geometry draw:mirror-horizontal="false" draw:mirror-vertical="false" svg:viewBox="0 0 0 0" draw:glue-points="?f26 0 ?f27 ?f28 ?f26 ?f29 0 ?f28" drawooo:sub-view-size="927100 12700 927100 12700" draw:text-areas="?f22 ?f25 ?f23 ?f24"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62" svg:width="20.686cm" svg:height="0.003cm" svg:x="6.112cm" svg:y="0.055cm"><text:p/><draw:enhanced-geometry draw:mirror-horizontal="false" draw:mirror-vertical="false" svg:viewBox="0 0 0 0" draw:glue-points="?f20 0 ?f21 ?f22 ?f20 ?f23 0 ?f22" drawooo:sub-view-size="7446645 1270" draw:text-areas="?f16 ?f19 ?f17 ?f18"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63" svg:width="20.827cm" svg:height="0.034cm" svg:x="6.024cm" svg:y="0.037cm"><text:p/><draw:enhanced-geometry draw:mirror-horizontal="false" draw:mirror-vertical="false" svg:viewBox="0 0 0 0" draw:glue-points="?f27 0 ?f28 ?f29 ?f27 ?f30 0 ?f29" drawooo:sub-view-size="7497445 12700 7497445 12700" draw:text-areas="?f23 ?f26 ?f24 ?f25"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64">Bron: Samengesteld door het JRC op basis van bestaande bronnen.</text:p>
      <text:h text:style-name="P165" text:outline-level="3">PHASE</text:h>
      <text:p text:style-name="P166">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7">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43"/>
      <text:h text:style-name="P142" text:outline-level="4">PHASE<text:span text:style-name="T131"> </text:span>2.2:<text:span text:style-name="T36"> </text:span>STEP<text:span text:style-name="T115"> </text:span>2<text:span text:style-name="T131"> </text:span>(JANUARY-JUNE<text:span text:style-name="T115"> </text:span><text:span text:style-name="T1">2025)</text:span></text:h>
      <text:p text:style-name="P88"/>
      <text:p text:style-name="P167">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43"/>
      <text:p text:style-name="P168">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69"/>
      <text:p text:style-name="P170">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generatieve AI bij contentcreatie), terwijl het tegelijkertijd technologieneutraal en voldoende generiek blijft voor de stabiliteit van het raamwerk. Ze <text:soft-page-break/>deden ook suggesties over manieren om het gebruik van het raamwerk te ondersteunen, met name voor beoordeling, en om gebruikers te helpen navigeren door de nieuwe, toegevoegde complexiteit van het raamwerk.</text:p>
      <text:p text:style-name="P143"/>
      <text:p text:style-name="P171">In the final part of Step 1, ICF-Europe and Riina Vuorikari produced an internal summary<text:span text:style-name="T3"> </text:span>report<text:span text:style-name="T3"> </text:span>that<text:span text:style-name="T3"> </text:span>provided<text:span text:style-name="T3"> </text:span>options<text:span text:style-name="T3"> </text:span>and<text:span text:style-name="T3"> </text:span>recommendations<text:span text:style-name="T3"> </text:span>for<text:span text:style-name="T3"> </text:span>the<text:span text:style-name="T3"> </text:span>next<text:span text:style-name="T3"> </text:span>steps of development. Recommendations included:</text:p>
      <text:list text:style-name="WWNum16">
        <text:list-item>
          <text:p text:style-name="P172">Zorgen dat alle relevante digitale technologische ontwikkelingen en regelgeving zijn opgenomen.</text:p>
        </text:list-item>
        <text:list-item>
          <text:p text:style-name="P172">Clarifying</text:p>
        </text:list-item>
        <text:list-item>
          <text:p text:style-name="P172">Ensuring</text:p>
        </text:list-item>
        <text:list-item>
          <text:p text:style-name="P172">Verdere verfijningen aanbrengen in de formulering van de competentiegebieden en competenties.</text:p>
        </text:list-item>
        <text:list-item>
          <text:p text:style-name="P172">Ensuring that AI is fully represented across the framework (including what</text:p>
        </text:list-item>
        <text:list-item>
          <text:p text:style-name="P172">Using</text:p>
        </text:list-item>
        <text:list-item>
          <text:p text:style-name="P172">Providing</text:p>
        </text:list-item>
        <text:list-item>
          <text:p text:style-name="P172">Developing</text:p>
        </text:list-item>
      </text:list>
      <text:p text:style-name="P173"/>
      <text:h text:style-name="P142" text:outline-level="4">PHASE<text:span text:style-name="T130"> </text:span>3:<text:span text:style-name="T116"> </text:span>STAKEHOLDER<text:span text:style-name="T132"> </text:span><text:span text:style-name="T130">CONSULTATION</text:span></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74"><text:soft-page-break/></text:p>
      <text:h text:style-name="Heading_20_3" text:outline-level="3">PHASE<text:span text:style-name="T133"> </text:span>4:<text:span text:style-name="T111"> </text:span>FRAMEWORK<text:span text:style-name="T111"> </text:span><text:span text:style-name="T1">VALIDATION</text:span></text:h>
      <text:p text:style-name="Standard">Following</text:p>
      <text:p text:style-name="P175">3.0</text:p>
      <text:p text:style-name="Standard">During the</text:p>
      <text:list text:style-name="WWNum17">
        <text:list-item>
          <text:p text:style-name="P176">Two 90-minute online consultation sessions, which took place on April 10 and 11. A short background document with the proposed changes for DigComp 3.0 was sent in advance to registered participants. Each online session had the same format, covering rationale, priorities, and proposed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text:p>
        </text:list-item>
        <text:list-item>
          <text:p text:style-name="P176">An optional online</text:p>
        </text:list-item>
        <text:list-item>
          <text:p text:style-name="P176">An</text:p>
        </text:list-item>
      </text:list>
      <text:p text:style-name="P177"/>
      <text:p text:style-name="Standard">In the final part of Step 1, ICF-Europe and Riina Vuorikari produced an internal summary</text:p>
      <text:p text:style-name="P143"/>
      <text:p text:style-name="Standard">In</text:p>
      <text:p text:style-name="Standard"/>
      <text:p text:style-name="Standard">About two-fifths of stakeholders represented national perspectives (37%), while</text:p>
      <text:p text:style-name="Standard"/>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
      <text:p text:style-name="Standard">An external stakeholder consultation process was carried out in April 2025, aimed at reaching a wide and balanced range of stakeholders (by sector, country,</text:p>
      <text:p text:style-name="P151"/>
      <text:p text:style-name="P178">FEEDBACK</text:p>
      <text:p text:style-name="P179"/>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
      <text:p text:style-name="Standard">About two-fifths of stakeholders represented national perspectives (37%), while</text:p>
      <text:p text:style-name="Standard"/>
      <text:p text:style-name="Standard"/>
      <text:p text:style-name="Standard"/>
      <text:p text:style-name="Standard">Most</text:p>
      <text:p text:style-name="Standard">3.0</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Below</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OST-VALIDATION<text:soft-page-break> </text:soft-page-break><text:span text:style-name="T36">ACTIVITIES</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3.0</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Contact the EU</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0">.</text:span></text:p>
      <text:h text:style-name="P180" text:outline-level="1">Contact the EU</text:h>
      <text:p text:style-name="Standard">Getting in touch with the EU</text:p>
      <text:p text:style-name="P4">In persoon</text:p>
      <text:p text:style-name="Standard"><text:span text:style-name="T2">All</text:span><text:span text:style-name="T91"> </text:span><text:span text:style-name="T2">over</text:span><text:span text:style-name="T91"> </text:span><text:span text:style-name="T2">development</text:span><text:span text:style-name="T91"> </text:span><text:span text:style-name="T2">Commission’s</text:span><text:span text:style-name="T91"> </text:span><text:span text:style-name="T2">of</text:span><text:span text:style-name="T91"> </text:span><text:span text:style-name="T2">there</text:span><text:span text:style-name="T91"> </text:span><text:span text:style-name="T2">defined</text:span><text:span text:style-name="T91"> </text:span><text:span text:style-name="T2">hundreds</text:span><text:span text:style-name="T91"> </text:span><text:span text:style-name="T2">Article</text:span><text:span text:style-name="T91"> </text:span><text:span text:style-name="T2">Europa</text:span><text:span text:style-name="T91"> </text:span><text:span text:style-name="T2">Direct</text:span><text:span text:style-name="T91"> </text:span><text:span text:style-name="T2">centra.</text:span><text:span text:style-name="T91"> </text:span><text:span text:style-name="T2">You</text:span><text:span text:style-name="T91"> </text:span><text:span text:style-name="T2">be</text:span><text:span text:style-name="T91"> </text:span><text:span text:style-name="T2">find</text:span><text:span text:style-name="T91"> </text:span><text:span text:style-name="T2">development</text:span><text:span text:style-name="T91"> </text:span><text:span text:style-name="T2">address</text:span><text:span text:style-name="T91"> </text:span><text:span text:style-name="T2">Article</text:span><text:span text:style-name="T91"> </text:span><text:span text:style-name="T2">development</text:span><text:span text:style-name="T91"> </text:span><text:span text:style-name="T2">centrum</text:span><text:span text:style-name="T91"> </text:span><text:span text:style-name="T2">nearest</text:span><text:span text:style-name="T91"> </text:span><text:span text:style-name="T2">you</text:span><text:span text:style-name="T91"> </text:span><text:span text:style-name="T2">online</text:span><text:span text:style-name="T91"> </text:span><text:span text:style-name="T2">(</text:span><text:a xlink:type="simple" xlink:href="https://european-union.europa.eu/contact-eu/meet-us_en" text:style-name="ListLabel_20_193" text:visited-style-name="ListLabel_20_193"><text:span text:style-name="T136">european-union.europa.eu/contact-eu/meet-</text:span></text:a><text:span text:style-name="T137"> </text:span><text:a xlink:type="simple" xlink:href="https://european-union.europa.eu/contact-eu/meet-us_en" text:style-name="ListLabel_20_194" text:visited-style-name="ListLabel_20_194"><text:span text:style-name="T138">us_en</text:span></text:a><text:span text:style-name="T62">).</text:span></text:p>
      <text:p text:style-name="P4">Telefonisch of schriftelijk</text:p>
      <text:p text:style-name="P4">Europe Direct is een dienst die uw vragen over de Europese Unie beantwoordt. U kunt contact opnemen met deze dienst:</text:p>
      <text:p text:style-name="P4">via het gratis nummer: 00 800 6 7 8 9 10 11 (sommige operatoren kunnen kosten in rekening brengen voor deze gesprekken),</text:p>
      <text:p text:style-name="P4">op het volgende standaardnummer: +32 22999696,</text:p>
      <text:p text:style-name="Standard"><text:span text:style-name="T2">via</text:span><text:span text:style-name="T139"> </text:span><text:span text:style-name="T2">development</text:span><text:span text:style-name="T89"> </text:span><text:span text:style-name="T2">volgende</text:span><text:span text:style-name="T89"> </text:span><text:span text:style-name="T2">formulier:</text:span><text:span text:style-name="T89"> </text:span><text:a xlink:type="simple" xlink:href="https://european-union.europa.eu/contact-eu/write-us_en" text:style-name="ListLabel_20_193" text:visited-style-name="ListLabel_20_193"><text:span text:style-name="T136">european-union.europa.eu/contact-eu/write-us_en</text:span></text:a><text:span text:style-name="T62">.</text:span></text:p>
      <text:p text:style-name="P4" loext:marker-style-name="T2"/>
      <text:p text:style-name="Standard">Finding information about the EU</text:p>
      <text:p text:style-name="P132">Online</text:p>
      <text:p text:style-name="Standard"><text:span text:style-name="T2">Information</text:span><text:span text:style-name="T91"> </text:span><text:span text:style-name="T2">about</text:span><text:span text:style-name="T91"> </text:span><text:span text:style-name="T2">the</text:span><text:span text:style-name="T62"> </text:span><text:span text:style-name="T2">European</text:span><text:span text:style-name="T91"> </text:span><text:span text:style-name="T2">Union</text:span><text:span text:style-name="T62"> </text:span><text:span text:style-name="T2">in</text:span><text:span text:style-name="T91"> </text:span><text:span text:style-name="T2">all</text:span><text:span text:style-name="T91"> </text:span><text:span text:style-name="T2">the</text:span><text:span text:style-name="T62"> </text:span><text:span text:style-name="T2">official</text:span><text:span text:style-name="T91"> </text:span><text:span text:style-name="T2">languages</text:span><text:span text:style-name="T62"> </text:span><text:span text:style-name="T2">of</text:span><text:span text:style-name="T91"> </text:span><text:span text:style-name="T2">the</text:span><text:span text:style-name="T62"> </text:span><text:span text:style-name="T2">EU</text:span><text:span text:style-name="T91"> </text:span><text:span text:style-name="T2">is</text:span><text:span text:style-name="T91"> </text:span><text:span text:style-name="T2">available</text:span><text:span text:style-name="T62"> </text:span><text:span text:style-name="T2">on</text:span><text:span text:style-name="T91"> </text:span><text:span text:style-name="T2">the</text:span><text:span text:style-name="T62"> </text:span><text:span text:style-name="T2">Europa</text:span><text:span text:style-name="T91"> </text:span><text:span text:style-name="T2">website</text:span><text:span text:style-name="T62"> </text:span><text:span text:style-name="T2">(</text:span><text:a xlink:type="simple" xlink:href="https://european-union.europa.eu/index_en" text:style-name="ListLabel_20_193" text:visited-style-name="ListLabel_20_193"><text:span text:style-name="T136">european-union.europa.eu)</text:span></text:a><text:span text:style-name="T62">.</text:span></text:p>
      <text:p text:style-name="P4">EU publications</text:p>
      <text:p text:style-name="Standard"><text:span text:style-name="T2">You</text:span><text:span text:style-name="T91"> </text:span><text:span text:style-name="T2">be</text:span><text:span text:style-name="T91"> </text:span><text:span text:style-name="T2">bekijken</text:span><text:span text:style-name="T91"> </text:span><text:span text:style-name="T2">of</text:span><text:span text:style-name="T91"> </text:span><text:span text:style-name="T2">bestellen</text:span><text:span text:style-name="T91"> </text:span><text:span text:style-name="T2">EU</text:span><text:span text:style-name="T91"> </text:span><text:span text:style-name="T2">publicaties</text:span><text:span text:style-name="T91"> </text:span><text:span text:style-name="T2">op</text:span><text:span text:style-name="T91"> </text:span><text:a xlink:type="simple" xlink:href="https://op.europa.eu/en/web/general-publications/publications" text:style-name="ListLabel_20_193" text:visited-style-name="ListLabel_20_193"><text:span text:style-name="T136">op.europa.eu/en/publications</text:span></text:a><text:span text:style-name="T2">.</text:span><text:span text:style-name="T91"> </text:span><text:span text:style-name="T2">Meerdere</text:span><text:span text:style-name="T91"> </text:span><text:span text:style-name="T2">kopieën</text:span><text:span text:style-name="T91"> </text:span><text:span text:style-name="T2">Article</text:span><text:span text:style-name="T91"> </text:span><text:span text:style-name="T2">gratis</text:span><text:span text:style-name="T91"> </text:span><text:span text:style-name="T2">publicaties</text:span><text:span text:style-name="T91"> </text:span><text:span text:style-name="T2">be</text:span><text:span text:style-name="T91"> </text:span><text:span text:style-name="T2">worden</text:span><text:span text:style-name="T91"> </text:span><text:span text:style-name="T2">verkregen</text:span><text:span text:style-name="T91"> </text:span><text:span text:style-name="T2">door</text:span><text:span text:style-name="T91"> </text:span><text:span text:style-name="T2">contacting</text:span><text:span text:style-name="T91"> </text:span><text:span text:style-name="T2">Europa</text:span><text:span text:style-name="T91"> </text:span><text:span text:style-name="T2">Direct</text:span><text:span text:style-name="T91"> </text:span><text:span text:style-name="T2">of</text:span><text:span text:style-name="T91"> </text:span><text:span text:style-name="T2">your</text:span><text:span text:style-name="T91"> </text:span><text:span text:style-name="T2">local documentation centre (</text:span><text:a xlink:type="simple" xlink:href="https://european-union.europa.eu/contact-eu/meet-us_en" text:style-name="ListLabel_20_193" text:visited-style-name="ListLabel_20_193"><text:span text:style-name="T136">european-union.europa.eu/contact-eu/meet-us_en</text:span></text:a><text:span text:style-name="T2">).</text:span></text:p>
      <text:p text:style-name="P4">EU law and related documents</text:p>
      <text:p text:style-name="Standard"><text:span text:style-name="T2">For</text:span><text:span text:style-name="T91"> </text:span><text:span text:style-name="T2">about</text:span><text:span text:style-name="T62"> </text:span><text:span text:style-name="T2">om</text:span><text:span text:style-name="T62"> </text:span><text:span text:style-name="T2">European</text:span><text:span text:style-name="T62"> </text:span><text:span text:style-name="T2">Information</text:span><text:span text:style-name="T62"> </text:span><text:span text:style-name="T2">in</text:span><text:span text:style-name="T91"> </text:span><text:span text:style-name="T2">development</text:span><text:span text:style-name="T62"> </text:span><text:span text:style-name="T2">EU,</text:span><text:span text:style-name="T62"> </text:span><text:span text:style-name="T2">official</text:span><text:span text:style-name="T62"> </text:span><text:span text:style-name="T2">all</text:span><text:span text:style-name="T62"> </text:span><text:span text:style-name="T2">EU</text:span><text:span text:style-name="T62"> </text:span><text:span text:style-name="T2">wet</text:span><text:span text:style-name="T91"> </text:span><text:span text:style-name="T2">EU</text:span><text:span text:style-name="T62"> </text:span><text:span text:style-name="T2">is</text:span><text:span text:style-name="T62"> </text:span><text:span text:style-name="T2">in</text:span><text:span text:style-name="T62"> </text:span><text:span text:style-name="T2">all</text:span><text:span text:style-name="T62"> </text:span><text:span text:style-name="T2">development</text:span><text:span text:style-name="T62"> </text:span><text:span text:style-name="T2">official</text:span><text:span text:style-name="T91"> </text:span><text:span text:style-name="T2">website</text:span><text:span text:style-name="T62"> </text:span><text:span text:style-name="T2">(</text:span><text:span text:style-name="T62"> </text:span><text:span text:style-name="T2">go</text:span><text:span text:style-name="T62"> </text:span><text:span text:style-name="T2">om</text:span><text:span text:style-name="T62"> </text:span><text:span text:style-name="T2">EUR-Lex</text:span><text:span text:style-name="T62"> </text:span><text:span text:style-name="T2">(</text:span><text:a xlink:type="simple" xlink:href="https://eur-lex.europa.eu/" text:style-name="ListLabel_20_193" text:visited-style-name="ListLabel_20_193"><text:span text:style-name="T136">european-union.europa.eu)</text:span></text:a><text:span text:style-name="T62">).</text:span></text:p>
      <text:p text:style-name="P4">EU open data</text:p>
      <text:p text:style-name="Standard"><text:span text:style-name="T2">De</text:span><text:span text:style-name="T91"> </text:span><text:span text:style-name="T2">can</text:span><text:span text:style-name="T91"> </text:span><text:a xlink:type="simple" xlink:href="https://data.europa.eu/en" text:style-name="ListLabel_20_193" text:visited-style-name="ListLabel_20_193"><text:span text:style-name="T136">data.europa.eu</text:span></text:a><text:span text:style-name="T140"> </text:span><text:span text:style-name="T2">biedt</text:span><text:span text:style-name="T91"> </text:span><text:span text:style-name="T2">about</text:span><text:span text:style-name="T91"> </text:span><text:span text:style-name="T2">om</text:span><text:span text:style-name="T91"> </text:span><text:span text:style-name="T2">openen</text:span><text:span text:style-name="T91"> </text:span><text:span text:style-name="T2">datasets</text:span><text:span text:style-name="T91"> </text:span><text:span text:style-name="T2">in</text:span><text:span text:style-name="T91"> </text:span><text:span text:style-name="T2">development</text:span><text:span text:style-name="T91"> </text:span><text:span text:style-name="T2">EU</text:span><text:span text:style-name="T91"> </text:span><text:span text:style-name="T2">instellingen,</text:span><text:span text:style-name="T91"> </text:span><text:span text:style-name="T2">organen</text:span><text:span text:style-name="T91"> </text:span><text:span text:style-name="T2">en</text:span><text:span text:style-name="T91"> </text:span><text:span text:style-name="T2">agentschappen.</text:span><text:span text:style-name="T91"> </text:span><text:span text:style-name="T2">Deze</text:span><text:span text:style-name="T91"> </text:span><text:span text:style-name="T2">be</text:span><text:span text:style-name="T91"> </text:span><text:span text:style-name="T2">worden</text:span><text:span text:style-name="T91"> </text:span><text:span text:style-name="T2">gedownload</text:span><text:span text:style-name="T91"> </text:span><text:span text:style-name="T2">en</text:span><text:span text:style-name="T91"> </text:span><text:span text:style-name="T2">hergebruikt</text:span><text:span text:style-name="T91"> </text:span><text:span text:style-name="T2">example,</text:span><text:span text:style-name="T91"> </text:span><text:span text:style-name="T2">gratis,</text:span><text:span text:style-name="T91"> </text:span><text:span text:style-name="T2">example,</text:span><text:span text:style-name="T91"> </text:span><text:span text:style-name="T2">).</text:span><text:span text:style-name="T91"> </text:span><text:span text:style-name="T2">commerciële en niet-commerciële doeleinden. Het portaal biedt ook toegang tot een schat aan datasets uit Europese landen.</text:span></text:p>
      <text:p text:style-name="P18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text:page-number></text:p>
        <text:p text:style-name="Footer"/>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8</text:page-number></text:p>
        <text:p text:style-name="Footer"/>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Footer"/>
      </style:footer>
    </style:master-page>
    <style:master-page style:name="Converted3" style:page-layout-name="Mpm4" draw:style-name="Mdp1">
      <style:header>
        <text:p text:style-name="MP1"><draw:custom-shape text:anchor-type="char" draw:z-index="24" draw:name="Textbox 35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5</text:page-number></text:p>
        <text:p text:style-name="Footer"/>
      </style:footer>
    </style:master-page>
    <style:master-page style:name="Converted4" style:page-layout-name="Mpm4" draw:style-name="Mdp1">
      <style:header>
        <text:p text:style-name="MP1"><draw:custom-shape text:anchor-type="char" draw:z-index="25" draw:name="Textbox 94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6</text:page-number></text:p>
        <text:p text:style-name="Footer"/>
      </style:footer>
    </style:master-page>
    <style:master-page style:name="Converted5" style:page-layout-name="Mpm4" draw:style-name="Mdp1">
      <style:header>
        <text:p text:style-name="MP1"><draw:custom-shape text:anchor-type="char" draw:z-index="26" draw:name="Textbox 97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7</text:page-number></text:p>
        <text:p text:style-name="Footer"/>
      </style:footer>
    </style:master-page>
    <style:master-page style:name="Converted6" style:page-layout-name="Mpm5" draw:style-name="Mdp1">
      <style:header>
        <text:p text:style-name="MP1"><draw:custom-shape text:anchor-type="char" draw:z-index="27"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Footer"/>
      </style:footer>
    </style:master-page>
    <style:master-page style:name="Converted7" style:page-layout-name="Mpm3" draw:style-name="Mdp1">
      <style:header>
        <text:p text:style-name="MP1"><draw:custom-shape text:anchor-type="char" draw:z-index="28"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Footer"/>
      </style:footer>
    </style:master-page>
    <style:master-page style:name="Converted9" style:page-layout-name="Mpm4" draw:style-name="Mdp1">
      <style:header>
        <text:p text:style-name="MP1"><draw:custom-shape text:anchor-type="char" draw:z-index="33" draw:name="Textbox 109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1</text:page-number></text:p>
        <text:p text:style-name="Footer"/>
      </style:footer>
    </style:master-page>
    <style:master-page style:name="Converted10" style:page-layout-name="Mpm6" draw:style-name="Mdp1">
      <style:header>
        <text:p text:style-name="MP1"><draw:custom-shape text:anchor-type="char" draw:z-index="37"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5</text:page-number></text:p>
        <text:p text:style-name="Footer"/>
      </style:footer>
    </style:master-page>
    <style:master-page style:name="Converted11" style:page-layout-name="Mpm3" draw:style-name="Mdp1">
      <style:header>
        <text:p text:style-name="MP1"><draw:custom-shape text:anchor-type="char" draw:z-index="39"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7</text:page-number></text:p>
        <text:p text:style-name="Footer"/>
      </style:footer>
    </style:master-page>
    <style:master-page style:name="Converted12" style:page-layout-name="Mpm4" draw:style-name="Mdp1">
      <style:header>
        <text:p text:style-name="MP1"><draw:custom-shape text:anchor-type="char" draw:z-index="42" draw:name="Graphic 5217" draw:style-name="Mgr2" draw:text-style-name="MP5"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5" draw:name="Textbox 521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0</text:page-number></text:p>
        <text:p text:style-name="Footer"/>
      </style:footer>
    </style:master-page>
    <style:master-page style:name="Converted13" style:page-layout-name="Mpm4" draw:style-name="Mdp1">
      <style:header>
        <text:p text:style-name="MP1"><draw:custom-shape text:anchor-type="char" draw:z-index="50"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Footer"/>
      </style:footer>
    </style:master-page>
    <style:master-page style:name="Converted14" style:page-layout-name="Mpm3" draw:style-name="Mdp1">
      <style:header>
        <text:p text:style-name="MP1"><draw:custom-shape text:anchor-type="char" draw:z-index="55"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0</text:page-number></text:p>
        <text:p text:style-name="Footer"/>
      </style:footer>
    </style:master-page>
    <style:master-page style:name="Converted15" style:page-layout-name="Mpm4" draw:style-name="Mdp1">
      <style:header>
        <text:p text:style-name="MP6" loext:marker-style-name="MT4"/>
      </style:header>
      <style:footer>
        <text:p text:style-name="MP4"><text:page-number text:select-page="current">10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meta:editing-cycles>5</meta:editing-cycles>
    <meta:creation-date>2026-01-08T18:17:00</meta:creation-date>
    <dc:date>2026-01-09T08:29:49.237147600</dc:date>
    <meta:editing-duration>PT10M48S</meta:editing-duration>
    <meta:generator>LibreOffice/25.2.3.2$Windows_x86 LibreOffice_project/bbb074479178df812d175f709636b368952c2ce3</meta:generator>
    <meta:document-statistic meta:table-count="10" meta:image-count="1" meta:object-count="0" meta:page-count="55" meta:paragraph-count="597" meta:word-count="15573" meta:character-count="104184" meta:non-whitespace-character-count="89230"/>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